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sans-serif"/>
    <style:font-face style:name="Times New Roman" svg:font-family="'Times New Roman'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1" officeooo:paragraph-rsid="00a3f720"/>
    </style:style>
    <style:style style:name="P2" style:family="paragraph" style:parent-style-name="Standard">
      <style:paragraph-properties fo:text-align="center" style:justify-single-word="false"/>
      <style:text-properties style:font-name="Times New Roman1" officeooo:rsid="000b306f" officeooo:paragraph-rsid="00b794c3"/>
    </style:style>
    <style:style style:name="P3" style:family="paragraph" style:parent-style-name="Standard">
      <style:paragraph-properties fo:text-align="justify" style:justify-single-word="false"/>
      <style:text-properties style:font-name="Times New Roman1" officeooo:rsid="000b306f" officeooo:paragraph-rsid="00b794c3"/>
    </style:style>
    <style:style style:name="P4" style:family="paragraph" style:parent-style-name="Standard">
      <style:paragraph-properties fo:text-align="justify" style:justify-single-word="false"/>
      <style:text-properties style:font-name="Times New Roman1" officeooo:rsid="000b306f" officeooo:paragraph-rsid="000b306f"/>
    </style:style>
    <style:style style:name="P5" style:family="paragraph" style:parent-style-name="Standard">
      <style:paragraph-properties fo:text-align="justify" style:justify-single-word="false"/>
      <style:text-properties style:font-name="Times New Roman1" officeooo:rsid="000b306f" officeooo:paragraph-rsid="001dad1e"/>
    </style:style>
    <style:style style:name="P6" style:family="paragraph" style:parent-style-name="Standard">
      <style:paragraph-properties fo:text-align="justify" style:justify-single-word="false"/>
      <style:text-properties style:font-name="Times New Roman1" officeooo:rsid="000b306f" officeooo:paragraph-rsid="01621698"/>
    </style:style>
    <style:style style:name="P7" style:family="paragraph" style:parent-style-name="Standard">
      <style:paragraph-properties fo:text-align="justify" style:justify-single-word="false"/>
      <style:text-properties style:font-name="Times New Roman1" officeooo:rsid="000b306f" officeooo:paragraph-rsid="01bf4059"/>
    </style:style>
    <style:style style:name="P8" style:family="paragraph" style:parent-style-name="Standard">
      <style:paragraph-properties fo:text-align="justify" style:justify-single-word="false"/>
      <style:text-properties style:font-name="Times New Roman1" officeooo:rsid="000b306f" officeooo:paragraph-rsid="01dc3c05"/>
    </style:style>
    <style:style style:name="P9" style:family="paragraph" style:parent-style-name="Standard">
      <style:paragraph-properties fo:text-align="justify" style:justify-single-word="false"/>
      <style:text-properties style:font-name="Times New Roman1" officeooo:rsid="000cdd62" officeooo:paragraph-rsid="000cdd62"/>
    </style:style>
    <style:style style:name="P10" style:family="paragraph" style:parent-style-name="Standard">
      <style:paragraph-properties fo:text-align="justify" style:justify-single-word="false"/>
      <style:text-properties style:font-name="Times New Roman1" officeooo:rsid="000dfc2a" officeooo:paragraph-rsid="000dfc2a"/>
    </style:style>
    <style:style style:name="P11" style:family="paragraph" style:parent-style-name="Standard">
      <style:paragraph-properties fo:text-align="justify" style:justify-single-word="false"/>
      <style:text-properties style:font-name="Times New Roman1" officeooo:rsid="000febcc" officeooo:paragraph-rsid="00a3f720"/>
    </style:style>
    <style:style style:name="P12" style:family="paragraph" style:parent-style-name="Standard">
      <style:paragraph-properties fo:text-align="justify" style:justify-single-word="false"/>
      <style:text-properties style:font-name="Times New Roman1" officeooo:rsid="000febcc" officeooo:paragraph-rsid="000febcc"/>
    </style:style>
    <style:style style:name="P13" style:family="paragraph" style:parent-style-name="Standard">
      <style:paragraph-properties fo:text-align="justify" style:justify-single-word="false"/>
      <style:text-properties style:font-name="Times New Roman1" officeooo:rsid="000febcc" officeooo:paragraph-rsid="01c3c28f"/>
    </style:style>
    <style:style style:name="P14" style:family="paragraph" style:parent-style-name="Standard">
      <style:paragraph-properties fo:text-align="justify" style:justify-single-word="false"/>
      <style:text-properties style:font-name="Times New Roman1" officeooo:rsid="00120625" officeooo:paragraph-rsid="00120625"/>
    </style:style>
    <style:style style:name="P15" style:family="paragraph" style:parent-style-name="Standard">
      <style:paragraph-properties fo:text-align="justify" style:justify-single-word="false"/>
      <style:text-properties style:font-name="Times New Roman1" officeooo:rsid="00120625" officeooo:paragraph-rsid="001937a8"/>
    </style:style>
    <style:style style:name="P16" style:family="paragraph" style:parent-style-name="Standard">
      <style:paragraph-properties fo:text-align="justify" style:justify-single-word="false"/>
      <style:text-properties style:font-name="Times New Roman1" officeooo:rsid="00120625" officeooo:paragraph-rsid="01c5c1da"/>
    </style:style>
    <style:style style:name="P17" style:family="paragraph" style:parent-style-name="Standard">
      <style:paragraph-properties fo:text-align="justify" style:justify-single-word="false"/>
      <style:text-properties style:font-name="Times New Roman1" officeooo:rsid="001937a8" officeooo:paragraph-rsid="001937a8"/>
    </style:style>
    <style:style style:name="P18" style:family="paragraph" style:parent-style-name="Standard">
      <style:paragraph-properties fo:text-align="justify" style:justify-single-word="false"/>
      <style:text-properties style:font-name="Times New Roman1" officeooo:rsid="001abd74" officeooo:paragraph-rsid="001dda1a"/>
    </style:style>
    <style:style style:name="P19" style:family="paragraph" style:parent-style-name="Standard">
      <style:paragraph-properties fo:text-align="justify" style:justify-single-word="false"/>
      <style:text-properties style:font-name="Times New Roman1" officeooo:rsid="001abd74" officeooo:paragraph-rsid="001abd74"/>
    </style:style>
    <style:style style:name="P20" style:family="paragraph" style:parent-style-name="Standard">
      <style:paragraph-properties fo:text-align="justify" style:justify-single-word="false"/>
      <style:text-properties style:font-name="Times New Roman1" officeooo:rsid="001abd74" officeooo:paragraph-rsid="00a3f720"/>
    </style:style>
    <style:style style:name="P21" style:family="paragraph" style:parent-style-name="Standard">
      <style:paragraph-properties fo:text-align="justify" style:justify-single-word="false"/>
      <style:text-properties style:font-name="Times New Roman1" officeooo:rsid="001abd74" officeooo:paragraph-rsid="001f7807"/>
    </style:style>
    <style:style style:name="P22" style:family="paragraph" style:parent-style-name="Standard">
      <style:paragraph-properties fo:text-align="justify" style:justify-single-word="false"/>
      <style:text-properties style:font-name="Times New Roman1" officeooo:rsid="001f7807" officeooo:paragraph-rsid="001f7807"/>
    </style:style>
    <style:style style:name="P23" style:family="paragraph" style:parent-style-name="Standard">
      <style:paragraph-properties fo:text-align="justify" style:justify-single-word="false"/>
      <style:text-properties style:font-name="Times New Roman1" officeooo:rsid="002062d0" officeooo:paragraph-rsid="002062d0"/>
    </style:style>
    <style:style style:name="P24" style:family="paragraph" style:parent-style-name="Standard">
      <style:paragraph-properties fo:text-align="justify" style:justify-single-word="false"/>
      <style:text-properties style:font-name="Times New Roman1" officeooo:rsid="0021cb01" officeooo:paragraph-rsid="0021cb01"/>
    </style:style>
    <style:style style:name="P25" style:family="paragraph" style:parent-style-name="Standard">
      <style:paragraph-properties fo:text-align="justify" style:justify-single-word="false"/>
      <style:text-properties style:font-name="Times New Roman1" officeooo:rsid="002287a1" officeooo:paragraph-rsid="002287a1"/>
    </style:style>
    <style:style style:name="P26" style:family="paragraph" style:parent-style-name="Standard">
      <style:paragraph-properties fo:text-align="justify" style:justify-single-word="false"/>
      <style:text-properties style:font-name="Times New Roman1" officeooo:rsid="002287a1" officeooo:paragraph-rsid="00a3f720"/>
    </style:style>
    <style:style style:name="P27" style:family="paragraph" style:parent-style-name="Standard">
      <style:paragraph-properties fo:text-align="justify" style:justify-single-word="false"/>
      <style:text-properties style:font-name="Times New Roman1" officeooo:rsid="002287a1" officeooo:paragraph-rsid="002302e0"/>
    </style:style>
    <style:style style:name="P28" style:family="paragraph" style:parent-style-name="Standard">
      <style:text-properties style:font-name="Times New Roman1" officeooo:rsid="002287a1" officeooo:paragraph-rsid="002302e0"/>
    </style:style>
    <style:style style:name="P29" style:family="paragraph" style:parent-style-name="Standard">
      <style:paragraph-properties fo:text-align="end" style:justify-single-word="false"/>
      <style:text-properties style:font-name="Times New Roman1" officeooo:rsid="002287a1" officeooo:paragraph-rsid="002302e0"/>
    </style:style>
    <style:style style:name="P30" style:family="paragraph" style:parent-style-name="Standard">
      <style:paragraph-properties fo:text-align="end" style:justify-single-word="false"/>
      <style:text-properties style:font-name="Times New Roman1" officeooo:rsid="002287a1" officeooo:paragraph-rsid="0036ed8b"/>
    </style:style>
    <style:style style:name="P31" style:family="paragraph" style:parent-style-name="Standard">
      <style:paragraph-properties fo:text-align="end" style:justify-single-word="false"/>
      <style:text-properties style:font-name="Times New Roman1" officeooo:rsid="002496a5" officeooo:paragraph-rsid="002496a5"/>
    </style:style>
    <style:style style:name="P32" style:family="paragraph" style:parent-style-name="Standard">
      <style:paragraph-properties fo:text-align="end" style:justify-single-word="false"/>
      <style:text-properties style:font-name="Times New Roman1" officeooo:rsid="002496a5" officeooo:paragraph-rsid="0036ed8b"/>
    </style:style>
    <style:style style:name="P33" style:family="paragraph" style:parent-style-name="Standard">
      <style:paragraph-properties fo:text-align="start" style:justify-single-word="false"/>
      <style:text-properties style:font-name="Times New Roman1" officeooo:rsid="002496a5" officeooo:paragraph-rsid="002496a5"/>
    </style:style>
    <style:style style:name="P34" style:family="paragraph" style:parent-style-name="Standard">
      <style:paragraph-properties fo:text-align="start" style:justify-single-word="false"/>
      <style:text-properties style:font-name="Times New Roman1" officeooo:rsid="002496a5" officeooo:paragraph-rsid="0036ed8b"/>
    </style:style>
    <style:style style:name="P35" style:family="paragraph" style:parent-style-name="Standard">
      <style:paragraph-properties fo:text-align="start" style:justify-single-word="false"/>
      <style:text-properties style:font-name="Times New Roman1" officeooo:rsid="00261b2a" officeooo:paragraph-rsid="0027fcbe"/>
    </style:style>
    <style:style style:name="P36" style:family="paragraph" style:parent-style-name="Standard">
      <style:paragraph-properties fo:text-align="end" style:justify-single-word="false"/>
      <style:text-properties style:font-name="Times New Roman1" officeooo:rsid="0027fcbe" officeooo:paragraph-rsid="0027fcbe"/>
    </style:style>
    <style:style style:name="P37" style:family="paragraph" style:parent-style-name="Standard">
      <style:paragraph-properties fo:text-align="start" style:justify-single-word="false"/>
      <style:text-properties style:font-name="Times New Roman1" officeooo:rsid="0027fcbe" officeooo:paragraph-rsid="0027fcbe"/>
    </style:style>
    <style:style style:name="P38" style:family="paragraph" style:parent-style-name="Standard">
      <style:paragraph-properties fo:text-align="start" style:justify-single-word="false"/>
      <style:text-properties style:font-name="Times New Roman1" fo:font-style="italic" officeooo:rsid="00297c1f" officeooo:paragraph-rsid="00297c1f" style:font-style-asian="italic" style:font-style-complex="italic"/>
    </style:style>
    <style:style style:name="P39" style:family="paragraph" style:parent-style-name="Standard">
      <style:paragraph-properties fo:text-align="end" style:justify-single-word="false"/>
      <style:text-properties style:font-name="Times New Roman1" fo:font-style="italic" officeooo:rsid="00297c1f" officeooo:paragraph-rsid="00297c1f" style:font-style-asian="italic" style:font-style-complex="italic"/>
    </style:style>
    <style:style style:name="P40" style:family="paragraph" style:parent-style-name="Standard">
      <style:paragraph-properties fo:text-align="end" style:justify-single-word="false"/>
      <style:text-properties style:font-name="Times New Roman1" fo:font-style="italic" officeooo:rsid="002e991c" officeooo:paragraph-rsid="00297c1f" style:font-style-asian="italic" style:font-style-complex="italic"/>
    </style:style>
    <style:style style:name="P41" style:family="paragraph" style:parent-style-name="Standard">
      <style:paragraph-properties fo:text-align="justify" style:justify-single-word="false"/>
      <style:text-properties style:font-name="Times New Roman1" fo:font-style="italic" officeooo:rsid="002e991c" officeooo:paragraph-rsid="002e991c" style:font-style-asian="italic" style:font-style-complex="italic"/>
    </style:style>
    <style:style style:name="P42" style:family="paragraph" style:parent-style-name="Standard">
      <style:paragraph-properties fo:text-align="justify" style:justify-single-word="false"/>
      <style:text-properties style:font-name="Times New Roman1" fo:font-style="italic" officeooo:rsid="002f1517" officeooo:paragraph-rsid="002f1517" style:font-style-asian="italic" style:font-style-complex="italic"/>
    </style:style>
    <style:style style:name="P43" style:family="paragraph" style:parent-style-name="Standard">
      <style:paragraph-properties fo:text-align="justify" style:justify-single-word="false"/>
      <style:text-properties style:font-name="Times New Roman1" fo:font-style="italic" officeooo:rsid="00326280" officeooo:paragraph-rsid="00326280" style:font-style-asian="italic" style:font-style-complex="italic"/>
    </style:style>
    <style:style style:name="P44" style:family="paragraph" style:parent-style-name="Standard">
      <style:paragraph-properties fo:text-align="justify" style:justify-single-word="false"/>
      <style:text-properties style:font-name="Times New Roman1" officeooo:rsid="003317de" officeooo:paragraph-rsid="003317de"/>
    </style:style>
    <style:style style:name="P45" style:family="paragraph" style:parent-style-name="Standard">
      <style:paragraph-properties fo:text-align="justify" style:justify-single-word="false"/>
      <style:text-properties style:font-name="Times New Roman1" officeooo:rsid="0035e986" officeooo:paragraph-rsid="0035e986"/>
    </style:style>
    <style:style style:name="P46" style:family="paragraph" style:parent-style-name="Standard">
      <style:paragraph-properties fo:text-align="start" style:justify-single-word="false"/>
      <style:text-properties style:font-name="Times New Roman1" officeooo:rsid="0035e986" officeooo:paragraph-rsid="0035e986"/>
    </style:style>
    <style:style style:name="P47" style:family="paragraph" style:parent-style-name="Standard">
      <style:paragraph-properties fo:text-align="justify" style:justify-single-word="false"/>
      <style:text-properties style:font-name="Times New Roman1" officeooo:rsid="00469905" officeooo:paragraph-rsid="00469905"/>
    </style:style>
    <style:style style:name="P48" style:family="paragraph" style:parent-style-name="Standard">
      <style:paragraph-properties fo:text-align="justify" style:justify-single-word="false"/>
      <style:text-properties style:font-name="Times New Roman1" fo:font-style="normal" officeooo:rsid="00389a26" officeooo:paragraph-rsid="00389a26" style:font-style-asian="normal" style:font-style-complex="normal"/>
    </style:style>
    <style:style style:name="P49" style:family="paragraph" style:parent-style-name="Standard">
      <style:paragraph-properties fo:text-align="justify" style:justify-single-word="false"/>
      <style:text-properties style:font-name="Times New Roman1" fo:font-style="normal" officeooo:rsid="003a49ed" officeooo:paragraph-rsid="00a3f720" style:font-style-asian="normal" style:font-style-complex="normal"/>
    </style:style>
    <style:style style:name="P50" style:family="paragraph" style:parent-style-name="Standard">
      <style:paragraph-properties fo:text-align="justify" style:justify-single-word="false"/>
      <style:text-properties style:font-name="Times New Roman1" fo:font-style="normal" officeooo:rsid="003a49ed" officeooo:paragraph-rsid="003a49ed" style:font-style-asian="normal" style:font-style-complex="normal"/>
    </style:style>
    <style:style style:name="P51" style:family="paragraph" style:parent-style-name="Standard">
      <style:paragraph-properties fo:text-align="justify" style:justify-single-word="false"/>
      <style:text-properties style:font-name="Times New Roman1" fo:font-style="normal" officeooo:rsid="003c5999" officeooo:paragraph-rsid="003c5999" style:font-style-asian="normal" style:font-style-complex="normal"/>
    </style:style>
    <style:style style:name="P52" style:family="paragraph" style:parent-style-name="Standard">
      <style:paragraph-properties fo:text-align="justify" style:justify-single-word="false"/>
      <style:text-properties style:font-name="Times New Roman1" fo:font-style="normal" officeooo:rsid="003ab52c" officeooo:paragraph-rsid="003ab52c" style:font-style-asian="normal" style:font-style-complex="normal"/>
    </style:style>
    <style:style style:name="P53" style:family="paragraph" style:parent-style-name="Standard">
      <style:paragraph-properties fo:text-align="justify" style:justify-single-word="false"/>
      <style:text-properties style:font-name="Times New Roman1" fo:font-style="normal" officeooo:rsid="003ab52c" officeooo:paragraph-rsid="0068f175" style:font-style-asian="normal" style:font-style-complex="normal"/>
    </style:style>
    <style:style style:name="P54" style:family="paragraph" style:parent-style-name="Standard">
      <style:paragraph-properties fo:text-align="justify" style:justify-single-word="false"/>
      <style:text-properties style:font-name="Times New Roman1" fo:font-style="normal" officeooo:rsid="003ab52c" officeooo:paragraph-rsid="01621698" style:font-style-asian="normal" style:font-style-complex="normal"/>
    </style:style>
    <style:style style:name="P55" style:family="paragraph" style:parent-style-name="Standard">
      <style:paragraph-properties fo:text-align="start" style:justify-single-word="false"/>
      <style:text-properties style:font-name="Times New Roman1" fo:font-style="normal" officeooo:rsid="003ab52c" officeooo:paragraph-rsid="003ab52c" style:font-style-asian="normal" style:font-style-complex="normal"/>
    </style:style>
    <style:style style:name="P56" style:family="paragraph" style:parent-style-name="Standard">
      <style:paragraph-properties fo:text-align="center" style:justify-single-word="false"/>
      <style:text-properties style:font-name="Times New Roman1" fo:font-style="normal" officeooo:rsid="003ab52c" officeooo:paragraph-rsid="003ab52c" style:font-style-asian="normal" style:font-style-complex="normal"/>
    </style:style>
    <style:style style:name="P57" style:family="paragraph" style:parent-style-name="Standard">
      <style:paragraph-properties fo:text-align="justify" style:justify-single-word="false"/>
      <style:text-properties style:font-name="Times New Roman1" fo:font-style="normal" officeooo:rsid="006a96f5" officeooo:paragraph-rsid="00a3f720" style:font-style-asian="normal" style:font-style-complex="normal"/>
    </style:style>
    <style:style style:name="P58" style:family="paragraph" style:parent-style-name="Standard">
      <style:paragraph-properties fo:text-align="justify" style:justify-single-word="false"/>
      <style:text-properties style:font-name="Times New Roman1" fo:font-style="normal" officeooo:rsid="0078dd2e" officeooo:paragraph-rsid="00a3f720" style:font-style-asian="normal" style:font-style-complex="normal"/>
    </style:style>
    <style:style style:name="P59" style:family="paragraph" style:parent-style-name="Standard">
      <style:paragraph-properties fo:text-align="justify" style:justify-single-word="false"/>
      <style:text-properties style:font-name="Times New Roman1" fo:font-style="normal" officeooo:rsid="0078dd2e" officeooo:paragraph-rsid="0078dd2e" style:font-style-asian="normal" style:font-style-complex="normal"/>
    </style:style>
    <style:style style:name="P60" style:family="paragraph" style:parent-style-name="Standard">
      <style:paragraph-properties fo:text-align="justify" style:justify-single-word="false"/>
      <style:text-properties style:font-name="Times New Roman1" fo:font-style="normal" officeooo:rsid="0078dd2e" officeooo:paragraph-rsid="008ae94d" style:font-style-asian="normal" style:font-style-complex="normal"/>
    </style:style>
    <style:style style:name="P61" style:family="paragraph" style:parent-style-name="Standard">
      <style:paragraph-properties fo:text-align="justify" style:justify-single-word="false"/>
      <style:text-properties style:font-name="Times New Roman1" fo:font-style="normal" officeooo:rsid="0078dd2e" officeooo:paragraph-rsid="01621698" style:font-style-asian="normal" style:font-style-complex="normal"/>
    </style:style>
    <style:style style:name="P62" style:family="paragraph" style:parent-style-name="Standard">
      <style:paragraph-properties fo:text-align="center" style:justify-single-word="false"/>
      <style:text-properties style:font-name="Times New Roman1" fo:font-style="normal" officeooo:rsid="0078dd2e" officeooo:paragraph-rsid="0078dd2e" style:font-style-asian="normal" style:font-style-complex="normal"/>
    </style:style>
    <style:style style:name="P63" style:family="paragraph" style:parent-style-name="Standard">
      <style:paragraph-properties fo:text-align="center" style:justify-single-word="false"/>
      <style:text-properties style:font-name="Times New Roman1" fo:font-style="normal" officeooo:rsid="0078dd2e" officeooo:paragraph-rsid="008ae94d" style:font-style-asian="normal" style:font-style-complex="normal"/>
    </style:style>
    <style:style style:name="P64" style:family="paragraph" style:parent-style-name="Standard">
      <style:paragraph-properties fo:text-align="justify" style:justify-single-word="false"/>
      <style:text-properties style:font-name="Times New Roman1" officeooo:rsid="003c5999" officeooo:paragraph-rsid="00a10d8a"/>
    </style:style>
    <style:style style:name="P65" style:family="paragraph" style:parent-style-name="Standard">
      <style:paragraph-properties fo:text-align="justify" style:justify-single-word="false"/>
      <style:text-properties style:font-name="Times New Roman1" officeooo:rsid="003c5999" officeooo:paragraph-rsid="00a3f720"/>
    </style:style>
    <style:style style:name="P66" style:family="paragraph" style:parent-style-name="Standard">
      <style:paragraph-properties fo:text-align="justify" style:justify-single-word="false"/>
      <style:text-properties style:font-name="Times New Roman1" officeooo:rsid="003c5999" officeooo:paragraph-rsid="01621698"/>
    </style:style>
    <style:style style:name="P67" style:family="paragraph" style:parent-style-name="Standard">
      <style:paragraph-properties fo:text-align="justify" style:justify-single-word="false"/>
      <style:text-properties style:font-name="Times New Roman1" officeooo:rsid="004e33b3" officeooo:paragraph-rsid="004e33b3"/>
    </style:style>
    <style:style style:name="P68" style:family="paragraph" style:parent-style-name="Standard">
      <style:paragraph-properties fo:text-align="justify" style:justify-single-word="false"/>
      <style:text-properties style:font-name="Times New Roman1" officeooo:rsid="0096807f" officeooo:paragraph-rsid="0096807f"/>
    </style:style>
    <style:style style:name="P69" style:family="paragraph" style:parent-style-name="Standard">
      <style:paragraph-properties fo:text-align="justify" style:justify-single-word="false"/>
      <style:text-properties style:font-name="Times New Roman1" officeooo:rsid="00ac91fa" officeooo:paragraph-rsid="00ac91fa"/>
    </style:style>
    <style:style style:name="P70" style:family="paragraph" style:parent-style-name="Standard">
      <style:paragraph-properties fo:text-align="justify" style:justify-single-word="false"/>
      <style:text-properties style:font-name="Times New Roman1" officeooo:rsid="00afe593" officeooo:paragraph-rsid="00b1746e"/>
    </style:style>
    <style:style style:name="P71" style:family="paragraph" style:parent-style-name="Standard">
      <style:paragraph-properties fo:text-align="justify" style:justify-single-word="false"/>
      <style:text-properties style:font-name="Times New Roman1" officeooo:rsid="00afe593" officeooo:paragraph-rsid="01621698"/>
    </style:style>
    <style:style style:name="P72" style:family="paragraph" style:parent-style-name="Standard">
      <style:paragraph-properties fo:text-align="justify" style:justify-single-word="false"/>
      <style:text-properties style:font-name="Times New Roman1" officeooo:rsid="00b4535c" officeooo:paragraph-rsid="01621698"/>
    </style:style>
    <style:style style:name="P73" style:family="paragraph" style:parent-style-name="Standard">
      <style:paragraph-properties fo:text-align="start" style:justify-single-word="false"/>
      <style:text-properties style:font-name="Times New Roman1" officeooo:rsid="00b4535c" officeooo:paragraph-rsid="00b4535c"/>
    </style:style>
    <style:style style:name="P74" style:family="paragraph" style:parent-style-name="Standard">
      <style:paragraph-properties fo:text-align="start" style:justify-single-word="false"/>
      <style:text-properties style:font-name="Times New Roman1" officeooo:rsid="00b4535c" officeooo:paragraph-rsid="0195d36e"/>
    </style:style>
    <style:style style:name="P75" style:family="paragraph" style:parent-style-name="Standard">
      <style:text-properties style:font-name="Times New Roman1" officeooo:rsid="00b4535c" officeooo:paragraph-rsid="0094975f"/>
    </style:style>
    <style:style style:name="P76" style:family="paragraph" style:parent-style-name="Standard">
      <style:paragraph-properties fo:text-align="justify" style:justify-single-word="false"/>
      <style:text-properties style:font-name="Times New Roman1" officeooo:rsid="00b47ff1" officeooo:paragraph-rsid="00b47ff1"/>
    </style:style>
    <style:style style:name="P77" style:family="paragraph" style:parent-style-name="Standard">
      <style:paragraph-properties fo:text-align="center" style:justify-single-word="false"/>
      <style:text-properties style:font-name="Times New Roman1" officeooo:rsid="00b47ff1" officeooo:paragraph-rsid="00b47ff1"/>
    </style:style>
    <style:style style:name="P78" style:family="paragraph" style:parent-style-name="Standard">
      <style:paragraph-properties fo:text-align="start" style:justify-single-word="false"/>
      <style:text-properties style:font-name="Times New Roman1" officeooo:rsid="00b47ff1" officeooo:paragraph-rsid="00dc2f74"/>
    </style:style>
    <style:style style:name="P79" style:family="paragraph" style:parent-style-name="Standard">
      <style:text-properties style:font-name="Times New Roman1" officeooo:rsid="005b8fdb" officeooo:paragraph-rsid="0094975f"/>
    </style:style>
    <style:style style:name="P80" style:family="paragraph" style:parent-style-name="Standard">
      <style:paragraph-properties fo:text-align="start" style:justify-single-word="false"/>
      <style:text-properties style:font-name="Times New Roman1" officeooo:rsid="00d42918" officeooo:paragraph-rsid="00d42918"/>
    </style:style>
    <style:style style:name="P81" style:family="paragraph" style:parent-style-name="Standard">
      <style:paragraph-properties fo:text-align="start" style:justify-single-word="false"/>
      <style:text-properties style:font-name="Times New Roman1" officeooo:rsid="00d690f5" officeooo:paragraph-rsid="00d690f5"/>
    </style:style>
    <style:style style:name="P82" style:family="paragraph" style:parent-style-name="Standard">
      <style:paragraph-properties fo:text-align="start" style:justify-single-word="false"/>
      <style:text-properties style:font-name="Times New Roman1" officeooo:rsid="00dea7b3" officeooo:paragraph-rsid="00e0bd49"/>
    </style:style>
    <style:style style:name="P83" style:family="paragraph" style:parent-style-name="Standard">
      <style:paragraph-properties fo:text-align="start" style:justify-single-word="false"/>
      <style:text-properties style:font-name="Times New Roman1" officeooo:rsid="00e0bd49" officeooo:paragraph-rsid="00e0bd49"/>
    </style:style>
    <style:style style:name="P84" style:family="paragraph" style:parent-style-name="Standard">
      <style:paragraph-properties fo:text-align="justify" style:justify-single-word="false"/>
      <style:text-properties style:font-name="Times New Roman1" officeooo:rsid="00e0bd49" officeooo:paragraph-rsid="00e0bd49"/>
    </style:style>
    <style:style style:name="P85" style:family="paragraph" style:parent-style-name="Standard">
      <style:paragraph-properties fo:text-align="justify" style:justify-single-word="false"/>
      <style:text-properties style:font-name="Times New Roman1" officeooo:rsid="00e2f044" officeooo:paragraph-rsid="00e2f044"/>
    </style:style>
    <style:style style:name="P86" style:family="paragraph" style:parent-style-name="Standard">
      <style:paragraph-properties fo:text-align="justify" style:justify-single-word="false"/>
      <style:text-properties style:font-name="Times New Roman1" officeooo:rsid="00e2f044" officeooo:paragraph-rsid="01621698"/>
    </style:style>
    <style:style style:name="P87" style:family="paragraph" style:parent-style-name="Standard">
      <style:paragraph-properties fo:text-align="justify" style:justify-single-word="false"/>
      <style:text-properties style:font-name="Times New Roman1" officeooo:rsid="00e72655" officeooo:paragraph-rsid="0160a7e8"/>
    </style:style>
    <style:style style:name="P88" style:family="paragraph" style:parent-style-name="Standard">
      <style:paragraph-properties fo:text-align="justify" style:justify-single-word="false"/>
      <style:text-properties style:font-name="Times New Roman1" officeooo:rsid="00ebcf20" officeooo:paragraph-rsid="00ebcf20"/>
    </style:style>
    <style:style style:name="P89" style:family="paragraph" style:parent-style-name="Standard">
      <style:paragraph-properties fo:text-align="justify" style:justify-single-word="false"/>
      <style:text-properties style:font-name="Times New Roman1" officeooo:rsid="00f1205e" officeooo:paragraph-rsid="00f1205e"/>
    </style:style>
    <style:style style:name="P90" style:family="paragraph" style:parent-style-name="Standard">
      <style:paragraph-properties fo:text-align="justify" style:justify-single-word="false"/>
      <style:text-properties style:font-name="Times New Roman1" officeooo:rsid="00f9d6e0" officeooo:paragraph-rsid="00f9d6e0"/>
    </style:style>
    <style:style style:name="P91" style:family="paragraph" style:parent-style-name="Standard">
      <style:paragraph-properties fo:text-align="justify" style:justify-single-word="false"/>
      <style:text-properties style:font-name="Times New Roman1" officeooo:rsid="00f9d6e0" officeooo:paragraph-rsid="00ff5d15"/>
    </style:style>
    <style:style style:name="P92" style:family="paragraph" style:parent-style-name="Standard">
      <style:paragraph-properties fo:text-align="justify" style:justify-single-word="false"/>
      <style:text-properties style:font-name="Times New Roman1" officeooo:rsid="00f9d6e0" officeooo:paragraph-rsid="01621698"/>
    </style:style>
    <style:style style:name="P93" style:family="paragraph" style:parent-style-name="Standard">
      <style:paragraph-properties fo:text-align="justify" style:justify-single-word="false"/>
      <style:text-properties style:font-name="Times New Roman1" officeooo:rsid="011012b8" officeooo:paragraph-rsid="011012b8"/>
    </style:style>
    <style:style style:name="P94" style:family="paragraph" style:parent-style-name="Standard">
      <style:paragraph-properties fo:text-align="justify" style:justify-single-word="false"/>
      <style:text-properties style:font-name="Times New Roman1" officeooo:rsid="0117d7f6" officeooo:paragraph-rsid="0117d7f6"/>
    </style:style>
    <style:style style:name="P95" style:family="paragraph" style:parent-style-name="Standard">
      <style:paragraph-properties fo:text-align="justify" style:justify-single-word="false"/>
      <style:text-properties style:font-name="Times New Roman1" officeooo:rsid="0117d7f6" officeooo:paragraph-rsid="01621698"/>
    </style:style>
    <style:style style:name="P96" style:family="paragraph" style:parent-style-name="Standard">
      <style:paragraph-properties fo:text-align="justify" style:justify-single-word="false"/>
      <style:text-properties style:font-name="Times New Roman1" officeooo:rsid="0119224a" officeooo:paragraph-rsid="0119224a"/>
    </style:style>
    <style:style style:name="P97" style:family="paragraph" style:parent-style-name="Standard">
      <style:paragraph-properties fo:text-align="center" style:justify-single-word="false"/>
      <style:text-properties style:font-name="Times New Roman1" officeooo:rsid="0119224a" officeooo:paragraph-rsid="0119224a"/>
    </style:style>
    <style:style style:name="P98" style:family="paragraph" style:parent-style-name="Standard">
      <style:paragraph-properties fo:text-align="justify" style:justify-single-word="false"/>
      <style:text-properties style:font-name="Times New Roman1" officeooo:rsid="01198564" officeooo:paragraph-rsid="01621698"/>
    </style:style>
    <style:style style:name="P99" style:family="paragraph" style:parent-style-name="Standard">
      <style:paragraph-properties fo:text-align="justify" style:justify-single-word="false"/>
      <style:text-properties style:font-name="Times New Roman1" officeooo:rsid="01211501" officeooo:paragraph-rsid="01211501"/>
    </style:style>
    <style:style style:name="P100" style:family="paragraph" style:parent-style-name="Standard">
      <style:paragraph-properties fo:text-align="justify" style:justify-single-word="false"/>
      <style:text-properties style:font-name="Times New Roman1" officeooo:rsid="01236f67" officeooo:paragraph-rsid="01236f67"/>
    </style:style>
    <style:style style:name="P101" style:family="paragraph" style:parent-style-name="Standard">
      <style:paragraph-properties fo:text-align="justify" style:justify-single-word="false"/>
      <style:text-properties style:font-name="Times New Roman1" officeooo:rsid="0123a1c8" officeooo:paragraph-rsid="0123a1c8"/>
    </style:style>
    <style:style style:name="P102" style:family="paragraph" style:parent-style-name="Standard">
      <style:paragraph-properties fo:text-align="justify" style:justify-single-word="false"/>
      <style:text-properties style:font-name="Times New Roman1" officeooo:rsid="01241880" officeooo:paragraph-rsid="01241880"/>
    </style:style>
    <style:style style:name="P103" style:family="paragraph" style:parent-style-name="Standard">
      <style:paragraph-properties fo:text-align="justify" style:justify-single-word="false"/>
      <style:text-properties style:font-name="Times New Roman1" officeooo:rsid="01241880" officeooo:paragraph-rsid="0175866e"/>
    </style:style>
    <style:style style:name="P104" style:family="paragraph" style:parent-style-name="Standard">
      <style:paragraph-properties fo:text-align="justify" style:justify-single-word="false"/>
      <style:text-properties style:font-name="Times New Roman1" officeooo:rsid="012614ba" officeooo:paragraph-rsid="012614ba"/>
    </style:style>
    <style:style style:name="P105" style:family="paragraph" style:parent-style-name="Standard">
      <style:paragraph-properties fo:text-align="justify" style:justify-single-word="false"/>
      <style:text-properties style:font-name="Times New Roman1" officeooo:rsid="0127cce3" officeooo:paragraph-rsid="0127cce3"/>
    </style:style>
    <style:style style:name="P106" style:family="paragraph" style:parent-style-name="Standard">
      <style:paragraph-properties fo:text-align="justify" style:justify-single-word="false"/>
      <style:text-properties style:font-name="Times New Roman1" officeooo:rsid="0129aa66" officeooo:paragraph-rsid="0129aa66"/>
    </style:style>
    <style:style style:name="P107" style:family="paragraph" style:parent-style-name="Standard">
      <style:paragraph-properties fo:text-align="justify" style:justify-single-word="false"/>
      <style:text-properties style:font-name="Times New Roman1" officeooo:rsid="012a870c" officeooo:paragraph-rsid="012ebba6"/>
    </style:style>
    <style:style style:name="P108" style:family="paragraph" style:parent-style-name="Standard">
      <style:paragraph-properties fo:text-align="justify" style:justify-single-word="false"/>
      <style:text-properties style:font-name="Times New Roman1" officeooo:rsid="012a870c" officeooo:paragraph-rsid="0131d73e"/>
    </style:style>
    <style:style style:name="P109" style:family="paragraph" style:parent-style-name="Standard">
      <style:paragraph-properties fo:text-align="justify" style:justify-single-word="false"/>
      <style:text-properties style:font-name="Times New Roman1" officeooo:rsid="012a870c" officeooo:paragraph-rsid="017833d6"/>
    </style:style>
    <style:style style:name="P110" style:family="paragraph" style:parent-style-name="Standard">
      <style:paragraph-properties fo:text-align="justify" style:justify-single-word="false"/>
      <style:text-properties style:font-name="Times New Roman1" officeooo:rsid="012a870c" officeooo:paragraph-rsid="01792e5c"/>
    </style:style>
    <style:style style:name="P111" style:family="paragraph" style:parent-style-name="Standard">
      <style:paragraph-properties fo:text-align="justify" style:justify-single-word="false"/>
      <style:text-properties style:font-name="Times New Roman1" officeooo:rsid="012a870c" officeooo:paragraph-rsid="0186175d"/>
    </style:style>
    <style:style style:name="P112" style:family="paragraph" style:parent-style-name="Standard">
      <style:paragraph-properties fo:text-align="center" style:justify-single-word="false"/>
      <style:text-properties style:font-name="Times New Roman1" officeooo:rsid="012a870c" officeooo:paragraph-rsid="012fd86c"/>
    </style:style>
    <style:style style:name="P113" style:family="paragraph" style:parent-style-name="Standard">
      <style:paragraph-properties fo:text-align="justify" style:justify-single-word="false"/>
      <style:text-properties style:font-name="Times New Roman1" officeooo:rsid="0131d73e" officeooo:paragraph-rsid="0131d73e"/>
    </style:style>
    <style:style style:name="P114" style:family="paragraph" style:parent-style-name="Standard">
      <style:paragraph-properties fo:text-align="justify" style:justify-single-word="false"/>
      <style:text-properties style:font-name="Times New Roman1" officeooo:rsid="0133b74f" officeooo:paragraph-rsid="0133b74f"/>
    </style:style>
    <style:style style:name="P115" style:family="paragraph" style:parent-style-name="Standard">
      <style:paragraph-properties fo:text-align="justify" style:justify-single-word="false"/>
      <style:text-properties style:font-name="Times New Roman1" officeooo:rsid="0152148b" officeooo:paragraph-rsid="0152148b"/>
    </style:style>
    <style:style style:name="P116" style:family="paragraph" style:parent-style-name="Standard">
      <style:paragraph-properties fo:text-align="justify" style:justify-single-word="false"/>
      <style:text-properties style:font-name="Times New Roman1" officeooo:rsid="0159a31f" officeooo:paragraph-rsid="0159a31f"/>
    </style:style>
    <style:style style:name="P117" style:family="paragraph" style:parent-style-name="Standard">
      <style:paragraph-properties fo:text-align="justify" style:justify-single-word="false"/>
      <style:text-properties style:font-name="Times New Roman1" officeooo:rsid="0167cfac" officeooo:paragraph-rsid="0167cfac"/>
    </style:style>
    <style:style style:name="P118" style:family="paragraph" style:parent-style-name="Standard">
      <style:paragraph-properties fo:text-align="justify" style:justify-single-word="false"/>
      <style:text-properties style:font-name="Times New Roman1" officeooo:rsid="016828e8" officeooo:paragraph-rsid="016828e8"/>
    </style:style>
    <style:style style:name="P119" style:family="paragraph" style:parent-style-name="Standard">
      <style:paragraph-properties fo:text-align="justify" style:justify-single-word="false"/>
      <style:text-properties style:font-name="Times New Roman1" officeooo:rsid="0168ec54" officeooo:paragraph-rsid="0168ec54"/>
    </style:style>
    <style:style style:name="P120" style:family="paragraph" style:parent-style-name="Standard">
      <style:paragraph-properties fo:text-align="justify" style:justify-single-word="false"/>
      <style:text-properties style:font-name="Times New Roman1" officeooo:rsid="0169adc8" officeooo:paragraph-rsid="0169adc8"/>
    </style:style>
    <style:style style:name="P121" style:family="paragraph" style:parent-style-name="Standard">
      <style:paragraph-properties fo:text-align="justify" style:justify-single-word="false"/>
      <style:text-properties style:font-name="Times New Roman1" officeooo:rsid="0169adc8" officeooo:paragraph-rsid="01ab24ac"/>
    </style:style>
    <style:style style:name="P122" style:family="paragraph" style:parent-style-name="Standard">
      <style:paragraph-properties fo:text-align="center" style:justify-single-word="false"/>
      <style:text-properties style:font-name="Times New Roman1" officeooo:rsid="0169adc8" officeooo:paragraph-rsid="0169adc8"/>
    </style:style>
    <style:style style:name="P123" style:family="paragraph" style:parent-style-name="Standard">
      <style:paragraph-properties fo:text-align="center" style:justify-single-word="false"/>
      <style:text-properties style:font-name="Times New Roman1" officeooo:rsid="016a57c8" officeooo:paragraph-rsid="016a57c8"/>
    </style:style>
    <style:style style:name="P124" style:family="paragraph" style:parent-style-name="Standard">
      <style:paragraph-properties fo:text-align="justify" style:justify-single-word="false"/>
      <style:text-properties style:font-name="Times New Roman1" officeooo:rsid="017ac67d" officeooo:paragraph-rsid="0186175d"/>
    </style:style>
    <style:style style:name="P125" style:family="paragraph" style:parent-style-name="Standard">
      <style:text-properties style:font-name="Times New Roman1" officeooo:rsid="0190ab65" officeooo:paragraph-rsid="0190ab65"/>
    </style:style>
    <style:style style:name="P126" style:family="paragraph" style:parent-style-name="Standard">
      <style:text-properties style:font-name="Times New Roman1" officeooo:rsid="0191f060" officeooo:paragraph-rsid="0191f060"/>
    </style:style>
    <style:style style:name="P127" style:family="paragraph" style:parent-style-name="Standard">
      <style:text-properties style:font-name="Times New Roman1" officeooo:rsid="0195d36e" officeooo:paragraph-rsid="0195d36e"/>
    </style:style>
    <style:style style:name="P128" style:family="paragraph" style:parent-style-name="Standard">
      <style:paragraph-properties fo:text-align="justify" style:justify-single-word="false"/>
      <style:text-properties style:font-name="Times New Roman1" officeooo:rsid="019baac4" officeooo:paragraph-rsid="019baac4"/>
    </style:style>
    <style:style style:name="P129" style:family="paragraph" style:parent-style-name="Standard">
      <style:text-properties style:font-name="Times New Roman1" officeooo:rsid="01a0035e" officeooo:paragraph-rsid="01a0035e"/>
    </style:style>
    <style:style style:name="P130" style:family="paragraph" style:parent-style-name="Standard">
      <style:paragraph-properties fo:text-align="justify" style:justify-single-word="false"/>
      <style:text-properties style:font-name="Times New Roman1" officeooo:rsid="01ab24ac" officeooo:paragraph-rsid="01ab24ac"/>
    </style:style>
    <style:style style:name="P131" style:family="paragraph" style:parent-style-name="Standard">
      <style:paragraph-properties fo:text-align="justify" style:justify-single-word="false"/>
      <style:text-properties style:font-name="Times New Roman1" officeooo:rsid="01aba8a2" officeooo:paragraph-rsid="01aba8a2"/>
    </style:style>
    <style:style style:name="P132" style:family="paragraph" style:parent-style-name="Standard">
      <style:paragraph-properties fo:text-align="justify" style:justify-single-word="false"/>
      <style:text-properties style:font-name="Times New Roman1" officeooo:rsid="01ae4e5b" officeooo:paragraph-rsid="01ae4e5b"/>
    </style:style>
    <style:style style:name="P133" style:family="paragraph" style:parent-style-name="Standard">
      <style:paragraph-properties fo:text-align="justify" style:justify-single-word="false"/>
      <style:text-properties style:font-name="Times New Roman1" officeooo:rsid="01af6bf4" officeooo:paragraph-rsid="01af6bf4"/>
    </style:style>
    <style:style style:name="P134" style:family="paragraph" style:parent-style-name="Standard">
      <style:paragraph-properties fo:text-align="justify" style:justify-single-word="false"/>
      <style:text-properties style:font-name="Times New Roman1" officeooo:rsid="01afab56" officeooo:paragraph-rsid="01afab56"/>
    </style:style>
    <style:style style:name="P135" style:family="paragraph" style:parent-style-name="Standard">
      <style:paragraph-properties fo:text-align="justify" style:justify-single-word="false"/>
      <style:text-properties style:font-name="Times New Roman1" officeooo:rsid="01afab56" officeooo:paragraph-rsid="01b3c9ff"/>
    </style:style>
    <style:style style:name="P136" style:family="paragraph" style:parent-style-name="Standard">
      <style:paragraph-properties fo:text-align="justify" style:justify-single-word="false"/>
      <style:text-properties style:font-name="Times New Roman1" officeooo:rsid="01b3c9ff" officeooo:paragraph-rsid="01b3c9ff"/>
    </style:style>
    <style:style style:name="P137" style:family="paragraph" style:parent-style-name="Standard">
      <style:paragraph-properties fo:text-align="justify" style:justify-single-word="false"/>
      <style:text-properties style:font-name="Times New Roman1" officeooo:rsid="01b40101" officeooo:paragraph-rsid="01b40101"/>
    </style:style>
    <style:style style:name="P138" style:family="paragraph" style:parent-style-name="Standard">
      <style:paragraph-properties fo:text-align="justify" style:justify-single-word="false"/>
      <style:text-properties style:font-name="Times New Roman1" officeooo:rsid="01b5ce18" officeooo:paragraph-rsid="01b5ce18"/>
    </style:style>
    <style:style style:name="P139" style:family="paragraph" style:parent-style-name="Standard">
      <style:paragraph-properties fo:text-align="center" style:justify-single-word="false"/>
      <style:text-properties style:font-name="Times New Roman1" officeooo:rsid="01b5ce18" officeooo:paragraph-rsid="01b5ce18"/>
    </style:style>
    <style:style style:name="P140" style:family="paragraph" style:parent-style-name="Standard">
      <style:paragraph-properties fo:text-align="justify" style:justify-single-word="false"/>
      <style:text-properties style:font-name="Times New Roman1" officeooo:rsid="01b5feb3" officeooo:paragraph-rsid="01b5feb3"/>
    </style:style>
    <style:style style:name="P141" style:family="paragraph" style:parent-style-name="Standard">
      <style:paragraph-properties fo:text-align="justify" style:justify-single-word="false"/>
      <style:text-properties style:font-name="Times New Roman1" officeooo:rsid="01ba1b9e" officeooo:paragraph-rsid="01ba1b9e"/>
    </style:style>
    <style:style style:name="P142" style:family="paragraph" style:parent-style-name="Standard">
      <style:paragraph-properties fo:text-align="start" style:justify-single-word="false"/>
      <style:text-properties officeooo:rsid="00d690f5" officeooo:paragraph-rsid="00d690f5"/>
    </style:style>
    <style:style style:name="P143" style:family="paragraph" style:parent-style-name="Standard">
      <style:paragraph-properties fo:text-align="start" style:justify-single-word="false"/>
      <style:text-properties officeooo:rsid="00f9d6e0" officeooo:paragraph-rsid="00f9d6e0"/>
    </style:style>
    <style:style style:name="P144" style:family="paragraph" style:parent-style-name="Standard">
      <style:paragraph-properties fo:text-align="start" style:justify-single-word="false"/>
      <style:text-properties officeooo:rsid="00ffd2cf" officeooo:paragraph-rsid="00ffd2cf"/>
    </style:style>
    <style:style style:name="P145" style:family="paragraph" style:parent-style-name="Standard">
      <style:paragraph-properties fo:text-align="start" style:justify-single-word="false"/>
      <style:text-properties officeooo:rsid="010186ef" officeooo:paragraph-rsid="010186ef"/>
    </style:style>
    <style:style style:name="P146" style:family="paragraph" style:parent-style-name="Standard">
      <style:paragraph-properties fo:text-align="start" style:justify-single-word="false"/>
      <style:text-properties officeooo:rsid="0101da21" officeooo:paragraph-rsid="0101da21"/>
    </style:style>
    <style:style style:name="P147" style:family="paragraph" style:parent-style-name="Standard">
      <style:paragraph-properties fo:text-align="start" style:justify-single-word="false"/>
      <style:text-properties officeooo:rsid="01b8025b" officeooo:paragraph-rsid="01b8025b"/>
    </style:style>
    <style:style style:name="P148" style:family="paragraph" style:parent-style-name="Standard">
      <style:paragraph-properties fo:text-align="justify" style:justify-single-word="false"/>
      <style:text-properties style:font-name="Roboto" officeooo:rsid="01b13246" officeooo:paragraph-rsid="01afab56"/>
    </style:style>
    <style:style style:name="P149" style:family="paragraph" style:parent-style-name="Text_20_body">
      <style:paragraph-properties fo:text-align="center" style:justify-single-word="false"/>
      <style:text-properties fo:font-variant="normal" fo:text-transform="none" fo:color="#7b7b7b" style:font-name="Roboto" fo:font-size="9.60000038146973pt" fo:letter-spacing="normal" fo:font-style="normal" fo:font-weight="normal" officeooo:rsid="0169adc8" officeooo:paragraph-rsid="0169adc8"/>
    </style:style>
    <style:style style:name="P150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402cm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7b7b7b" style:font-name="Roboto" fo:font-size="9.60000038146973pt" fo:letter-spacing="normal" fo:font-style="normal" fo:font-weight="normal"/>
    </style:style>
    <style:style style:name="T1" style:family="text">
      <style:text-properties officeooo:rsid="000cdd62"/>
    </style:style>
    <style:style style:name="T2" style:family="text">
      <style:text-properties officeooo:rsid="000dd408"/>
    </style:style>
    <style:style style:name="T3" style:family="text">
      <style:text-properties officeooo:rsid="000febcc"/>
    </style:style>
    <style:style style:name="T4" style:family="text">
      <style:text-properties officeooo:rsid="0010251a"/>
    </style:style>
    <style:style style:name="T5" style:family="text">
      <style:text-properties officeooo:rsid="00120625"/>
    </style:style>
    <style:style style:name="T6" style:family="text">
      <style:text-properties officeooo:rsid="0013d9f8"/>
    </style:style>
    <style:style style:name="T7" style:family="text">
      <style:text-properties officeooo:rsid="001532b3"/>
    </style:style>
    <style:style style:name="T8" style:family="text">
      <style:text-properties officeooo:rsid="0017155f"/>
    </style:style>
    <style:style style:name="T9" style:family="text">
      <style:text-properties officeooo:rsid="001abd74"/>
    </style:style>
    <style:style style:name="T10" style:family="text">
      <style:text-properties officeooo:rsid="001dad1e"/>
    </style:style>
    <style:style style:name="T11" style:family="text">
      <style:text-properties officeooo:rsid="001dda1a"/>
    </style:style>
    <style:style style:name="T12" style:family="text">
      <style:text-properties officeooo:rsid="001f7807"/>
    </style:style>
    <style:style style:name="T13" style:family="text">
      <style:text-properties officeooo:rsid="002062d0"/>
    </style:style>
    <style:style style:name="T14" style:family="text">
      <style:text-properties officeooo:rsid="0021cb01"/>
    </style:style>
    <style:style style:name="T15" style:family="text">
      <style:text-properties officeooo:rsid="002287a1"/>
    </style:style>
    <style:style style:name="T16" style:family="text">
      <style:text-properties officeooo:rsid="002302e0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2496a5" style:font-style-asian="italic" style:font-style-complex="italic"/>
    </style:style>
    <style:style style:name="T19" style:family="text">
      <style:text-properties fo:font-style="italic" officeooo:rsid="00261b2a" style:font-style-asian="italic" style:font-style-complex="italic"/>
    </style:style>
    <style:style style:name="T20" style:family="text">
      <style:text-properties fo:font-style="italic" officeooo:rsid="0027fcbe" style:font-style-asian="italic" style:font-style-complex="italic"/>
    </style:style>
    <style:style style:name="T21" style:family="text">
      <style:text-properties fo:font-style="italic" officeooo:rsid="0036ed8b" style:font-style-asian="italic" style:font-style-complex="italic"/>
    </style:style>
    <style:style style:name="T22" style:family="text">
      <style:text-properties fo:font-style="italic" officeooo:rsid="003b056b" style:font-style-asian="italic" style:font-style-complex="italic"/>
    </style:style>
    <style:style style:name="T23" style:family="text">
      <style:text-properties fo:font-style="italic" officeooo:rsid="003d9996" style:font-style-asian="italic" style:font-style-complex="italic"/>
    </style:style>
    <style:style style:name="T24" style:family="text">
      <style:text-properties fo:font-style="italic" officeooo:rsid="0043308d" style:font-style-asian="italic" style:font-style-complex="italic"/>
    </style:style>
    <style:style style:name="T25" style:family="text">
      <style:text-properties fo:font-style="italic" officeooo:rsid="009b5842" style:font-style-asian="italic" style:font-style-complex="italic"/>
    </style:style>
    <style:style style:name="T26" style:family="text">
      <style:text-properties fo:font-style="italic" officeooo:rsid="00a36176" style:font-style-asian="italic" style:font-style-complex="italic"/>
    </style:style>
    <style:style style:name="T27" style:family="text">
      <style:text-properties fo:font-style="italic" officeooo:rsid="00ca9f4d" style:font-style-asian="italic" style:font-style-complex="italic"/>
    </style:style>
    <style:style style:name="T28" style:family="text">
      <style:text-properties fo:font-style="italic" officeooo:rsid="0175866e" style:font-style-asian="italic" style:font-style-complex="italic"/>
    </style:style>
    <style:style style:name="T29" style:family="text">
      <style:text-properties fo:font-style="italic" officeooo:rsid="01ca164b" style:font-style-asian="italic" style:font-style-complex="italic"/>
    </style:style>
    <style:style style:name="T30" style:family="text">
      <style:text-properties officeooo:rsid="002cc290"/>
    </style:style>
    <style:style style:name="T31" style:family="text">
      <style:text-properties officeooo:rsid="002d3123"/>
    </style:style>
    <style:style style:name="T32" style:family="text">
      <style:text-properties officeooo:rsid="002e991c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2f1517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30c506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3317de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3517c2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450d8c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4bb052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9ce95c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c603ef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d11ccd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11a4956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11b4f9a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1ca40a6" style:font-style-asian="normal" style:font-weight-asian="normal" style:font-style-complex="normal" style:font-weight-complex="normal"/>
    </style:style>
    <style:style style:name="T46" style:family="text">
      <style:text-properties fo:font-variant="normal" fo:text-transform="none" fo:color="#000000" fo:font-size="12pt" fo:letter-spacing="normal" fo:font-style="normal" fo:font-weight="normal" officeooo:rsid="003317de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variant="normal" fo:text-transform="none" fo:color="#545454" style:font-name="Times New Roman1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variant="normal" fo:text-transform="none" fo:color="#6a6a6a" style:font-name="Times New Roman1" fo:font-size="12pt" fo:letter-spacing="normal" fo:font-style="normal" fo:font-weight="bold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7b7b7b" style:font-name="Roboto" fo:font-size="9.60000038146973pt" fo:letter-spacing="normal" fo:font-style="normal" fo:font-weight="normal" officeooo:rsid="018f3c08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variant="normal" fo:text-transform="none" fo:color="#7b7b7b" fo:font-size="9.60000038146973pt" fo:letter-spacing="normal" fo:font-style="normal" fo:font-weight="normal"/>
    </style:style>
    <style:style style:name="T51" style:family="text">
      <style:text-properties fo:font-size="12pt" officeooo:rsid="018f3c08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size="12pt" fo:font-style="normal" fo:font-weight="normal" officeooo:rsid="003317de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font-size="12pt" fo:font-style="normal" fo:font-weight="normal" officeooo:rsid="003517c2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font-size="12pt" fo:font-style="normal" fo:font-weight="normal" officeooo:rsid="0035e986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font-size="12pt" fo:font-style="normal" fo:font-weight="normal" officeooo:rsid="003d9996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font-size="12pt" fo:font-style="normal" fo:font-weight="normal" officeooo:rsid="003e9602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font-size="12pt" fo:font-style="normal" fo:font-weight="normal" officeooo:rsid="004018a4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size="12pt" fo:font-style="normal" fo:font-weight="normal" officeooo:rsid="004084bc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size="12pt" fo:font-style="normal" fo:font-weight="normal" officeooo:rsid="00410a29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size="12pt" fo:font-style="normal" fo:font-weight="normal" officeooo:rsid="004171f0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size="12pt" fo:font-style="normal" fo:font-weight="normal" officeooo:rsid="00450d8c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size="12pt" fo:font-style="normal" fo:font-weight="normal" officeooo:rsid="00466111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size="12pt" fo:font-style="normal" fo:font-weight="normal" officeooo:rsid="00469905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size="12pt" fo:font-style="normal" fo:font-weight="normal" officeooo:rsid="0046df86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size="12pt" fo:font-style="normal" fo:font-weight="normal" officeooo:rsid="0046dfbb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fo:font-size="12pt" fo:font-style="normal" fo:font-weight="normal" officeooo:rsid="0048d9cd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size="12pt" fo:font-style="normal" fo:font-weight="normal" officeooo:rsid="004bbcdb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size="12pt" fo:font-style="normal" fo:font-weight="normal" officeooo:rsid="004e33b3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font-size="12pt" fo:font-style="normal" fo:font-weight="normal" officeooo:rsid="004f1f56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font-size="12pt" fo:font-style="normal" fo:font-weight="normal" officeooo:rsid="005fa92f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size="12pt" fo:font-style="normal" fo:font-weight="normal" officeooo:rsid="006087eb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size="12pt" fo:font-style="normal" fo:font-weight="normal" officeooo:rsid="00610d2d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size="12pt" fo:font-style="normal" fo:font-weight="normal" officeooo:rsid="00776156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size="12pt" fo:font-style="normal" fo:font-weight="normal" officeooo:rsid="008cd5de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size="12pt" fo:font-style="normal" fo:font-weight="normal" officeooo:rsid="008d25ce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fo:font-size="12pt" fo:font-style="normal" fo:font-weight="normal" officeooo:rsid="00552931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fo:font-size="12pt" fo:font-style="normal" fo:font-weight="normal" officeooo:rsid="008d637d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fo:font-size="12pt" fo:font-style="normal" fo:font-weight="normal" officeooo:rsid="0096807f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fo:font-size="12pt" fo:font-style="normal" fo:font-weight="normal" officeooo:rsid="00968bf2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fo:font-size="12pt" fo:font-style="normal" fo:font-weight="normal" officeooo:rsid="0099cd4e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fo:font-size="12pt" fo:font-style="normal" fo:font-weight="normal" officeooo:rsid="0099def0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fo:font-size="12pt" fo:font-style="normal" fo:font-weight="normal" officeooo:rsid="009e942a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fo:font-size="12pt" fo:font-style="normal" fo:font-weight="normal" officeooo:rsid="00a10d8a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fo:font-size="12pt" fo:font-style="normal" fo:font-weight="normal" officeooo:rsid="00a19d33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fo:font-size="12pt" fo:font-style="normal" fo:font-weight="normal" officeooo:rsid="00a36176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fo:font-size="12pt" fo:font-style="normal" fo:font-weight="normal" officeooo:rsid="00ab50ad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fo:font-size="12pt" fo:font-style="normal" fo:font-weight="normal" officeooo:rsid="00ae2370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fo:font-size="12pt" fo:font-style="normal" fo:font-weight="normal" officeooo:rsid="00afe593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fo:font-size="12pt" fo:font-style="normal" fo:font-weight="normal" officeooo:rsid="00b1746e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fo:font-size="12pt" fo:font-style="normal" fo:font-weight="normal" officeooo:rsid="00b2a54a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fo:font-size="12pt" fo:font-style="normal" fo:font-weight="normal" officeooo:rsid="00b4535c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fo:font-size="12pt" fo:font-style="normal" fo:font-weight="normal" officeooo:rsid="00b47ff1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fo:font-size="12pt" fo:font-style="normal" fo:font-weight="normal" officeooo:rsid="00b51efd" style:font-size-asian="12pt" style:font-style-asian="normal" style:font-weight-asian="normal" style:font-size-complex="12pt" style:font-style-complex="normal" style:font-weight-complex="normal"/>
    </style:style>
    <style:style style:name="T95" style:family="text">
      <style:text-properties fo:font-size="12pt" fo:font-style="normal" fo:font-weight="normal" officeooo:rsid="00c1eb64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fo:font-size="12pt" fo:font-style="normal" fo:font-weight="normal" officeooo:rsid="00c3a303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fo:font-size="12pt" fo:font-style="normal" fo:font-weight="normal" officeooo:rsid="00c49680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fo:font-size="12pt" fo:font-style="normal" fo:font-weight="normal" officeooo:rsid="00c78570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fo:font-size="12pt" fo:font-style="normal" fo:font-weight="normal" officeooo:rsid="00d11ccd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fo:font-size="12pt" fo:font-style="normal" fo:font-weight="normal" officeooo:rsid="00d61d5e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fo:font-size="12pt" fo:font-style="normal" fo:font-weight="normal" officeooo:rsid="00db6a02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fo:font-size="12pt" fo:font-style="normal" fo:font-weight="normal" officeooo:rsid="00dc2f74" style:font-size-asian="12pt" style:font-style-asian="normal" style:font-weight-asian="normal" style:font-size-complex="12pt" style:font-style-complex="normal" style:font-weight-complex="normal"/>
    </style:style>
    <style:style style:name="T103" style:family="text">
      <style:text-properties fo:font-size="12pt" fo:font-style="normal" fo:font-weight="normal" officeooo:rsid="00dd12f2" style:font-size-asian="12pt" style:font-style-asian="normal" style:font-weight-asian="normal" style:font-size-complex="12pt" style:font-style-complex="normal" style:font-weight-complex="normal"/>
    </style:style>
    <style:style style:name="T104" style:family="text">
      <style:text-properties fo:font-size="12pt" fo:font-style="normal" fo:font-weight="normal" officeooo:rsid="00dea7b3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fo:font-size="12pt" fo:font-style="normal" fo:font-weight="normal" officeooo:rsid="00df8f48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fo:font-size="12pt" fo:font-style="normal" fo:font-weight="normal" officeooo:rsid="00e0bd49" style:font-size-asian="12pt" style:font-style-asian="normal" style:font-weight-asian="normal" style:font-size-complex="12pt" style:font-style-complex="normal" style:font-weight-complex="normal"/>
    </style:style>
    <style:style style:name="T107" style:family="text">
      <style:text-properties fo:font-size="12pt" fo:font-style="normal" fo:font-weight="normal" officeooo:rsid="00e24794" style:font-size-asian="12pt" style:font-style-asian="normal" style:font-weight-asian="normal" style:font-size-complex="12pt" style:font-style-complex="normal" style:font-weight-complex="normal"/>
    </style:style>
    <style:style style:name="T108" style:family="text">
      <style:text-properties fo:font-size="12pt" fo:font-style="normal" fo:font-weight="normal" officeooo:rsid="00e2f044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fo:font-size="12pt" fo:font-style="normal" fo:font-weight="normal" officeooo:rsid="00e3a35f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fo:font-size="12pt" fo:font-style="normal" fo:font-weight="normal" officeooo:rsid="00e507c9" style:font-size-asian="12pt" style:font-style-asian="normal" style:font-weight-asian="normal" style:font-size-complex="12pt" style:font-style-complex="normal" style:font-weight-complex="normal"/>
    </style:style>
    <style:style style:name="T111" style:family="text">
      <style:text-properties fo:font-size="12pt" fo:font-style="normal" fo:font-weight="normal" officeooo:rsid="00e648e7" style:font-size-asian="12pt" style:font-style-asian="normal" style:font-weight-asian="normal" style:font-size-complex="12pt" style:font-style-complex="normal" style:font-weight-complex="normal"/>
    </style:style>
    <style:style style:name="T112" style:family="text">
      <style:text-properties fo:font-size="12pt" fo:font-style="normal" fo:font-weight="normal" officeooo:rsid="00e72655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fo:font-size="12pt" fo:font-style="normal" fo:font-weight="normal" officeooo:rsid="00e87d2e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fo:font-size="12pt" fo:font-style="normal" fo:font-weight="normal" officeooo:rsid="00e9be65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fo:font-size="12pt" fo:font-style="normal" fo:font-weight="normal" officeooo:rsid="00eb54ab" style:font-size-asian="12pt" style:font-style-asian="normal" style:font-weight-asian="normal" style:font-size-complex="12pt" style:font-style-complex="normal" style:font-weight-complex="normal"/>
    </style:style>
    <style:style style:name="T116" style:family="text">
      <style:text-properties fo:font-size="12pt" fo:font-style="normal" fo:font-weight="normal" officeooo:rsid="00ebcf20" style:font-size-asian="12pt" style:font-style-asian="normal" style:font-weight-asian="normal" style:font-size-complex="12pt" style:font-style-complex="normal" style:font-weight-complex="normal"/>
    </style:style>
    <style:style style:name="T117" style:family="text">
      <style:text-properties fo:font-size="12pt" fo:font-style="normal" fo:font-weight="normal" officeooo:rsid="00eccbeb" style:font-size-asian="12pt" style:font-style-asian="normal" style:font-weight-asian="normal" style:font-size-complex="12pt" style:font-style-complex="normal" style:font-weight-complex="normal"/>
    </style:style>
    <style:style style:name="T118" style:family="text">
      <style:text-properties fo:font-size="12pt" fo:font-style="normal" fo:font-weight="normal" officeooo:rsid="00eebfb9" style:font-size-asian="12pt" style:font-style-asian="normal" style:font-weight-asian="normal" style:font-size-complex="12pt" style:font-style-complex="normal" style:font-weight-complex="normal"/>
    </style:style>
    <style:style style:name="T119" style:family="text">
      <style:text-properties fo:font-size="12pt" fo:font-style="normal" fo:font-weight="normal" officeooo:rsid="00f03197" style:font-size-asian="12pt" style:font-style-asian="normal" style:font-weight-asian="normal" style:font-size-complex="12pt" style:font-style-complex="normal" style:font-weight-complex="normal"/>
    </style:style>
    <style:style style:name="T120" style:family="text">
      <style:text-properties fo:font-size="12pt" fo:font-style="normal" fo:font-weight="normal" officeooo:rsid="00f2b677" style:font-size-asian="12pt" style:font-style-asian="normal" style:font-weight-asian="normal" style:font-size-complex="12pt" style:font-style-complex="normal" style:font-weight-complex="normal"/>
    </style:style>
    <style:style style:name="T121" style:family="text">
      <style:text-properties fo:font-size="12pt" fo:font-style="normal" fo:font-weight="normal" officeooo:rsid="00f326af" style:font-size-asian="12pt" style:font-style-asian="normal" style:font-weight-asian="normal" style:font-size-complex="12pt" style:font-style-complex="normal" style:font-weight-complex="normal"/>
    </style:style>
    <style:style style:name="T122" style:family="text">
      <style:text-properties fo:font-size="12pt" fo:font-style="normal" fo:font-weight="normal" officeooo:rsid="00f3bcaf" style:font-size-asian="12pt" style:font-style-asian="normal" style:font-weight-asian="normal" style:font-size-complex="12pt" style:font-style-complex="normal" style:font-weight-complex="normal"/>
    </style:style>
    <style:style style:name="T123" style:family="text">
      <style:text-properties fo:font-size="12pt" fo:font-style="normal" fo:font-weight="normal" officeooo:rsid="00f91293" style:font-size-asian="12pt" style:font-style-asian="normal" style:font-weight-asian="normal" style:font-size-complex="12pt" style:font-style-complex="normal" style:font-weight-complex="normal"/>
    </style:style>
    <style:style style:name="T124" style:family="text">
      <style:text-properties fo:font-size="12pt" fo:font-style="normal" fo:font-weight="normal" officeooo:rsid="00fac220" style:font-size-asian="12pt" style:font-style-asian="normal" style:font-weight-asian="normal" style:font-size-complex="12pt" style:font-style-complex="normal" style:font-weight-complex="normal"/>
    </style:style>
    <style:style style:name="T125" style:family="text">
      <style:text-properties fo:font-size="12pt" fo:font-style="normal" fo:font-weight="normal" officeooo:rsid="00fb1d7a" style:font-size-asian="12pt" style:font-style-asian="normal" style:font-weight-asian="normal" style:font-size-complex="12pt" style:font-style-complex="normal" style:font-weight-complex="normal"/>
    </style:style>
    <style:style style:name="T126" style:family="text">
      <style:text-properties fo:font-size="12pt" fo:font-style="normal" fo:font-weight="normal" officeooo:rsid="00fc8c65" style:font-size-asian="12pt" style:font-style-asian="normal" style:font-weight-asian="normal" style:font-size-complex="12pt" style:font-style-complex="normal" style:font-weight-complex="normal"/>
    </style:style>
    <style:style style:name="T127" style:family="text">
      <style:text-properties fo:font-size="12pt" fo:font-style="normal" fo:font-weight="normal" officeooo:rsid="00fd6ddf" style:font-size-asian="12pt" style:font-style-asian="normal" style:font-weight-asian="normal" style:font-size-complex="12pt" style:font-style-complex="normal" style:font-weight-complex="normal"/>
    </style:style>
    <style:style style:name="T128" style:family="text">
      <style:text-properties fo:font-size="12pt" fo:font-style="normal" fo:font-weight="normal" officeooo:rsid="00fe3511" style:font-size-asian="12pt" style:font-style-asian="normal" style:font-weight-asian="normal" style:font-size-complex="12pt" style:font-style-complex="normal" style:font-weight-complex="normal"/>
    </style:style>
    <style:style style:name="T129" style:family="text">
      <style:text-properties fo:font-size="12pt" fo:font-style="normal" fo:font-weight="normal" officeooo:rsid="00fe6aa2" style:font-size-asian="12pt" style:font-style-asian="normal" style:font-weight-asian="normal" style:font-size-complex="12pt" style:font-style-complex="normal" style:font-weight-complex="normal"/>
    </style:style>
    <style:style style:name="T130" style:family="text">
      <style:text-properties fo:font-size="12pt" fo:font-style="normal" fo:font-weight="normal" officeooo:rsid="00ff5d15" style:font-size-asian="12pt" style:font-style-asian="normal" style:font-weight-asian="normal" style:font-size-complex="12pt" style:font-style-complex="normal" style:font-weight-complex="normal"/>
    </style:style>
    <style:style style:name="T131" style:family="text">
      <style:text-properties fo:font-size="12pt" fo:font-style="normal" fo:font-weight="normal" officeooo:rsid="00ff7d27" style:font-size-asian="12pt" style:font-style-asian="normal" style:font-weight-asian="normal" style:font-size-complex="12pt" style:font-style-complex="normal" style:font-weight-complex="normal"/>
    </style:style>
    <style:style style:name="T132" style:family="text">
      <style:text-properties fo:font-size="12pt" fo:font-style="normal" fo:font-weight="normal" officeooo:rsid="0106a371" style:font-size-asian="12pt" style:font-style-asian="normal" style:font-weight-asian="normal" style:font-size-complex="12pt" style:font-style-complex="normal" style:font-weight-complex="normal"/>
    </style:style>
    <style:style style:name="T133" style:family="text">
      <style:text-properties fo:font-size="12pt" fo:font-style="normal" fo:font-weight="normal" officeooo:rsid="01071d73" style:font-size-asian="12pt" style:font-style-asian="normal" style:font-weight-asian="normal" style:font-size-complex="12pt" style:font-style-complex="normal" style:font-weight-complex="normal"/>
    </style:style>
    <style:style style:name="T134" style:family="text">
      <style:text-properties fo:font-size="12pt" fo:font-style="normal" fo:font-weight="normal" officeooo:rsid="0107dda3" style:font-size-asian="12pt" style:font-style-asian="normal" style:font-weight-asian="normal" style:font-size-complex="12pt" style:font-style-complex="normal" style:font-weight-complex="normal"/>
    </style:style>
    <style:style style:name="T135" style:family="text">
      <style:text-properties fo:font-size="12pt" fo:font-style="normal" fo:font-weight="normal" officeooo:rsid="010918bf" style:font-size-asian="12pt" style:font-style-asian="normal" style:font-weight-asian="normal" style:font-size-complex="12pt" style:font-style-complex="normal" style:font-weight-complex="normal"/>
    </style:style>
    <style:style style:name="T136" style:family="text">
      <style:text-properties fo:font-size="12pt" fo:font-style="normal" fo:font-weight="normal" officeooo:rsid="010aa59a" style:font-size-asian="12pt" style:font-style-asian="normal" style:font-weight-asian="normal" style:font-size-complex="12pt" style:font-style-complex="normal" style:font-weight-complex="normal"/>
    </style:style>
    <style:style style:name="T137" style:family="text">
      <style:text-properties fo:font-size="12pt" fo:font-style="normal" fo:font-weight="normal" officeooo:rsid="010aaa30" style:font-size-asian="12pt" style:font-style-asian="normal" style:font-weight-asian="normal" style:font-size-complex="12pt" style:font-style-complex="normal" style:font-weight-complex="normal"/>
    </style:style>
    <style:style style:name="T138" style:family="text">
      <style:text-properties fo:font-size="12pt" fo:font-style="normal" fo:font-weight="normal" officeooo:rsid="010c2412" style:font-size-asian="12pt" style:font-style-asian="normal" style:font-weight-asian="normal" style:font-size-complex="12pt" style:font-style-complex="normal" style:font-weight-complex="normal"/>
    </style:style>
    <style:style style:name="T139" style:family="text">
      <style:text-properties fo:font-size="12pt" fo:font-style="normal" fo:font-weight="normal" officeooo:rsid="010e1144" style:font-size-asian="12pt" style:font-style-asian="normal" style:font-weight-asian="normal" style:font-size-complex="12pt" style:font-style-complex="normal" style:font-weight-complex="normal"/>
    </style:style>
    <style:style style:name="T140" style:family="text">
      <style:text-properties fo:font-size="12pt" fo:font-style="normal" fo:font-weight="normal" officeooo:rsid="010e2591" style:font-size-asian="12pt" style:font-style-asian="normal" style:font-weight-asian="normal" style:font-size-complex="12pt" style:font-style-complex="normal" style:font-weight-complex="normal"/>
    </style:style>
    <style:style style:name="T141" style:family="text">
      <style:text-properties fo:font-size="12pt" fo:font-style="normal" fo:font-weight="normal" officeooo:rsid="011012b8" style:font-size-asian="12pt" style:font-style-asian="normal" style:font-weight-asian="normal" style:font-size-complex="12pt" style:font-style-complex="normal" style:font-weight-complex="normal"/>
    </style:style>
    <style:style style:name="T142" style:family="text">
      <style:text-properties fo:font-size="12pt" fo:font-style="normal" fo:font-weight="normal" officeooo:rsid="01127b6f" style:font-size-asian="12pt" style:font-style-asian="normal" style:font-weight-asian="normal" style:font-size-complex="12pt" style:font-style-complex="normal" style:font-weight-complex="normal"/>
    </style:style>
    <style:style style:name="T143" style:family="text">
      <style:text-properties fo:font-size="12pt" fo:font-style="normal" fo:font-weight="normal" officeooo:rsid="0113b5a2" style:font-size-asian="12pt" style:font-style-asian="normal" style:font-weight-asian="normal" style:font-size-complex="12pt" style:font-style-complex="normal" style:font-weight-complex="normal"/>
    </style:style>
    <style:style style:name="T144" style:family="text">
      <style:text-properties fo:font-size="12pt" fo:font-style="normal" fo:font-weight="normal" officeooo:rsid="01161b95" style:font-size-asian="12pt" style:font-style-asian="normal" style:font-weight-asian="normal" style:font-size-complex="12pt" style:font-style-complex="normal" style:font-weight-complex="normal"/>
    </style:style>
    <style:style style:name="T145" style:family="text">
      <style:text-properties fo:font-size="12pt" fo:font-style="normal" fo:font-weight="normal" officeooo:rsid="0117bc95" style:font-size-asian="12pt" style:font-style-asian="normal" style:font-weight-asian="normal" style:font-size-complex="12pt" style:font-style-complex="normal" style:font-weight-complex="normal"/>
    </style:style>
    <style:style style:name="T146" style:family="text">
      <style:text-properties fo:font-size="12pt" fo:font-style="normal" fo:font-weight="normal" officeooo:rsid="0119224a" style:font-size-asian="12pt" style:font-style-asian="normal" style:font-weight-asian="normal" style:font-size-complex="12pt" style:font-style-complex="normal" style:font-weight-complex="normal"/>
    </style:style>
    <style:style style:name="T147" style:family="text">
      <style:text-properties fo:font-size="12pt" fo:font-style="normal" fo:font-weight="normal" officeooo:rsid="01198564" style:font-size-asian="12pt" style:font-style-asian="normal" style:font-weight-asian="normal" style:font-size-complex="12pt" style:font-style-complex="normal" style:font-weight-complex="normal"/>
    </style:style>
    <style:style style:name="T148" style:family="text">
      <style:text-properties fo:font-size="12pt" fo:font-style="normal" fo:font-weight="normal" officeooo:rsid="01199573" style:font-size-asian="12pt" style:font-style-asian="normal" style:font-weight-asian="normal" style:font-size-complex="12pt" style:font-style-complex="normal" style:font-weight-complex="normal"/>
    </style:style>
    <style:style style:name="T149" style:family="text">
      <style:text-properties fo:font-size="12pt" fo:font-style="normal" fo:font-weight="normal" officeooo:rsid="011cf83b" style:font-size-asian="12pt" style:font-style-asian="normal" style:font-weight-asian="normal" style:font-size-complex="12pt" style:font-style-complex="normal" style:font-weight-complex="normal"/>
    </style:style>
    <style:style style:name="T150" style:family="text">
      <style:text-properties fo:font-size="12pt" fo:font-style="normal" fo:font-weight="normal" officeooo:rsid="011e24ee" style:font-size-asian="12pt" style:font-style-asian="normal" style:font-weight-asian="normal" style:font-size-complex="12pt" style:font-style-complex="normal" style:font-weight-complex="normal"/>
    </style:style>
    <style:style style:name="T151" style:family="text">
      <style:text-properties fo:font-size="12pt" fo:font-style="normal" fo:font-weight="normal" officeooo:rsid="011f1e95" style:font-size-asian="12pt" style:font-style-asian="normal" style:font-weight-asian="normal" style:font-size-complex="12pt" style:font-style-complex="normal" style:font-weight-complex="normal"/>
    </style:style>
    <style:style style:name="T152" style:family="text">
      <style:text-properties fo:font-size="12pt" fo:font-style="normal" fo:font-weight="normal" officeooo:rsid="01209382" style:font-size-asian="12pt" style:font-style-asian="normal" style:font-weight-asian="normal" style:font-size-complex="12pt" style:font-style-complex="normal" style:font-weight-complex="normal"/>
    </style:style>
    <style:style style:name="T153" style:family="text">
      <style:text-properties fo:font-size="12pt" fo:font-style="normal" fo:font-weight="normal" officeooo:rsid="01211501" style:font-size-asian="12pt" style:font-style-asian="normal" style:font-weight-asian="normal" style:font-size-complex="12pt" style:font-style-complex="normal" style:font-weight-complex="normal"/>
    </style:style>
    <style:style style:name="T154" style:family="text">
      <style:text-properties fo:font-size="12pt" fo:font-style="normal" fo:font-weight="normal" officeooo:rsid="0122658e" style:font-size-asian="12pt" style:font-style-asian="normal" style:font-weight-asian="normal" style:font-size-complex="12pt" style:font-style-complex="normal" style:font-weight-complex="normal"/>
    </style:style>
    <style:style style:name="T155" style:family="text">
      <style:text-properties fo:font-size="12pt" fo:font-style="normal" fo:font-weight="normal" officeooo:rsid="01236f67" style:font-size-asian="12pt" style:font-style-asian="normal" style:font-weight-asian="normal" style:font-size-complex="12pt" style:font-style-complex="normal" style:font-weight-complex="normal"/>
    </style:style>
    <style:style style:name="T156" style:family="text">
      <style:text-properties fo:font-size="12pt" fo:font-style="normal" fo:font-weight="normal" officeooo:rsid="0123a1c8" style:font-size-asian="12pt" style:font-style-asian="normal" style:font-weight-asian="normal" style:font-size-complex="12pt" style:font-style-complex="normal" style:font-weight-complex="normal"/>
    </style:style>
    <style:style style:name="T157" style:family="text">
      <style:text-properties fo:font-size="12pt" fo:font-style="normal" fo:font-weight="normal" officeooo:rsid="012614ba" style:font-size-asian="12pt" style:font-style-asian="normal" style:font-weight-asian="normal" style:font-size-complex="12pt" style:font-style-complex="normal" style:font-weight-complex="normal"/>
    </style:style>
    <style:style style:name="T158" style:family="text">
      <style:text-properties fo:font-size="12pt" fo:font-style="normal" fo:font-weight="normal" officeooo:rsid="012751ab" style:font-size-asian="12pt" style:font-style-asian="normal" style:font-weight-asian="normal" style:font-size-complex="12pt" style:font-style-complex="normal" style:font-weight-complex="normal"/>
    </style:style>
    <style:style style:name="T159" style:family="text">
      <style:text-properties fo:font-size="12pt" fo:font-style="normal" fo:font-weight="normal" officeooo:rsid="01276a6a" style:font-size-asian="12pt" style:font-style-asian="normal" style:font-weight-asian="normal" style:font-size-complex="12pt" style:font-style-complex="normal" style:font-weight-complex="normal"/>
    </style:style>
    <style:style style:name="T160" style:family="text">
      <style:text-properties fo:font-size="12pt" fo:font-style="normal" fo:font-weight="normal" officeooo:rsid="0127cce3" style:font-size-asian="12pt" style:font-style-asian="normal" style:font-weight-asian="normal" style:font-size-complex="12pt" style:font-style-complex="normal" style:font-weight-complex="normal"/>
    </style:style>
    <style:style style:name="T161" style:family="text">
      <style:text-properties fo:font-size="12pt" fo:font-style="normal" fo:font-weight="normal" officeooo:rsid="0129aa66" style:font-size-asian="12pt" style:font-style-asian="normal" style:font-weight-asian="normal" style:font-size-complex="12pt" style:font-style-complex="normal" style:font-weight-complex="normal"/>
    </style:style>
    <style:style style:name="T162" style:family="text">
      <style:text-properties fo:font-size="12pt" fo:font-style="normal" fo:font-weight="normal" officeooo:rsid="012a870c" style:font-size-asian="12pt" style:font-style-asian="normal" style:font-weight-asian="normal" style:font-size-complex="12pt" style:font-style-complex="normal" style:font-weight-complex="normal"/>
    </style:style>
    <style:style style:name="T163" style:family="text">
      <style:text-properties fo:font-size="12pt" fo:font-style="normal" fo:font-weight="normal" officeooo:rsid="012b9717" style:font-size-asian="12pt" style:font-style-asian="normal" style:font-weight-asian="normal" style:font-size-complex="12pt" style:font-style-complex="normal" style:font-weight-complex="normal"/>
    </style:style>
    <style:style style:name="T164" style:family="text">
      <style:text-properties fo:font-size="12pt" fo:font-style="normal" fo:font-weight="normal" officeooo:rsid="012ccc5b" style:font-size-asian="12pt" style:font-style-asian="normal" style:font-weight-asian="normal" style:font-size-complex="12pt" style:font-style-complex="normal" style:font-weight-complex="normal"/>
    </style:style>
    <style:style style:name="T165" style:family="text">
      <style:text-properties fo:font-size="12pt" fo:font-style="normal" fo:font-weight="normal" officeooo:rsid="012ebba6" style:font-size-asian="12pt" style:font-style-asian="normal" style:font-weight-asian="normal" style:font-size-complex="12pt" style:font-style-complex="normal" style:font-weight-complex="normal"/>
    </style:style>
    <style:style style:name="T166" style:family="text">
      <style:text-properties fo:font-size="12pt" fo:font-style="normal" fo:font-weight="normal" officeooo:rsid="012fd86c" style:font-size-asian="12pt" style:font-style-asian="normal" style:font-weight-asian="normal" style:font-size-complex="12pt" style:font-style-complex="normal" style:font-weight-complex="normal"/>
    </style:style>
    <style:style style:name="T167" style:family="text">
      <style:text-properties fo:font-size="12pt" fo:font-style="normal" fo:font-weight="normal" officeooo:rsid="013067f3" style:font-size-asian="12pt" style:font-style-asian="normal" style:font-weight-asian="normal" style:font-size-complex="12pt" style:font-style-complex="normal" style:font-weight-complex="normal"/>
    </style:style>
    <style:style style:name="T168" style:family="text">
      <style:text-properties fo:font-size="12pt" fo:font-style="normal" fo:font-weight="normal" officeooo:rsid="0131d73e" style:font-size-asian="12pt" style:font-style-asian="normal" style:font-weight-asian="normal" style:font-size-complex="12pt" style:font-style-complex="normal" style:font-weight-complex="normal"/>
    </style:style>
    <style:style style:name="T169" style:family="text">
      <style:text-properties fo:font-size="12pt" fo:font-style="normal" fo:font-weight="normal" officeooo:rsid="0133b74f" style:font-size-asian="12pt" style:font-style-asian="normal" style:font-weight-asian="normal" style:font-size-complex="12pt" style:font-style-complex="normal" style:font-weight-complex="normal"/>
    </style:style>
    <style:style style:name="T170" style:family="text">
      <style:text-properties fo:font-size="12pt" fo:font-style="normal" fo:font-weight="normal" officeooo:rsid="01359da6" style:font-size-asian="12pt" style:font-style-asian="normal" style:font-weight-asian="normal" style:font-size-complex="12pt" style:font-style-complex="normal" style:font-weight-complex="normal"/>
    </style:style>
    <style:style style:name="T171" style:family="text">
      <style:text-properties fo:font-size="12pt" fo:font-style="normal" fo:font-weight="normal" officeooo:rsid="0136c41c" style:font-size-asian="12pt" style:font-style-asian="normal" style:font-weight-asian="normal" style:font-size-complex="12pt" style:font-style-complex="normal" style:font-weight-complex="normal"/>
    </style:style>
    <style:style style:name="T172" style:family="text">
      <style:text-properties fo:font-size="12pt" fo:font-style="normal" fo:font-weight="normal" officeooo:rsid="013839af" style:font-size-asian="12pt" style:font-style-asian="normal" style:font-weight-asian="normal" style:font-size-complex="12pt" style:font-style-complex="normal" style:font-weight-complex="normal"/>
    </style:style>
    <style:style style:name="T173" style:family="text">
      <style:text-properties fo:font-size="12pt" fo:font-style="normal" fo:font-weight="normal" officeooo:rsid="013e623e" style:font-size-asian="12pt" style:font-style-asian="normal" style:font-weight-asian="normal" style:font-size-complex="12pt" style:font-style-complex="normal" style:font-weight-complex="normal"/>
    </style:style>
    <style:style style:name="T174" style:family="text">
      <style:text-properties fo:font-size="12pt" fo:font-style="normal" fo:font-weight="normal" officeooo:rsid="013f4216" style:font-size-asian="12pt" style:font-style-asian="normal" style:font-weight-asian="normal" style:font-size-complex="12pt" style:font-style-complex="normal" style:font-weight-complex="normal"/>
    </style:style>
    <style:style style:name="T175" style:family="text">
      <style:text-properties fo:font-size="12pt" fo:font-style="normal" fo:font-weight="normal" officeooo:rsid="0140f4e3" style:font-size-asian="12pt" style:font-style-asian="normal" style:font-weight-asian="normal" style:font-size-complex="12pt" style:font-style-complex="normal" style:font-weight-complex="normal"/>
    </style:style>
    <style:style style:name="T176" style:family="text">
      <style:text-properties fo:font-size="12pt" fo:font-style="normal" fo:font-weight="normal" officeooo:rsid="01436ccf" style:font-size-asian="12pt" style:font-style-asian="normal" style:font-weight-asian="normal" style:font-size-complex="12pt" style:font-style-complex="normal" style:font-weight-complex="normal"/>
    </style:style>
    <style:style style:name="T177" style:family="text">
      <style:text-properties fo:font-size="12pt" fo:font-style="normal" fo:font-weight="normal" officeooo:rsid="01440995" style:font-size-asian="12pt" style:font-style-asian="normal" style:font-weight-asian="normal" style:font-size-complex="12pt" style:font-style-complex="normal" style:font-weight-complex="normal"/>
    </style:style>
    <style:style style:name="T178" style:family="text">
      <style:text-properties fo:font-size="12pt" fo:font-style="normal" fo:font-weight="normal" officeooo:rsid="0145a289" style:font-size-asian="12pt" style:font-style-asian="normal" style:font-weight-asian="normal" style:font-size-complex="12pt" style:font-style-complex="normal" style:font-weight-complex="normal"/>
    </style:style>
    <style:style style:name="T179" style:family="text">
      <style:text-properties fo:font-size="12pt" fo:font-style="normal" fo:font-weight="normal" officeooo:rsid="01470164" style:font-size-asian="12pt" style:font-style-asian="normal" style:font-weight-asian="normal" style:font-size-complex="12pt" style:font-style-complex="normal" style:font-weight-complex="normal"/>
    </style:style>
    <style:style style:name="T180" style:family="text">
      <style:text-properties fo:font-size="12pt" fo:font-style="normal" fo:font-weight="normal" officeooo:rsid="014887f5" style:font-size-asian="12pt" style:font-style-asian="normal" style:font-weight-asian="normal" style:font-size-complex="12pt" style:font-style-complex="normal" style:font-weight-complex="normal"/>
    </style:style>
    <style:style style:name="T181" style:family="text">
      <style:text-properties fo:font-size="12pt" fo:font-style="normal" fo:font-weight="normal" officeooo:rsid="0149a532" style:font-size-asian="12pt" style:font-style-asian="normal" style:font-weight-asian="normal" style:font-size-complex="12pt" style:font-style-complex="normal" style:font-weight-complex="normal"/>
    </style:style>
    <style:style style:name="T182" style:family="text">
      <style:text-properties fo:font-size="12pt" fo:font-style="normal" fo:font-weight="normal" officeooo:rsid="0149c106" style:font-size-asian="12pt" style:font-style-asian="normal" style:font-weight-asian="normal" style:font-size-complex="12pt" style:font-style-complex="normal" style:font-weight-complex="normal"/>
    </style:style>
    <style:style style:name="T183" style:family="text">
      <style:text-properties fo:font-size="12pt" fo:font-style="normal" fo:font-weight="normal" officeooo:rsid="014b69c7" style:font-size-asian="12pt" style:font-style-asian="normal" style:font-weight-asian="normal" style:font-size-complex="12pt" style:font-style-complex="normal" style:font-weight-complex="normal"/>
    </style:style>
    <style:style style:name="T184" style:family="text">
      <style:text-properties fo:font-size="12pt" fo:font-style="normal" fo:font-weight="normal" officeooo:rsid="014f2a18" style:font-size-asian="12pt" style:font-style-asian="normal" style:font-weight-asian="normal" style:font-size-complex="12pt" style:font-style-complex="normal" style:font-weight-complex="normal"/>
    </style:style>
    <style:style style:name="T185" style:family="text">
      <style:text-properties fo:font-size="12pt" fo:font-style="normal" fo:font-weight="normal" officeooo:rsid="0150eb94" style:font-size-asian="12pt" style:font-style-asian="normal" style:font-weight-asian="normal" style:font-size-complex="12pt" style:font-style-complex="normal" style:font-weight-complex="normal"/>
    </style:style>
    <style:style style:name="T186" style:family="text">
      <style:text-properties fo:font-size="12pt" fo:font-style="normal" fo:font-weight="normal" officeooo:rsid="015385cd" style:font-size-asian="12pt" style:font-style-asian="normal" style:font-weight-asian="normal" style:font-size-complex="12pt" style:font-style-complex="normal" style:font-weight-complex="normal"/>
    </style:style>
    <style:style style:name="T187" style:family="text">
      <style:text-properties fo:font-size="12pt" fo:font-style="normal" fo:font-weight="normal" officeooo:rsid="01554bcf" style:font-size-asian="12pt" style:font-style-asian="normal" style:font-weight-asian="normal" style:font-size-complex="12pt" style:font-style-complex="normal" style:font-weight-complex="normal"/>
    </style:style>
    <style:style style:name="T188" style:family="text">
      <style:text-properties fo:font-size="12pt" fo:font-style="normal" fo:font-weight="normal" officeooo:rsid="0155a3f3" style:font-size-asian="12pt" style:font-style-asian="normal" style:font-weight-asian="normal" style:font-size-complex="12pt" style:font-style-complex="normal" style:font-weight-complex="normal"/>
    </style:style>
    <style:style style:name="T189" style:family="text">
      <style:text-properties fo:font-size="12pt" fo:font-style="normal" fo:font-weight="normal" officeooo:rsid="01577a05" style:font-size-asian="12pt" style:font-style-asian="normal" style:font-weight-asian="normal" style:font-size-complex="12pt" style:font-style-complex="normal" style:font-weight-complex="normal"/>
    </style:style>
    <style:style style:name="T190" style:family="text">
      <style:text-properties fo:font-size="12pt" fo:font-style="normal" fo:font-weight="normal" officeooo:rsid="0159a31f" style:font-size-asian="12pt" style:font-style-asian="normal" style:font-weight-asian="normal" style:font-size-complex="12pt" style:font-style-complex="normal" style:font-weight-complex="normal"/>
    </style:style>
    <style:style style:name="T191" style:family="text">
      <style:text-properties fo:font-size="12pt" fo:font-style="normal" fo:font-weight="normal" officeooo:rsid="015b2b84" style:font-size-asian="12pt" style:font-style-asian="normal" style:font-weight-asian="normal" style:font-size-complex="12pt" style:font-style-complex="normal" style:font-weight-complex="normal"/>
    </style:style>
    <style:style style:name="T192" style:family="text">
      <style:text-properties fo:font-size="12pt" fo:font-style="normal" fo:font-weight="normal" officeooo:rsid="015ec9f3" style:font-size-asian="12pt" style:font-style-asian="normal" style:font-weight-asian="normal" style:font-size-complex="12pt" style:font-style-complex="normal" style:font-weight-complex="normal"/>
    </style:style>
    <style:style style:name="T193" style:family="text">
      <style:text-properties fo:font-size="12pt" fo:font-style="normal" fo:font-weight="normal" officeooo:rsid="0160a7e8" style:font-size-asian="12pt" style:font-style-asian="normal" style:font-weight-asian="normal" style:font-size-complex="12pt" style:font-style-complex="normal" style:font-weight-complex="normal"/>
    </style:style>
    <style:style style:name="T194" style:family="text">
      <style:text-properties fo:font-size="12pt" fo:font-style="normal" fo:font-weight="normal" officeooo:rsid="01621698" style:font-size-asian="12pt" style:font-style-asian="normal" style:font-weight-asian="normal" style:font-size-complex="12pt" style:font-style-complex="normal" style:font-weight-complex="normal"/>
    </style:style>
    <style:style style:name="T195" style:family="text">
      <style:text-properties fo:font-size="12pt" fo:font-style="normal" fo:font-weight="normal" officeooo:rsid="01637f8f" style:font-size-asian="12pt" style:font-style-asian="normal" style:font-weight-asian="normal" style:font-size-complex="12pt" style:font-style-complex="normal" style:font-weight-complex="normal"/>
    </style:style>
    <style:style style:name="T196" style:family="text">
      <style:text-properties fo:font-size="12pt" fo:font-style="normal" fo:font-weight="normal" officeooo:rsid="0165f429" style:font-size-asian="12pt" style:font-style-asian="normal" style:font-weight-asian="normal" style:font-size-complex="12pt" style:font-style-complex="normal" style:font-weight-complex="normal"/>
    </style:style>
    <style:style style:name="T197" style:family="text">
      <style:text-properties fo:font-size="12pt" fo:font-style="normal" fo:font-weight="normal" officeooo:rsid="0166514d" style:font-size-asian="12pt" style:font-style-asian="normal" style:font-weight-asian="normal" style:font-size-complex="12pt" style:font-style-complex="normal" style:font-weight-complex="normal"/>
    </style:style>
    <style:style style:name="T198" style:family="text">
      <style:text-properties fo:font-size="12pt" fo:font-style="normal" fo:font-weight="normal" officeooo:rsid="0166fcaa" style:font-size-asian="12pt" style:font-style-asian="normal" style:font-weight-asian="normal" style:font-size-complex="12pt" style:font-style-complex="normal" style:font-weight-complex="normal"/>
    </style:style>
    <style:style style:name="T199" style:family="text">
      <style:text-properties fo:font-size="12pt" fo:font-style="normal" fo:font-weight="normal" officeooo:rsid="0167cfac" style:font-size-asian="12pt" style:font-style-asian="normal" style:font-weight-asian="normal" style:font-size-complex="12pt" style:font-style-complex="normal" style:font-weight-complex="normal"/>
    </style:style>
    <style:style style:name="T200" style:family="text">
      <style:text-properties fo:font-size="12pt" fo:font-style="normal" fo:font-weight="normal" officeooo:rsid="016828e8" style:font-size-asian="12pt" style:font-style-asian="normal" style:font-weight-asian="normal" style:font-size-complex="12pt" style:font-style-complex="normal" style:font-weight-complex="normal"/>
    </style:style>
    <style:style style:name="T201" style:family="text">
      <style:text-properties fo:font-size="12pt" fo:font-style="normal" fo:font-weight="normal" officeooo:rsid="0168ec54" style:font-size-asian="12pt" style:font-style-asian="normal" style:font-weight-asian="normal" style:font-size-complex="12pt" style:font-style-complex="normal" style:font-weight-complex="normal"/>
    </style:style>
    <style:style style:name="T202" style:family="text">
      <style:text-properties fo:font-size="12pt" fo:font-style="normal" fo:font-weight="normal" officeooo:rsid="0169adc8" style:font-size-asian="12pt" style:font-style-asian="normal" style:font-weight-asian="normal" style:font-size-complex="12pt" style:font-style-complex="normal" style:font-weight-complex="normal"/>
    </style:style>
    <style:style style:name="T203" style:family="text">
      <style:text-properties fo:font-size="12pt" fo:font-style="normal" fo:font-weight="normal" officeooo:rsid="016a57c8" style:font-size-asian="12pt" style:font-style-asian="normal" style:font-weight-asian="normal" style:font-size-complex="12pt" style:font-style-complex="normal" style:font-weight-complex="normal"/>
    </style:style>
    <style:style style:name="T204" style:family="text">
      <style:text-properties fo:font-size="12pt" fo:font-style="normal" fo:font-weight="normal" officeooo:rsid="016a9cca" style:font-size-asian="12pt" style:font-style-asian="normal" style:font-weight-asian="normal" style:font-size-complex="12pt" style:font-style-complex="normal" style:font-weight-complex="normal"/>
    </style:style>
    <style:style style:name="T205" style:family="text">
      <style:text-properties fo:font-size="12pt" fo:font-style="normal" fo:font-weight="normal" officeooo:rsid="016c31a7" style:font-size-asian="12pt" style:font-style-asian="normal" style:font-weight-asian="normal" style:font-size-complex="12pt" style:font-style-complex="normal" style:font-weight-complex="normal"/>
    </style:style>
    <style:style style:name="T206" style:family="text">
      <style:text-properties fo:font-size="12pt" fo:font-style="normal" fo:font-weight="normal" officeooo:rsid="016cf883" style:font-size-asian="12pt" style:font-style-asian="normal" style:font-weight-asian="normal" style:font-size-complex="12pt" style:font-style-complex="normal" style:font-weight-complex="normal"/>
    </style:style>
    <style:style style:name="T207" style:family="text">
      <style:text-properties fo:font-size="12pt" fo:font-style="normal" fo:font-weight="normal" officeooo:rsid="0172cac0" style:font-size-asian="12pt" style:font-style-asian="normal" style:font-weight-asian="normal" style:font-size-complex="12pt" style:font-style-complex="normal" style:font-weight-complex="normal"/>
    </style:style>
    <style:style style:name="T208" style:family="text">
      <style:text-properties fo:font-size="12pt" fo:font-style="normal" fo:font-weight="normal" officeooo:rsid="01739d47" style:font-size-asian="12pt" style:font-style-asian="normal" style:font-weight-asian="normal" style:font-size-complex="12pt" style:font-style-complex="normal" style:font-weight-complex="normal"/>
    </style:style>
    <style:style style:name="T209" style:family="text">
      <style:text-properties fo:font-size="12pt" fo:font-style="normal" fo:font-weight="normal" officeooo:rsid="01742ee6" style:font-size-asian="12pt" style:font-style-asian="normal" style:font-weight-asian="normal" style:font-size-complex="12pt" style:font-style-complex="normal" style:font-weight-complex="normal"/>
    </style:style>
    <style:style style:name="T210" style:family="text">
      <style:text-properties fo:font-size="12pt" fo:font-style="normal" fo:font-weight="normal" officeooo:rsid="0175866e" style:font-size-asian="12pt" style:font-style-asian="normal" style:font-weight-asian="normal" style:font-size-complex="12pt" style:font-style-complex="normal" style:font-weight-complex="normal"/>
    </style:style>
    <style:style style:name="T211" style:family="text">
      <style:text-properties fo:font-size="12pt" fo:font-style="normal" fo:font-weight="normal" officeooo:rsid="017833d6" style:font-size-asian="12pt" style:font-style-asian="normal" style:font-weight-asian="normal" style:font-size-complex="12pt" style:font-style-complex="normal" style:font-weight-complex="normal"/>
    </style:style>
    <style:style style:name="T212" style:family="text">
      <style:text-properties fo:font-size="12pt" fo:font-style="normal" fo:font-weight="normal" officeooo:rsid="01792e5c" style:font-size-asian="12pt" style:font-style-asian="normal" style:font-weight-asian="normal" style:font-size-complex="12pt" style:font-style-complex="normal" style:font-weight-complex="normal"/>
    </style:style>
    <style:style style:name="T213" style:family="text">
      <style:text-properties fo:font-size="12pt" fo:font-style="normal" fo:font-weight="normal" officeooo:rsid="017ac67d" style:font-size-asian="12pt" style:font-style-asian="normal" style:font-weight-asian="normal" style:font-size-complex="12pt" style:font-style-complex="normal" style:font-weight-complex="normal"/>
    </style:style>
    <style:style style:name="T214" style:family="text">
      <style:text-properties fo:font-size="12pt" fo:font-style="normal" fo:font-weight="normal" officeooo:rsid="017cac6c" style:font-size-asian="12pt" style:font-style-asian="normal" style:font-weight-asian="normal" style:font-size-complex="12pt" style:font-style-complex="normal" style:font-weight-complex="normal"/>
    </style:style>
    <style:style style:name="T215" style:family="text">
      <style:text-properties fo:font-size="12pt" fo:font-style="normal" fo:font-weight="normal" officeooo:rsid="017e30b7" style:font-size-asian="12pt" style:font-style-asian="normal" style:font-weight-asian="normal" style:font-size-complex="12pt" style:font-style-complex="normal" style:font-weight-complex="normal"/>
    </style:style>
    <style:style style:name="T216" style:family="text">
      <style:text-properties fo:font-size="12pt" fo:font-style="normal" fo:font-weight="normal" officeooo:rsid="0180bce0" style:font-size-asian="12pt" style:font-style-asian="normal" style:font-weight-asian="normal" style:font-size-complex="12pt" style:font-style-complex="normal" style:font-weight-complex="normal"/>
    </style:style>
    <style:style style:name="T217" style:family="text">
      <style:text-properties fo:font-size="12pt" fo:font-style="normal" fo:font-weight="normal" officeooo:rsid="0180ccc1" style:font-size-asian="12pt" style:font-style-asian="normal" style:font-weight-asian="normal" style:font-size-complex="12pt" style:font-style-complex="normal" style:font-weight-complex="normal"/>
    </style:style>
    <style:style style:name="T218" style:family="text">
      <style:text-properties fo:font-size="12pt" fo:font-style="normal" fo:font-weight="normal" officeooo:rsid="0180f496" style:font-size-asian="12pt" style:font-style-asian="normal" style:font-weight-asian="normal" style:font-size-complex="12pt" style:font-style-complex="normal" style:font-weight-complex="normal"/>
    </style:style>
    <style:style style:name="T219" style:family="text">
      <style:text-properties fo:font-size="12pt" fo:font-style="normal" fo:font-weight="normal" officeooo:rsid="01839516" style:font-size-asian="12pt" style:font-style-asian="normal" style:font-weight-asian="normal" style:font-size-complex="12pt" style:font-style-complex="normal" style:font-weight-complex="normal"/>
    </style:style>
    <style:style style:name="T220" style:family="text">
      <style:text-properties fo:font-size="12pt" fo:font-style="normal" fo:font-weight="normal" officeooo:rsid="0184376c" style:font-size-asian="12pt" style:font-style-asian="normal" style:font-weight-asian="normal" style:font-size-complex="12pt" style:font-style-complex="normal" style:font-weight-complex="normal"/>
    </style:style>
    <style:style style:name="T221" style:family="text">
      <style:text-properties fo:font-size="12pt" fo:font-style="normal" fo:font-weight="normal" officeooo:rsid="018574c1" style:font-size-asian="12pt" style:font-style-asian="normal" style:font-weight-asian="normal" style:font-size-complex="12pt" style:font-style-complex="normal" style:font-weight-complex="normal"/>
    </style:style>
    <style:style style:name="T222" style:family="text">
      <style:text-properties fo:font-size="12pt" fo:font-style="normal" fo:font-weight="normal" officeooo:rsid="0186175d" style:font-size-asian="12pt" style:font-style-asian="normal" style:font-weight-asian="normal" style:font-size-complex="12pt" style:font-style-complex="normal" style:font-weight-complex="normal"/>
    </style:style>
    <style:style style:name="T223" style:family="text">
      <style:text-properties fo:font-size="12pt" fo:font-style="normal" fo:font-weight="normal" officeooo:rsid="0186a356" style:font-size-asian="12pt" style:font-style-asian="normal" style:font-weight-asian="normal" style:font-size-complex="12pt" style:font-style-complex="normal" style:font-weight-complex="normal"/>
    </style:style>
    <style:style style:name="T224" style:family="text">
      <style:text-properties fo:font-size="12pt" fo:font-style="normal" fo:font-weight="normal" officeooo:rsid="01878e32" style:font-size-asian="12pt" style:font-style-asian="normal" style:font-weight-asian="normal" style:font-size-complex="12pt" style:font-style-complex="normal" style:font-weight-complex="normal"/>
    </style:style>
    <style:style style:name="T225" style:family="text">
      <style:text-properties fo:font-size="12pt" fo:font-style="normal" fo:font-weight="normal" officeooo:rsid="0188d0da" style:font-size-asian="12pt" style:font-style-asian="normal" style:font-weight-asian="normal" style:font-size-complex="12pt" style:font-style-complex="normal" style:font-weight-complex="normal"/>
    </style:style>
    <style:style style:name="T226" style:family="text">
      <style:text-properties fo:font-size="12pt" fo:font-style="normal" fo:font-weight="normal" officeooo:rsid="018b2290" style:font-size-asian="12pt" style:font-style-asian="normal" style:font-weight-asian="normal" style:font-size-complex="12pt" style:font-style-complex="normal" style:font-weight-complex="normal"/>
    </style:style>
    <style:style style:name="T227" style:family="text">
      <style:text-properties fo:font-size="12pt" fo:font-style="normal" fo:font-weight="normal" officeooo:rsid="018cb969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fo:font-size="12pt" fo:font-style="normal" fo:font-weight="normal" officeooo:rsid="018d71ec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fo:font-size="12pt" fo:font-style="normal" fo:font-weight="normal" officeooo:rsid="018f3c08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fo:font-size="12pt" fo:font-style="normal" fo:font-weight="normal" officeooo:rsid="01903e47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fo:font-size="12pt" fo:font-style="normal" fo:font-weight="normal" officeooo:rsid="01964579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fo:font-size="12pt" fo:font-style="normal" fo:font-weight="normal" officeooo:rsid="0198f12b" style:font-size-asian="12pt" style:font-style-asian="normal" style:font-weight-asian="normal" style:font-size-complex="12pt" style:font-style-complex="normal" style:font-weight-complex="normal"/>
    </style:style>
    <style:style style:name="T233" style:family="text">
      <style:text-properties fo:font-size="12pt" fo:font-style="normal" fo:font-weight="normal" officeooo:rsid="019b76ea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fo:font-size="12pt" fo:font-style="normal" fo:font-weight="normal" officeooo:rsid="019ca7f6" style:font-size-asian="12pt" style:font-style-asian="normal" style:font-weight-asian="normal" style:font-size-complex="12pt" style:font-style-complex="normal" style:font-weight-complex="normal"/>
    </style:style>
    <style:style style:name="T235" style:family="text">
      <style:text-properties fo:font-size="12pt" fo:font-style="normal" fo:font-weight="normal" officeooo:rsid="019e383c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fo:font-size="12pt" fo:font-style="normal" fo:font-weight="normal" officeooo:rsid="01a16a81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fo:font-size="12pt" fo:font-style="normal" fo:font-weight="normal" officeooo:rsid="01a34bc0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fo:font-size="12pt" fo:font-style="normal" fo:font-weight="normal" officeooo:rsid="01a46fa5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fo:font-size="12pt" fo:font-style="normal" fo:font-weight="normal" officeooo:rsid="01a5860d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fo:font-size="12pt" fo:font-style="normal" fo:font-weight="normal" officeooo:rsid="01a76604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fo:font-size="12pt" fo:font-style="normal" fo:font-weight="normal" officeooo:rsid="01a8d835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fo:font-size="12pt" fo:font-style="normal" fo:font-weight="normal" officeooo:rsid="01a965eb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fo:font-size="12pt" fo:font-style="normal" fo:font-weight="normal" officeooo:rsid="01ab24ac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fo:font-size="12pt" fo:font-style="normal" fo:font-weight="normal" officeooo:rsid="01aba8a2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fo:font-size="12pt" fo:font-style="normal" fo:font-weight="normal" officeooo:rsid="01ad0c79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size="12pt" fo:font-style="normal" fo:font-weight="normal" officeooo:rsid="01ae4e5b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size="12pt" fo:font-style="normal" fo:font-weight="normal" officeooo:rsid="01b13246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size="12pt" fo:font-style="normal" fo:font-weight="normal" officeooo:rsid="01b31856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font-size="12pt" fo:font-style="normal" fo:font-weight="normal" officeooo:rsid="01b3c9ff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font-size="12pt" fo:font-style="normal" fo:font-weight="normal" officeooo:rsid="01b40101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fo:font-size="12pt" fo:font-style="normal" fo:font-weight="normal" officeooo:rsid="01b5ce18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fo:font-size="12pt" fo:font-style="normal" fo:font-weight="normal" officeooo:rsid="01b61756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fo:font-size="12pt" fo:font-style="normal" fo:font-weight="normal" officeooo:rsid="01b66914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fo:font-size="12pt" fo:font-style="normal" fo:font-weight="normal" officeooo:rsid="01b820d7" style:font-size-asian="12pt" style:font-style-asian="normal" style:font-weight-asian="normal" style:font-size-complex="12pt" style:font-style-complex="normal" style:font-weight-complex="normal"/>
    </style:style>
    <style:style style:name="T255" style:family="text">
      <style:text-properties fo:font-size="12pt" fo:font-style="normal" fo:font-weight="normal" officeooo:rsid="01ca40a6" style:font-size-asian="12pt" style:font-style-asian="normal" style:font-weight-asian="normal" style:font-size-complex="12pt" style:font-style-complex="normal" style:font-weight-complex="normal"/>
    </style:style>
    <style:style style:name="T256" style:family="text">
      <style:text-properties fo:font-size="12pt" fo:font-style="normal" fo:font-weight="normal" officeooo:rsid="01cc0653" style:font-size-asian="12pt" style:font-style-asian="normal" style:font-weight-asian="normal" style:font-size-complex="12pt" style:font-style-complex="normal" style:font-weight-complex="normal"/>
    </style:style>
    <style:style style:name="T257" style:family="text">
      <style:text-properties fo:font-size="12pt" fo:font-style="normal" fo:font-weight="normal" officeooo:rsid="01cdbf08" style:font-size-asian="12pt" style:font-style-asian="normal" style:font-weight-asian="normal" style:font-size-complex="12pt" style:font-style-complex="normal" style:font-weight-complex="normal"/>
    </style:style>
    <style:style style:name="T258" style:family="text">
      <style:text-properties fo:font-size="12pt" fo:font-style="normal" fo:font-weight="normal" officeooo:rsid="01ce280e" style:font-size-asian="12pt" style:font-style-asian="normal" style:font-weight-asian="normal" style:font-size-complex="12pt" style:font-style-complex="normal" style:font-weight-complex="normal"/>
    </style:style>
    <style:style style:name="T259" style:family="text">
      <style:text-properties fo:font-size="12pt" fo:font-style="normal" fo:font-weight="normal" officeooo:rsid="01d31d2d" style:font-size-asian="12pt" style:font-style-asian="normal" style:font-weight-asian="normal" style:font-size-complex="12pt" style:font-style-complex="normal" style:font-weight-complex="normal"/>
    </style:style>
    <style:style style:name="T260" style:family="text">
      <style:text-properties fo:font-size="12pt" fo:font-style="normal" fo:font-weight="normal" officeooo:rsid="01d42ad1" style:font-size-asian="12pt" style:font-style-asian="normal" style:font-weight-asian="normal" style:font-size-complex="12pt" style:font-style-complex="normal" style:font-weight-complex="normal"/>
    </style:style>
    <style:style style:name="T261" style:family="text">
      <style:text-properties fo:font-size="12pt" fo:font-style="normal" fo:font-weight="normal" officeooo:rsid="01d62180" style:font-size-asian="12pt" style:font-style-asian="normal" style:font-weight-asian="normal" style:font-size-complex="12pt" style:font-style-complex="normal" style:font-weight-complex="normal"/>
    </style:style>
    <style:style style:name="T262" style:family="text">
      <style:text-properties fo:font-size="12pt" fo:font-style="normal" fo:font-weight="normal" officeooo:rsid="01d92dfd" style:font-size-asian="12pt" style:font-style-asian="normal" style:font-weight-asian="normal" style:font-size-complex="12pt" style:font-style-complex="normal" style:font-weight-complex="normal"/>
    </style:style>
    <style:style style:name="T263" style:family="text">
      <style:text-properties fo:font-size="12pt" fo:font-style="normal" fo:font-weight="normal" officeooo:rsid="01d9cd67" style:font-size-asian="12pt" style:font-style-asian="normal" style:font-weight-asian="normal" style:font-size-complex="12pt" style:font-style-complex="normal" style:font-weight-complex="normal"/>
    </style:style>
    <style:style style:name="T264" style:family="text">
      <style:text-properties fo:font-size="12pt" fo:font-style="normal" fo:font-weight="normal" officeooo:rsid="01da757b" style:font-size-asian="12pt" style:font-style-asian="normal" style:font-weight-asian="normal" style:font-size-complex="12pt" style:font-style-complex="normal" style:font-weight-complex="normal"/>
    </style:style>
    <style:style style:name="T265" style:family="text">
      <style:text-properties fo:font-size="12pt" fo:font-style="italic" fo:font-weight="normal" officeooo:rsid="003517c2" style:font-size-asian="12pt" style:font-style-asian="italic" style:font-weight-asian="normal" style:font-size-complex="12pt" style:font-style-complex="italic" style:font-weight-complex="normal"/>
    </style:style>
    <style:style style:name="T266" style:family="text">
      <style:text-properties fo:font-size="12pt" fo:font-style="italic" fo:font-weight="normal" officeooo:rsid="0036ed8b" style:font-size-asian="12pt" style:font-style-asian="italic" style:font-weight-asian="normal" style:font-size-complex="12pt" style:font-style-complex="italic" style:font-weight-complex="normal"/>
    </style:style>
    <style:style style:name="T267" style:family="text">
      <style:text-properties fo:font-size="12pt" fo:font-style="italic" fo:font-weight="normal" officeooo:rsid="00377c1d" style:font-size-asian="12pt" style:font-style-asian="italic" style:font-weight-asian="normal" style:font-size-complex="12pt" style:font-style-complex="italic" style:font-weight-complex="normal"/>
    </style:style>
    <style:style style:name="T268" style:family="text">
      <style:text-properties fo:font-size="12pt" fo:font-style="italic" fo:font-weight="normal" officeooo:rsid="00c08625" style:font-size-asian="12pt" style:font-style-asian="italic" style:font-weight-asian="normal" style:font-size-complex="12pt" style:font-style-complex="italic" style:font-weight-complex="normal"/>
    </style:style>
    <style:style style:name="T269" style:family="text">
      <style:text-properties fo:font-size="12pt" fo:font-weight="normal" style:font-size-asian="12pt" style:font-weight-asian="normal" style:font-size-complex="12pt" style:font-weight-complex="normal"/>
    </style:style>
    <style:style style:name="T270" style:family="text">
      <style:text-properties fo:font-size="12pt" fo:font-weight="normal" officeooo:rsid="00377c1d" style:font-size-asian="12pt" style:font-weight-asian="normal" style:font-size-complex="12pt" style:font-weight-complex="normal"/>
    </style:style>
    <style:style style:name="T271" style:family="text">
      <style:text-properties fo:font-size="12pt" fo:font-weight="normal" officeooo:rsid="003ab52c" style:font-size-asian="12pt" style:font-weight-asian="normal" style:font-size-complex="12pt" style:font-weight-complex="normal"/>
    </style:style>
    <style:style style:name="T272" style:family="text">
      <style:text-properties fo:font-size="12pt" fo:font-weight="normal" officeooo:rsid="003c5999" style:font-size-asian="12pt" style:font-weight-asian="normal" style:font-size-complex="12pt" style:font-weight-complex="normal"/>
    </style:style>
    <style:style style:name="T273" style:family="text">
      <style:text-properties fo:font-size="12pt" fo:font-weight="normal" officeooo:rsid="00450d8c" style:font-size-asian="12pt" style:font-weight-asian="normal" style:font-size-complex="12pt" style:font-weight-complex="normal"/>
    </style:style>
    <style:style style:name="T274" style:family="text">
      <style:text-properties fo:font-size="12pt" fo:font-weight="normal" officeooo:rsid="004cdd3c" style:font-size-asian="12pt" style:font-weight-asian="normal" style:font-size-complex="12pt" style:font-weight-complex="normal"/>
    </style:style>
    <style:style style:name="T275" style:family="text">
      <style:text-properties fo:font-size="12pt" fo:font-weight="normal" officeooo:rsid="00551ce5" style:font-size-asian="12pt" style:font-weight-asian="normal" style:font-size-complex="12pt" style:font-weight-complex="normal"/>
    </style:style>
    <style:style style:name="T276" style:family="text">
      <style:text-properties fo:font-size="12pt" fo:font-weight="normal" officeooo:rsid="0064186b" style:font-size-asian="12pt" style:font-weight-asian="normal" style:font-size-complex="12pt" style:font-weight-complex="normal"/>
    </style:style>
    <style:style style:name="T277" style:family="text">
      <style:text-properties fo:font-size="12pt" fo:font-weight="normal" officeooo:rsid="0064e7ad" style:font-size-asian="12pt" style:font-weight-asian="normal" style:font-size-complex="12pt" style:font-weight-complex="normal"/>
    </style:style>
    <style:style style:name="T278" style:family="text">
      <style:text-properties fo:font-size="12pt" fo:font-weight="normal" officeooo:rsid="0066b287" style:font-size-asian="12pt" style:font-weight-asian="normal" style:font-size-complex="12pt" style:font-weight-complex="normal"/>
    </style:style>
    <style:style style:name="T279" style:family="text">
      <style:text-properties fo:font-size="12pt" fo:font-weight="normal" officeooo:rsid="0066fb1c" style:font-size-asian="12pt" style:font-weight-asian="normal" style:font-size-complex="12pt" style:font-weight-complex="normal"/>
    </style:style>
    <style:style style:name="T280" style:family="text">
      <style:text-properties fo:font-size="12pt" fo:font-weight="normal" officeooo:rsid="0068f175" style:font-size-asian="12pt" style:font-weight-asian="normal" style:font-size-complex="12pt" style:font-weight-complex="normal"/>
    </style:style>
    <style:style style:name="T281" style:family="text">
      <style:text-properties fo:font-size="12pt" fo:font-weight="normal" officeooo:rsid="006a96f5" style:font-size-asian="12pt" style:font-weight-asian="normal" style:font-size-complex="12pt" style:font-weight-complex="normal"/>
    </style:style>
    <style:style style:name="T282" style:family="text">
      <style:text-properties fo:font-size="12pt" fo:font-weight="normal" officeooo:rsid="006c4d32" style:font-size-asian="12pt" style:font-weight-asian="normal" style:font-size-complex="12pt" style:font-weight-complex="normal"/>
    </style:style>
    <style:style style:name="T283" style:family="text">
      <style:text-properties fo:font-size="12pt" fo:font-weight="normal" officeooo:rsid="006dd682" style:font-size-asian="12pt" style:font-weight-asian="normal" style:font-size-complex="12pt" style:font-weight-complex="normal"/>
    </style:style>
    <style:style style:name="T284" style:family="text">
      <style:text-properties fo:font-size="12pt" fo:font-weight="normal" officeooo:rsid="0070156a" style:font-size-asian="12pt" style:font-weight-asian="normal" style:font-size-complex="12pt" style:font-weight-complex="normal"/>
    </style:style>
    <style:style style:name="T285" style:family="text">
      <style:text-properties fo:font-size="12pt" fo:font-weight="normal" officeooo:rsid="00727e6a" style:font-size-asian="12pt" style:font-weight-asian="normal" style:font-size-complex="12pt" style:font-weight-complex="normal"/>
    </style:style>
    <style:style style:name="T286" style:family="text">
      <style:text-properties fo:font-size="12pt" fo:font-weight="normal" officeooo:rsid="00743c80" style:font-size-asian="12pt" style:font-weight-asian="normal" style:font-size-complex="12pt" style:font-weight-complex="normal"/>
    </style:style>
    <style:style style:name="T287" style:family="text">
      <style:text-properties fo:font-size="12pt" fo:font-weight="normal" officeooo:rsid="0075c545" style:font-size-asian="12pt" style:font-weight-asian="normal" style:font-size-complex="12pt" style:font-weight-complex="normal"/>
    </style:style>
    <style:style style:name="T288" style:family="text">
      <style:text-properties fo:font-size="12pt" fo:font-weight="normal" officeooo:rsid="00776156" style:font-size-asian="12pt" style:font-weight-asian="normal" style:font-size-complex="12pt" style:font-weight-complex="normal"/>
    </style:style>
    <style:style style:name="T289" style:family="text">
      <style:text-properties fo:font-size="12pt" fo:font-weight="normal" officeooo:rsid="0078dd2e" style:font-size-asian="12pt" style:font-weight-asian="normal" style:font-size-complex="12pt" style:font-weight-complex="normal"/>
    </style:style>
    <style:style style:name="T290" style:family="text">
      <style:text-properties fo:font-size="12pt" fo:font-weight="normal" officeooo:rsid="007a9a56" style:font-size-asian="12pt" style:font-weight-asian="normal" style:font-size-complex="12pt" style:font-weight-complex="normal"/>
    </style:style>
    <style:style style:name="T291" style:family="text">
      <style:text-properties fo:font-size="12pt" fo:font-weight="normal" officeooo:rsid="007c1683" style:font-size-asian="12pt" style:font-weight-asian="normal" style:font-size-complex="12pt" style:font-weight-complex="normal"/>
    </style:style>
    <style:style style:name="T292" style:family="text">
      <style:text-properties fo:font-size="12pt" fo:font-weight="normal" officeooo:rsid="007e0e51" style:font-size-asian="12pt" style:font-weight-asian="normal" style:font-size-complex="12pt" style:font-weight-complex="normal"/>
    </style:style>
    <style:style style:name="T293" style:family="text">
      <style:text-properties fo:font-size="12pt" fo:font-weight="normal" officeooo:rsid="007fa389" style:font-size-asian="12pt" style:font-weight-asian="normal" style:font-size-complex="12pt" style:font-weight-complex="normal"/>
    </style:style>
    <style:style style:name="T294" style:family="text">
      <style:text-properties fo:font-size="12pt" fo:font-weight="normal" officeooo:rsid="008058ab" style:font-size-asian="12pt" style:font-weight-asian="normal" style:font-size-complex="12pt" style:font-weight-complex="normal"/>
    </style:style>
    <style:style style:name="T295" style:family="text">
      <style:text-properties fo:font-size="12pt" fo:font-weight="normal" officeooo:rsid="0080cd3d" style:font-size-asian="12pt" style:font-weight-asian="normal" style:font-size-complex="12pt" style:font-weight-complex="normal"/>
    </style:style>
    <style:style style:name="T296" style:family="text">
      <style:text-properties fo:font-size="12pt" fo:font-weight="normal" officeooo:rsid="008354e5" style:font-size-asian="12pt" style:font-weight-asian="normal" style:font-size-complex="12pt" style:font-weight-complex="normal"/>
    </style:style>
    <style:style style:name="T297" style:family="text">
      <style:text-properties fo:font-size="12pt" fo:font-weight="normal" officeooo:rsid="00854131" style:font-size-asian="12pt" style:font-weight-asian="normal" style:font-size-complex="12pt" style:font-weight-complex="normal"/>
    </style:style>
    <style:style style:name="T298" style:family="text">
      <style:text-properties fo:font-size="12pt" fo:font-weight="normal" officeooo:rsid="0086adae" style:font-size-asian="12pt" style:font-weight-asian="normal" style:font-size-complex="12pt" style:font-weight-complex="normal"/>
    </style:style>
    <style:style style:name="T299" style:family="text">
      <style:text-properties fo:font-size="12pt" fo:font-weight="normal" officeooo:rsid="0087c80d" style:font-size-asian="12pt" style:font-weight-asian="normal" style:font-size-complex="12pt" style:font-weight-complex="normal"/>
    </style:style>
    <style:style style:name="T300" style:family="text">
      <style:text-properties fo:font-size="12pt" fo:font-weight="normal" officeooo:rsid="0089a41b" style:font-size-asian="12pt" style:font-weight-asian="normal" style:font-size-complex="12pt" style:font-weight-complex="normal"/>
    </style:style>
    <style:style style:name="T301" style:family="text">
      <style:text-properties fo:font-size="12pt" fo:font-weight="normal" officeooo:rsid="008a3407" style:font-size-asian="12pt" style:font-weight-asian="normal" style:font-size-complex="12pt" style:font-weight-complex="normal"/>
    </style:style>
    <style:style style:name="T302" style:family="text">
      <style:text-properties fo:font-size="12pt" fo:font-weight="normal" officeooo:rsid="008a3499" style:font-size-asian="12pt" style:font-weight-asian="normal" style:font-size-complex="12pt" style:font-weight-complex="normal"/>
    </style:style>
    <style:style style:name="T303" style:family="text">
      <style:text-properties fo:font-size="12pt" fo:font-weight="normal" officeooo:rsid="008ae94d" style:font-size-asian="12pt" style:font-weight-asian="normal" style:font-size-complex="12pt" style:font-weight-complex="normal"/>
    </style:style>
    <style:style style:name="T304" style:family="text">
      <style:text-properties fo:font-size="12pt" fo:font-weight="normal" officeooo:rsid="008cd5de" style:font-size-asian="12pt" style:font-weight-asian="normal" style:font-size-complex="12pt" style:font-weight-complex="normal"/>
    </style:style>
    <style:style style:name="T305" style:family="text">
      <style:text-properties fo:font-size="12pt" fo:font-weight="normal" officeooo:rsid="008d25ce" style:font-size-asian="12pt" style:font-weight-asian="normal" style:font-size-complex="12pt" style:font-weight-complex="normal"/>
    </style:style>
    <style:style style:name="T306" style:family="text">
      <style:text-properties fo:font-size="12pt" fo:font-weight="normal" officeooo:rsid="008d637d" style:font-size-asian="12pt" style:font-weight-asian="normal" style:font-size-complex="12pt" style:font-weight-complex="normal"/>
    </style:style>
    <style:style style:name="T307" style:family="text">
      <style:text-properties fo:font-size="12pt" fo:font-weight="normal" officeooo:rsid="00911214" style:font-size-asian="12pt" style:font-weight-asian="normal" style:font-size-complex="12pt" style:font-weight-complex="normal"/>
    </style:style>
    <style:style style:name="T308" style:family="text">
      <style:text-properties fo:font-size="12pt" fo:font-weight="normal" officeooo:rsid="0099def0" style:font-size-asian="12pt" style:font-weight-asian="normal" style:font-size-complex="12pt" style:font-weight-complex="normal"/>
    </style:style>
    <style:style style:name="T309" style:family="text">
      <style:text-properties fo:font-size="12pt" fo:font-weight="normal" officeooo:rsid="009a3d83" style:font-size-asian="12pt" style:font-weight-asian="normal" style:font-size-complex="12pt" style:font-weight-complex="normal"/>
    </style:style>
    <style:style style:name="T310" style:family="text">
      <style:text-properties fo:font-size="12pt" fo:font-weight="normal" officeooo:rsid="009e942a" style:font-size-asian="12pt" style:font-weight-asian="normal" style:font-size-complex="12pt" style:font-weight-complex="normal"/>
    </style:style>
    <style:style style:name="T311" style:family="text">
      <style:text-properties fo:font-size="12pt" fo:font-weight="normal" officeooo:rsid="00a05484" style:font-size-asian="12pt" style:font-weight-asian="normal" style:font-size-complex="12pt" style:font-weight-complex="normal"/>
    </style:style>
    <style:style style:name="T312" style:family="text">
      <style:text-properties fo:font-size="12pt" fo:font-weight="normal" officeooo:rsid="00a10d8a" style:font-size-asian="12pt" style:font-weight-asian="normal" style:font-size-complex="12pt" style:font-weight-complex="normal"/>
    </style:style>
    <style:style style:name="T313" style:family="text">
      <style:text-properties fo:font-size="12pt" fo:font-weight="normal" officeooo:rsid="00a2e009" style:font-size-asian="12pt" style:font-weight-asian="normal" style:font-size-complex="12pt" style:font-weight-complex="normal"/>
    </style:style>
    <style:style style:name="T314" style:family="text">
      <style:text-properties fo:font-size="12pt" fo:font-weight="normal" officeooo:rsid="00a3f720" style:font-size-asian="12pt" style:font-weight-asian="normal" style:font-size-complex="12pt" style:font-weight-complex="normal"/>
    </style:style>
    <style:style style:name="T315" style:family="text">
      <style:text-properties fo:font-size="12pt" fo:font-weight="normal" officeooo:rsid="00a5f264" style:font-size-asian="12pt" style:font-weight-asian="normal" style:font-size-complex="12pt" style:font-weight-complex="normal"/>
    </style:style>
    <style:style style:name="T316" style:family="text">
      <style:text-properties fo:font-size="12pt" fo:font-weight="normal" officeooo:rsid="00a7d463" style:font-size-asian="12pt" style:font-weight-asian="normal" style:font-size-complex="12pt" style:font-weight-complex="normal"/>
    </style:style>
    <style:style style:name="T317" style:family="text">
      <style:text-properties fo:font-size="12pt" fo:font-weight="normal" officeooo:rsid="00a9636b" style:font-size-asian="12pt" style:font-weight-asian="normal" style:font-size-complex="12pt" style:font-weight-complex="normal"/>
    </style:style>
    <style:style style:name="T318" style:family="text">
      <style:text-properties fo:font-size="12pt" fo:font-weight="normal" officeooo:rsid="00b683e7" style:font-size-asian="12pt" style:font-weight-asian="normal" style:font-size-complex="12pt" style:font-weight-complex="normal"/>
    </style:style>
    <style:style style:name="T319" style:family="text">
      <style:text-properties fo:font-size="12pt" fo:font-weight="normal" officeooo:rsid="00c08625" style:font-size-asian="12pt" style:font-weight-asian="normal" style:font-size-complex="12pt" style:font-weight-complex="normal"/>
    </style:style>
    <style:style style:name="T320" style:family="text">
      <style:text-properties fo:font-size="12pt" fo:font-weight="normal" officeooo:rsid="00c0fae0" style:font-size-asian="12pt" style:font-weight-asian="normal" style:font-size-complex="12pt" style:font-weight-complex="normal"/>
    </style:style>
    <style:style style:name="T321" style:family="text">
      <style:text-properties fo:font-size="12pt" fo:font-weight="normal" officeooo:rsid="00c58b9f" style:font-size-asian="12pt" style:font-weight-asian="normal" style:font-size-complex="12pt" style:font-weight-complex="normal"/>
    </style:style>
    <style:style style:name="T322" style:family="text">
      <style:text-properties fo:font-size="12pt" fo:font-weight="normal" officeooo:rsid="00cc57f3" style:font-size-asian="12pt" style:font-weight-asian="normal" style:font-size-complex="12pt" style:font-weight-complex="normal"/>
    </style:style>
    <style:style style:name="T323" style:family="text">
      <style:text-properties fo:font-size="12pt" fo:font-weight="normal" officeooo:rsid="00cdcee3" style:font-size-asian="12pt" style:font-weight-asian="normal" style:font-size-complex="12pt" style:font-weight-complex="normal"/>
    </style:style>
    <style:style style:name="T324" style:family="text">
      <style:text-properties fo:font-size="12pt" fo:font-weight="normal" officeooo:rsid="00da2b3a" style:font-size-asian="12pt" style:font-weight-asian="normal" style:font-size-complex="12pt" style:font-weight-complex="normal"/>
    </style:style>
    <style:style style:name="T325" style:family="text">
      <style:text-properties fo:font-size="12pt" fo:font-weight="normal" officeooo:rsid="00f539be" style:font-size-asian="12pt" style:font-weight-asian="normal" style:font-size-complex="12pt" style:font-weight-complex="normal"/>
    </style:style>
    <style:style style:name="T326" style:family="text">
      <style:text-properties fo:font-size="12pt" fo:font-weight="normal" officeooo:rsid="00f5641b" style:font-size-asian="12pt" style:font-weight-asian="normal" style:font-size-complex="12pt" style:font-weight-complex="normal"/>
    </style:style>
    <style:style style:name="T327" style:family="text">
      <style:text-properties fo:font-size="12pt" fo:font-weight="normal" officeooo:rsid="0104ce1f" style:font-size-asian="12pt" style:font-weight-asian="normal" style:font-size-complex="12pt" style:font-weight-complex="normal"/>
    </style:style>
    <style:style style:name="T328" style:family="text">
      <style:text-properties fo:font-size="12pt" fo:font-weight="normal" officeooo:rsid="0122658e" style:font-size-asian="12pt" style:font-weight-asian="normal" style:font-size-complex="12pt" style:font-weight-complex="normal"/>
    </style:style>
    <style:style style:name="T329" style:family="text">
      <style:text-properties fo:font-size="12pt" fo:font-weight="normal" officeooo:rsid="015e9878" style:font-size-asian="12pt" style:font-weight-asian="normal" style:font-size-complex="12pt" style:font-weight-complex="normal"/>
    </style:style>
    <style:style style:name="T330" style:family="text">
      <style:text-properties fo:font-size="12pt" fo:font-weight="normal" officeooo:rsid="015ec9f3" style:font-size-asian="12pt" style:font-weight-asian="normal" style:font-size-complex="12pt" style:font-weight-complex="normal"/>
    </style:style>
    <style:style style:name="T331" style:family="text">
      <style:text-properties fo:font-size="12pt" fo:font-weight="normal" officeooo:rsid="01766102" style:font-size-asian="12pt" style:font-weight-asian="normal" style:font-size-complex="12pt" style:font-weight-complex="normal"/>
    </style:style>
    <style:style style:name="T332" style:family="text">
      <style:text-properties fo:font-size="12pt" fo:font-weight="normal" officeooo:rsid="017afd1c" style:font-size-asian="12pt" style:font-weight-asian="normal" style:font-size-complex="12pt" style:font-weight-complex="normal"/>
    </style:style>
    <style:style style:name="T333" style:family="text">
      <style:text-properties fo:font-size="12pt" fo:font-weight="normal" officeooo:rsid="01ce280e" style:font-size-asian="12pt" style:font-weight-asian="normal" style:font-size-complex="12pt" style:font-weight-complex="normal"/>
    </style:style>
    <style:style style:name="T334" style:family="text">
      <style:text-properties fo:font-size="12pt" fo:font-weight="normal" officeooo:rsid="01d00fea" style:font-size-asian="12pt" style:font-weight-asian="normal" style:font-size-complex="12pt" style:font-weight-complex="normal"/>
    </style:style>
    <style:style style:name="T335" style:family="text">
      <style:text-properties fo:font-size="12pt" fo:font-weight="normal" officeooo:rsid="01d31d2d" style:font-size-asian="12pt" style:font-weight-asian="normal" style:font-size-complex="12pt" style:font-weight-complex="normal"/>
    </style:style>
    <style:style style:name="T336" style:family="text">
      <style:text-properties officeooo:rsid="0036ed8b"/>
    </style:style>
    <style:style style:name="T337" style:family="text">
      <style:text-properties officeooo:rsid="0043308d"/>
    </style:style>
    <style:style style:name="T338" style:family="text">
      <style:text-properties officeooo:rsid="008229d0"/>
    </style:style>
    <style:style style:name="T339" style:family="text">
      <style:text-properties officeooo:rsid="008ec50e"/>
    </style:style>
    <style:style style:name="T340" style:family="text">
      <style:text-properties officeooo:rsid="0095ff39"/>
    </style:style>
    <style:style style:name="T341" style:family="text">
      <style:text-properties officeooo:rsid="0099cd4e"/>
    </style:style>
    <style:style style:name="T342" style:family="text">
      <style:text-properties officeooo:rsid="0099def0"/>
    </style:style>
    <style:style style:name="T343" style:family="text">
      <style:text-properties officeooo:rsid="009b5842"/>
    </style:style>
    <style:style style:name="T344" style:family="text">
      <style:text-properties officeooo:rsid="00b88804"/>
    </style:style>
    <style:style style:name="T345" style:family="text">
      <style:text-properties officeooo:rsid="00bb68a3"/>
    </style:style>
    <style:style style:name="T346" style:family="text">
      <style:text-properties officeooo:rsid="00bd4910"/>
    </style:style>
    <style:style style:name="T347" style:family="text">
      <style:text-properties officeooo:rsid="00c8b912"/>
    </style:style>
    <style:style style:name="T348" style:family="text">
      <style:text-properties officeooo:rsid="00ca1705"/>
    </style:style>
    <style:style style:name="T349" style:family="text">
      <style:text-properties officeooo:rsid="00d2323d"/>
    </style:style>
    <style:style style:name="T350" style:family="text">
      <style:text-properties officeooo:rsid="00d9dc5b"/>
    </style:style>
    <style:style style:name="T351" style:family="text">
      <style:text-properties style:font-name="Times New Roman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52" style:family="text">
      <style:text-properties officeooo:rsid="011012b8"/>
    </style:style>
    <style:style style:name="T353" style:family="text">
      <style:text-properties officeooo:rsid="013a311f"/>
    </style:style>
    <style:style style:name="T354" style:family="text">
      <style:text-properties officeooo:rsid="015c631e"/>
    </style:style>
    <style:style style:name="T355" style:family="text">
      <style:text-properties officeooo:rsid="015d0d95"/>
    </style:style>
    <style:style style:name="T356" style:family="text">
      <style:text-properties officeooo:rsid="016e9078"/>
    </style:style>
    <style:style style:name="T357" style:family="text">
      <style:text-properties officeooo:rsid="0192cf0b"/>
    </style:style>
    <style:style style:name="T358" style:family="text">
      <style:text-properties officeooo:rsid="0193e440"/>
    </style:style>
    <style:style style:name="T359" style:family="text">
      <style:text-properties officeooo:rsid="0198f12b"/>
    </style:style>
    <style:style style:name="T360" style:family="text">
      <style:text-properties officeooo:rsid="01bd0e66"/>
    </style:style>
    <style:style style:name="T361" style:family="text">
      <style:text-properties officeooo:rsid="01be099f"/>
    </style:style>
    <style:style style:name="T362" style:family="text">
      <style:text-properties officeooo:rsid="01bef552"/>
    </style:style>
    <style:style style:name="T363" style:family="text">
      <style:text-properties officeooo:rsid="01bf4059"/>
    </style:style>
    <style:style style:name="T364" style:family="text">
      <style:text-properties officeooo:rsid="01bffea3"/>
    </style:style>
    <style:style style:name="T365" style:family="text">
      <style:text-properties officeooo:rsid="01c52103"/>
    </style:style>
    <style:style style:name="T366" style:family="text">
      <style:text-properties officeooo:rsid="01c5c1da"/>
    </style:style>
    <style:style style:name="T367" style:family="text">
      <style:text-properties officeooo:rsid="01c754ca"/>
    </style:style>
    <style:style style:name="T368" style:family="text">
      <style:text-properties officeooo:rsid="01c8e31d"/>
    </style:style>
    <style:style style:name="T369" style:family="text">
      <style:text-properties officeooo:rsid="01ca164b"/>
    </style:style>
    <style:style style:name="T370" style:family="text">
      <style:text-properties officeooo:rsid="01cc0653"/>
    </style:style>
    <style:style style:name="T371" style:family="text">
      <style:text-properties officeooo:rsid="01dc3c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23">Rozdział I</text:p>
      <text:p text:style-name="P123"/>
      <text:p text:style-name="P3"><text:span text:style-name="T340"><text:tab/>Zbliża się</text:span> chwila, na którą z reszt<text:span text:style-name="T2">ą</text:span> załogi czekamy od niemal pięciu miesięcy </text:p>
      <text:p text:style-name="P4">- <text:span text:style-name="T30">p</text:span>omyślał Mark <text:span text:style-name="T360">Winkler</text:span>, w<text:span text:style-name="T360">yglądał</text:span> przez iluminator <text:span text:style-name="T361">patrząc</text:span> w hipnotyczną, r<text:span text:style-name="T349">dzawą </text:span>tarczę planety, częściowo spowitej mrokiem. <text:span text:style-name="T360">Zastygł w tej pozycji na dłużej, nie mogąc oderwać wzroku od majestatycznego widoku, dla którego poświęcił swoje życie prywatne i karierę naukową fizyka.</text:span></text:p>
      <text:p text:style-name="P8"><text:tab/>Statek znajdował się na niskiej orbicie, <text:span text:style-name="T338">a on </text:span>wyraźnie dostrzegał <text:span text:style-name="T359">wynurzający się z chmur</text:span> <text:span text:style-name="T359">wierzchołek</text:span>, <text:span text:style-name="T338">będącego</text:span> celem lądowania i całej wyprawy <text:span text:style-name="T359">O</text:span>lympus Mons. <text:span text:style-name="T361">Olbrzymi wygasły wulkan, najpotężniejszy szczyt Układu Słonecznego, przypominał zasychający wrzód, wzbudzający trwogę pomieszaną z uczuciem zachwytu, nad jego kształtem i rozmiarami.</text:span></text:p>
      <text:p text:style-name="P4">- <text:span text:style-name="T340">N</text:span>ie mogę uwierzyć, że <text:span text:style-name="T340">za kilka godzin znajdę się na Marsie</text:span> - wymamrotał do siebie.</text:p>
      <text:p text:style-name="P4"><text:tab/>Mimo, iż obecna misja była już szóstą ekspedycją załogową na tę planetę, dwie z nich zakończyły się katastrofami, przez co Mars nadal wywoływał wielkie emocje w społeczeństwie, politykach i astronautach. <text:span text:style-name="T371">Wciąż był to odległy, tajemniczy, przez co niezwykle kuszący, świat.</text:span></text:p>
      <text:p text:style-name="P4"><text:tab/>Błędy konstrukcyjne przy budowie rakiety użytej w pierwszej misji oraz nieodpowiednie zabezpieczenia habitatów przed promieniowaniem <text:span text:style-name="T350">słonecznym</text:span>, także w czasie trwania misji drugiej, doprowadziły do śmierci załóg przez co NASA poważnie rozważała zamrożenie programu „<text:span text:style-name="T338">Mars Terraforming Project”</text:span> na co najmniej 5 lat. Jednak wyprawa nr 4 była już mocno zaawansowana w czasie i dużo lepiej pomyślana, finalnie udało się ją zrealizować bez większych problemów. <text:span text:style-name="T339">Media odtrąbiły ogromny sukces, politycy grzali się w jego cieple. </text:span>Trzeba tu <text:span text:style-name="T339">jednak</text:span> dodać, że duży wpływ na końcow<text:span text:style-name="T339">e powodzenie</text:span> miał fakt, że NASA przy realizacji tego projektu udało się wreszcie porozumieć z prywatą firmą Sprace<text:span text:style-name="T353">y</text:span>, która była już wtedy w posiadaniu kilku rozwiązań technicznych znacz<text:span text:style-name="T10">ąco</text:span> podnoszących sprawność silników.</text:p>
      <text:p text:style-name="P7"><text:tab/>Podniecenie pomieszane z niepokojem nie pozwalały mu zasnąć; przetarł dłońmi zmęczoną twarz.<text:span text:style-name="T363"> </text:span><text:s/><text:span text:style-name="T362">R</text:span>ozciągnął się na materacu umieszczonym we wnęce u <text:span text:style-name="T2">ś</text:span>ciany tej niewielkiej kajuty, która dawała mu namiastkę prywatności przez minione miesiące. <text:s/><text:span text:style-name="T363">Nie zapinał siatki ochronnej, znajdującej się nad legowiskiem na wypadek problemów z grawitacją.</text:span></text:p>
      <text:p text:style-name="P5"><text:tab/>Ostatnimi myślami nim zm<text:span text:style-name="T2">óg</text:span>ł go sen sięgnął do kobiety, którą wciąż miał w sercu. W rzeczywistości jego serce było dość pojemne i w zależności od dnia, czy nastroju mogła mu przyjść do głowy jedna z trzech, czy czterech dziewczyn, które darzył sentymentem. Był trudnym, bardzo wymagającym mężczyzną. I mimo, że kobiety lubiły jego towarzyst<text:span text:style-name="T2">w</text:span>o, przy bliższej relacji mocno tracił i szybko kończył <text:span text:style-name="T356">sam</text:span>, a jedyne towarzystwo jakie wtedy akc<text:span text:style-name="T2">e</text:span>ptował, to nieodłączne poczucie winy i straconej szansy. Porzucały go jedynie te dziewczyny, na których mu zależało, tylko im pokazywał kim <text:span text:style-name="T352">naprawdę</text:span> jest i na efekt zwykle nie trzeba było długo czekać. Czasami dochodził do wniosku, że mógłby je przy sobie zatrzymać okazując obojętnoś<text:span text:style-name="T10">ć</text:span>, niestety w bliskich relacjach nie panował nad swoimi emocjami.</text:p>
      <text:p text:style-name="P4"><text:tab/>Nie ma co ukrywać, że jego nieudane związki mocno przyczyniły się do tego, że mając <text:span text:style-name="T355">trzydzieści dwa</text:span> lata znalazł się właśnie w tym miejscu w towarzystwie trzech podobnych mu ludzi.</text:p>
      <text:p text:style-name="P4">Z obecnej załogi tylko <text:span text:style-name="T31">Tom </text:span>Clark, <text:span text:style-name="T347">będący</text:span> lekarzem i oficjalnym liderem zespołu był w związku małżeńskim - żona i dwóch synów wyczekiwało jego powrotu w Los Angeles.</text:p>
      <text:p text:style-name="P4">Jednak z tego co sam o sobie mówił, bez długich rozłąk jego małżeństwu brakowałoby późniejszych impulsów intensywności; miał za sobą p<text:span text:style-name="T354">onad trzy</text:span> lata przebywania w przestrzeni kosmicznej na pomniejszych misjach, nim zakwalifikował się do obecnej wyprawy i ostatecznie został jej dowódcą, <text:span text:style-name="T7">a jednocześnie najstarszym uczestnikiem</text:span>. </text:p>
      <text:p text:style-name="P4"><text:tab/><text:span text:style-name="T31">Tom</text:span> już w czasie miesięcy szkoleń był wysoko ceniony tak przez instruktorów, jak przez kolegów. Szczególne uznanie budziła jego odporność na stres i zdolności interpersonalne. </text:p>
      <text:p text:style-name="P4">Miał pozytywny wpływ na grupę oraz naturalną zdolność rozładowywania napięć, które zdarzały się między rekrutami.<text:span text:style-name="T363"> </text:span>Sam nigdy nie był stroną konfliktu, </text:p>
      <text:p text:style-name="P7">a powód tego zdawał się tkwić w tym, że nikt nie traktował go jako rywala i nie czuł potrzeby konkurowania z nim. <text:span text:style-name="T363">Od tamtej pory przylgnęła do niego ksywka „Stary”, która opisywała raczej </text:span><text:soft-page-break/><text:span text:style-name="T363">jego ojcowskie skłonności, niż dojrzały wiek. </text:span>Bez wątpienia był wyjątkowo inteligentny, lecz pod wzg<text:span text:style-name="T10">l</text:span>ędem biegłości </text:p>
      <text:p text:style-name="P6">w poszczególnych dziedzinach i sprawności fizycznej był na tle pozostałych uczestników szkolenia przeciętniakiem.</text:p>
      <text:p text:style-name="P4"><text:tab/><text:span text:style-name="T363">Naukowiec</text:span> ocknął się nagle. Miał wrażenie, że usłyszał jakiś nieo<text:span text:style-name="T337">k</text:span>reślony, stłumiony dźwięk <text:span text:style-name="T363">za ścianą</text:span>. Otworzył ciężkie powieki; sufit pokryty farbą elektroluminescencyjną już pojaśniał imitując wschód słońca i zwiastując rozpoczęcie kolejnego dnia służby. Rozwiązanie z automatycznym oświetleniem pomagało <text:span text:style-name="T1">zachować</text:span> naturalny, <text:span text:style-name="T1">dobowy</text:span> rytm aktywności <text:span text:style-name="T348">personelu</text:span>, a także utrzymywało ich w lepszej formie psychofizycznej, <text:span text:style-name="T1">co zostało już potwierdzone długotrwałymi badaniami jeszcze na ziemi. </text:span></text:p>
      <text:p text:style-name="P9"><text:tab/>Ponownie zamknął oczy, a jedyne co docierało do jego uszu, to miarowe, monotonne brzęczenie urządzeń podtrzymujących <text:s/>funkcje pokładowe. Dźwięki zlewały się w jednolity szum, będący <text:span text:style-name="T344">aktualnie</text:span> <text:span text:style-name="T363">nieodzowną</text:span> częścią jego <text:span text:style-name="T2">życia.</text:span></text:p>
      <text:p text:style-name="P10">- Burt, Mark, przyjdźcie natychmiast do kantyny – <text:span text:style-name="T345">r</text:span>ozległ<text:span text:style-name="T345">o</text:span> się z interkomu <text:span text:style-name="T345">wezwanie</text:span> <text:span text:style-name="T10">mechanika</text:span> Franka.</text:p>
      <text:p text:style-name="P10"><text:tab/>Było coś niepokojącego w jego <text:span text:style-name="T345">głosie</text:span>. </text:p>
      <text:p text:style-name="P10">- Coś jest nie tak – przeszło przez myśl Markowi, <text:span text:style-name="T3">gdy stawał boso na podgrzewanej podłodze, wyłożonej imitacją nieznanego mu drewna</text:span>. - Musiała przyjść <text:span text:style-name="T3"><text:s/></text:span>wiadomość z agencji <text:span text:style-name="T3">i lądowanie zostanie opóźnione.</text:span></text:p>
      <text:p text:style-name="P11"><text:tab/>Wskoczył w spodnie <text:span text:style-name="T364">wyjęte z przeźroczystej szafki przy łóżku</text:span>, <text:span text:style-name="T364">podniósł niedbale porzucone trampki i wsunął je na bose stopy. Wykonał kilka skłonów, by się porozciągać i porzucić resztkę niedokończonego snu zalegającego w głowie. </text:span><text:s/><text:span text:style-name="T364">P</text:span>rzyciskiem uruchomił rozsuwane drzwi </text:p>
      <text:p text:style-name="P13">i schyliwszy się, bez ociągania ruszył <text:span text:style-name="T4">klaustrofobicznym korytarzem ku kolejnym, prowadzącym wprost do garażu. Parkowały tam dwa quady i łazik, zabezpieczone linami. Po lewej minął rząd <text:s text:c="3"/>lśniących nowością kombinezonów zamkniętych w specjalnie do tego celu przygotowanych kapsułach. Teraz pozostało już tylko odchylić masywny właz i przecisnąć się przez wąską śluzę łączącą moduł lądownika nr 1, gdzie był zakwaterowany wraz z Frankiem i znajdował się na pokładzie głównym. </text:span></text:p>
      <text:p text:style-name="P12"><text:tab/><text:span text:style-name="T5">Ledwo zjawił się w ładowni pokładu głównego, przez śluzę lądownika nr 2 wychyliła się postać Burta Krogman’a.</text:span></text:p>
      <text:p text:style-name="P14">- Co jest grane? – rzucił <text:span text:style-name="T365">Burt,</text:span> <text:span text:style-name="T365">lekko zestresowany osobliwym komunikatem z rana</text:span>.</text:p>
      <text:p text:style-name="P14">- Sam chciałbym wiedzieć – odpowiedział i spojrzał, czy za plecami Burta nie pojawi się postać <text:span text:style-name="T365">Starego</text:span>.</text:p>
      <text:p text:style-name="P14">- M<text:span text:style-name="T6">usi być </text:span>z <text:span text:style-name="T366">Młodym</text:span>, <text:span text:style-name="T6">inaczej też by go wołał </text:span>- Burt <text:span text:style-name="T8">wyprzedził pytanie.</text:span></text:p>
      <text:p text:style-name="P16"><text:tab/><text:span text:style-name="T346"> Stal dudniła pod ich krokami, gdy wspólnie przemierzali labirynt skrzyń piętrzących się aż po suwnicę sufitową. Lwia część z nich, zawierała prowiant i części zamienne, niewielki ułamek był już pusty i zalegał w osobnych rzędach.</text:span></text:p>
      <text:p text:style-name="P15"><text:tab/><text:span text:style-name="T7">Kantyna była dość obszerna i przytulna. Pełniła jednocześnie rolę sali narad i stołówki. Było tu trochę specjalnie dostosowanego sprzętu agd, ale też stanowisko dla kilku komputerów i płaski ekran, który zajmował całą ścianę – a może po prostu był ścianą. Po szafkach były poupychane produkty spożywcze i kilka naczyń – większość pokarmów spożywano wprost z pierwotnych opakowań. <text:s/>Przy owalnym stole z wbudowanym interaktywnym wyświetlaczem, stały cztery czarne krzesła z włókna szklanego o miękkim obiciu, na jednym z nich spoczywał przygarbiony młody mężczyzna ubrany w jasny dres. </text:span></text:p>
      <text:p text:style-name="P15"><text:span text:style-name="T7"><text:tab/>Wezwani przez niego załoganci weszli do pomieszczenia i natychmiast spostrzegli, że spod owocowej mrożonki przyciskanej przez Franka do lewego policzka cieknie krew, która następnie kapie na stół i zieloną terakotową posadzkę bez spoin.</text:span></text:p>
      <text:p text:style-name="P17">- Co się stało? – wystrzelił emocjonalnie Burt i w dwóch susach znalazł się przy <text:span text:style-name="T367">mechaniku</text:span> <text:span text:style-name="T9">oglądając pociągłe skaleczenie na jego twarzy, która zdążyła już lekko spuchnąć.</text:span></text:p>
      <text:p text:style-name="P18">- Rzucił się na mnie! - krzyknął <text:span text:style-name="T367">Młody</text:span> i zasyczał z bólu.</text:p>
      <text:p text:style-name="P19"><text:soft-page-break/>- <text:span text:style-name="T31">Tom</text:span>? - zapytali jednocześnie, zdezorientowani Mark <text:span text:style-name="T367">z</text:span> Burt’<text:span text:style-name="T367">em</text:span>. - Jak do tego doszło, gdzie <text:span text:style-name="T11">on </text:span>jest? - dodał rozgorączkowany Burt chwytając się nerwowo za głowę. <text:span text:style-name="T368">Młody nic nie powiedział, tylko wskazał drżącą ręką kierunek.</text:span></text:p>
      <text:p text:style-name="P20"><text:tab/>Rana nie wyglądała poważnie, ale samo zajście wydawało się być tak niedorzeczne, że wszyscy trzej sprawiali wrażenie skołowanych. <text:span text:style-name="T11">Wreszcie Mark Winkler pierwszy oprzytomniał i skierował się ku ambulatorium po apteczkę i gdzie spodziewał się znaleźć Tom’a. Zauważył, że najwyraźniej z tego samego kierunku przyszedł Frank, gdyż podłogę znaczyły ślady krwi. </text:span></text:p>
      <text:p text:style-name="P21"><text:tab/><text:span text:style-name="T341">Rozsuwane drzwi izby były związane stetoskopem, co tylko powiększyło uczucie szoku jaki od dłuższej chwili nie opuszczał Marka. </text:span></text:p>
      <text:p text:style-name="P21"><text:span text:style-name="T12">- Co tu się do cholery dzieje?! – wyartykułował z wzbierającą w nim frustracją.</text:span></text:p>
      <text:p text:style-name="P21"><text:span text:style-name="T12"><text:tab/>Spojrzał przez szybę do wnętrza i osłupiał. Zimny dreszcz przeszył jego ciało od góry do dołu i z powrotem. Tom Clark, wysoki, szczupły facet po 50-ce, stał tuż za drzwiami i patrzył w jego kierunku nieobecnym wzrokiem, wyglądał obco, nie zareagował w żaden sposób. Nim fizyk podjął jakieś kroki, doszli dwaj pozostali astronauci z kantyny.</text:span></text:p>
      <text:p text:style-name="P21"><text:span text:style-name="T12">- Jest w środku – wskazał Mark.</text:span></text:p>
      <text:p text:style-name="P22">- Tak. <text:span text:style-name="T13">On mówi, że Clark postradał zmysły – Krogman klepnął w ramię Młodego.</text:span></text:p>
      <text:p text:style-name="P23">- Zaatakował mnie, sami zobaczcie w jakim jest stanie – zareplikował Frank z grymasem bólu na twarzy i podszedł do drzwi, <text:span text:style-name="T343">aby osobiście</text:span> się upewnić, że to wszystko nie jest jedynie grą jego wyobraźni.</text:p>
      <text:p text:style-name="P23"><text:tab/><text:span text:style-name="T369">Ewidentnie</text:span>, ich dowódca sprawiał wrażenie, jakby duchem był <text:span text:style-name="T14">w</text:span> <text:span text:style-name="T14">najlepszym razie </text:span>na Ziemi. <text:span text:style-name="T14">Zdecydowanie nie był obecny na orbicie Marsa, gdzie przebywało jego ciało wpatrujące się tępym spojrzeniem w nicość. Ciszę jaka zapadła w trakcie, gdy wszyscy trzej przyglądali się bezsilnie temu zjawisku przerwał Burt Krogman.</text:span></text:p>
      <text:p text:style-name="P24">- <text:span text:style-name="T32">Tom</text:span>! Co jest, chłopie? - <text:span text:style-name="T32">Tom Clark</text:span> był ostatnią osobą, po której można by się spodziewać takiego zachowania. Burt nie odpuszczał – Słysz<text:span text:style-name="T32">ysz</text:span> mnie? <text:span text:style-name="T369">Stary</text:span>, nie wygłupiaj się – zaczął rozplątywać <text:span text:style-name="T15">stetoskop, by dostać się do środka.</text:span></text:p>
      <text:p text:style-name="P25">- Przestań – powstrzymał go Mark.</text:p>
      <text:p text:style-name="P26">- On ma rację – przytaknął <text:span text:style-name="T370">pokładowy mechanik</text:span> i odciągnął <text:span text:style-name="T369">wzburzonego Burta</text:span> <text:span text:style-name="T342">na bok</text:span>. - Musimy się skontaktować z dowództwem, opisać co się stało i prosić o <text:span text:style-name="T369">pomoc</text:span>. Nie pogarszajmy sytuacji.</text:p>
      <text:p text:style-name="P26"><text:tab/><text:span text:style-name="T369">Stary</text:span> pozostał tak, jak stał. Reszta załogi udała się do kantyny, gdzie Frank spisał relację </text:p>
      <text:p text:style-name="P26">z feralnych wydarzeń i bezzwłocznie j<text:span text:style-name="T16">ą</text:span> nadał. <text:span text:style-name="T16">W oczekiwaniu na odpowiedź Burt co kilka minut sprawdzał sytuację w ambulatorium, ale nic nie wskazywało na poprawę stanu Clarka. </text:span></text:p>
      <text:p text:style-name="P27"><text:tab/><text:span text:style-name="T16">Po około trzydziestu minutach od przesłania raportu otrzymali potwierdzenie, że ich wiadomość dotarła. Była to stała procedura na wypadek problemów z komunikacją, pozwalała uniknąć nieporozumień i straty cennego czasu.</text:span></text:p>
      <text:p text:style-name="P28"><text:span text:style-name="T16"><text:s/><text:tab/></text:span></text:p>
      <text:p text:style-name="P29"><text:tab/><text:span text:style-name="T18">JSC Houston 09 23 2035r.</text:span></text:p>
      <text:p text:style-name="P31"><text:span text:style-name="T17">Czas pokładowy 5:</text:span><text:span text:style-name="T21">24</text:span></text:p>
      <text:p text:style-name="P31"><text:span text:style-name="T17"/></text:p>
      <text:p text:style-name="P33"><text:span text:style-name="T17"><text:tab/>W odpowiedzi na wiadomość z 09 23 2035r., </text:span><text:span text:style-name="T19">nadaną ze statku Spectre, </text:span><text:span text:style-name="T17"><text:s/>czasu pokładowego 5:08, o treści:</text:span></text:p>
      <text:p text:style-name="P33"><text:span text:style-name="T17"/></text:p>
      <text:p text:style-name="P33"><text:span text:style-name="T17"><text:tab/>„</text:span><text:span text:style-name="T19">Mamy tu nieprzewidziany problem z dowódcą </text:span><text:span text:style-name="T22">Tom’em</text:span><text:span text:style-name="T19"> Clark’iem. Clark popadł w stan swoistego stuporu z chwilowymi napadami agresji.</text:span></text:p>
      <text:p text:style-name="P35"><text:span text:style-name="T17"><text:tab/>Około godziny </text:span><text:span text:style-name="T20">4:5</text:span><text:span text:style-name="T17">0 nie mogąc spać przeszedłem napić się czegoś do kantyny. Wtedy zauważyłem obecność </text:span><text:span text:style-name="T22">Tom’a</text:span><text:span text:style-name="T17"> w ambulatorium i poszedłem do niego z myślą, że porozmawiamy o zadaniach na dziś, ale nie reagował na moje słowa, tylko stał przy umywalce i spoglądał w lustro. Podszedłem i <text:s/>dotknąłem go lekko w ramię, a ten odwrócił się i z dzikością w oczach </text:span><text:span text:style-name="T23">uderzył mnie w twarz </text:span><text:span text:style-name="T24">ostrym </text:span><text:span text:style-name="T23">narzędziem</text:span><text:span text:style-name="T20">. Odskoczyłem od niego, a on uspokoił się w mgnieniu oka. Próbowałem jeszcze przemówić mu do rozumu, ale bezskutecznie. Zamknąłem </text:span><text:span text:style-name="T26">pomieszczenie</text:span><text:span text:style-name="T20">, by nie mógł go opuścić, po czym wezwałem resztę </text:span><text:span text:style-name="T27">składu</text:span><text:span text:style-name="T20">. Teraz </text:span><text:span text:style-name="T28">liczymy</text:span><text:span text:style-name="T20"> na </text:span><text:span text:style-name="T28">zalecenia</text:span><text:span text:style-name="T20"> co robić. </text:span></text:p>
      <text:p text:style-name="P35"><text:soft-page-break/><text:span text:style-name="T20"><text:tab/></text:span><text:span text:style-name="T29">Przejrzeliśmy</text:span><text:span text:style-name="T20"> instrukcje na podobne sytuacje, ale ta znacznie odbiega od tych opisanych, poza tym dziś jeden z kluczowych dni misji, a t</text:span><text:span text:style-name="T25">o zdarzenie</text:span><text:span text:style-name="T20"> ma niebagatelny wpływ na </text:span><text:span text:style-name="T25">naszą</text:span><text:span text:style-name="T20"> sytuację. </text:span><text:span text:style-name="T29">Dajcie znać jak postępować.</text:span></text:p>
      <text:p text:style-name="P36">Notatkę sporządził i świadkiem wydarzeń był Frank Drebin „</text:p>
      <text:p text:style-name="P37"/>
      <text:p text:style-name="P38">Wiadomość została przyjęta, trwa rozpatrywanie, spodziewany czas nadejścia odpowiedzi 5:4<text:span text:style-name="T336">9</text:span> czasu pokładowego.<text:tab/></text:p>
      <text:p text:style-name="P39">Wiadomość odebrała Layla Clyde</text:p>
      <text:p text:style-name="P40"/>
      <text:p text:style-name="P41"><text:span text:style-name="T33">- Hall, sprzątnij ten bałagan – Burt wywołał robota sprzątającego, zadokowanego w wąskiej szparze pod jedną z szafek, gdzie ładował baterie i uzupełniał niezbędne płyny. </text:span><text:span text:style-name="T45">Droid</text:span><text:span text:style-name="T34"> posłusznie wysunął się z</text:span><text:span text:style-name="T37">e</text:span><text:span text:style-name="T34"> swej nory i potrzebował tylko chwili, by zorientować się w sytuacji, po czym przystąpił do zmywania </text:span><text:span text:style-name="T45">czerwonych</text:span><text:span text:style-name="T34"> plam z podłogi. Z wielką gracją poruszał się między </text:span><text:span text:style-name="T42">krzesłami</text:span><text:span text:style-name="T34"> i jeśli było to potrzebne przesuwał je delikatnie, lecz jeśli poczuł zbyt duży opór, zatrzymywał się i z wielką powagą wypowiadał słowo „przepraszam”, zawsze dodając imię adresata swych przeprosin.</text:span></text:p>
      <text:p text:style-name="P42"><text:span text:style-name="T33">- Przepraszam Mark – Mark uniósł się nieznacznie nad krzesło, które zostało </text:span><text:span text:style-name="T43">w mig</text:span><text:span text:style-name="T33"> przesunięte, posadzka wyczyszczona, </text:span><text:span text:style-name="T35">a</text:span><text:span text:style-name="T33"> Hall czmychnął w poszukiwaniu </text:span><text:span text:style-name="T44">dalszych</text:span><text:span text:style-name="T33"> zanieczyszczeń.</text:span></text:p>
      <text:p text:style-name="P42"><text:span text:style-name="T33">Komizmu sytuacji dodawał fakt, </text:span><text:span text:style-name="T39">iż</text:span><text:span text:style-name="T33"> Burt z Tomem, jeszcze na ziemi testowali Hall’a i poza znamiennym imieniem </text:span><text:span text:style-name="T35">nadali mu również głos </text:span><text:span text:style-name="T39">pamiętnego</text:span><text:span text:style-name="T35"> Hall’a 9000. Frank nikomu się do tego nie przyznał, lecz przeszły go ciarki, gdy Hall na prośbę pozostałych zaśpiewał pierwszy raz „Daisy”. </text:span></text:p>
      <text:p text:style-name="P43"><text:span text:style-name="T35">- </text:span><text:span text:style-name="T33">Hall, znasz jakiś nowy żart? - Mark obrócił się w stronę robota podążającego do drzwi wychodzących na ambulatorium.</text:span></text:p>
      <text:p text:style-name="P43"><text:span text:style-name="T33">- </text:span><text:span text:style-name="T41">Przykro mi</text:span><text:span text:style-name="T33">, moja ostatnia aktualizacja odbyła się 4 doby, 15 godzin i 2</text:span><text:span text:style-name="T39">7</text:span><text:span text:style-name="T33">, 2</text:span><text:span text:style-name="T39">8</text:span><text:span text:style-name="T33">, </text:span><text:span text:style-name="T38">2</text:span><text:span text:style-name="T39">9</text:span><text:span text:style-name="T33">…</text:span></text:p>
      <text:p text:style-name="P43"><text:span text:style-name="T33">- Dość! - Roześmiał się </text:span><text:span text:style-name="T39">gromko</text:span><text:span text:style-name="T33"> </text:span><text:span text:style-name="T45">Krogman</text:span><text:span text:style-name="T33">.</text:span></text:p>
      <text:p text:style-name="P43"><text:span text:style-name="T33">- … 32 sekundy temu i nie mam nic nowego do zaprezentowania – niewzruszonym, acz grzecznym głosem dokończył jak zwykle precyzyjny </text:span><text:span text:style-name="T45">robot</text:span><text:span text:style-name="T33">.</text:span></text:p>
      <text:p text:style-name="P43"><text:span text:style-name="T33">- Zdaje się, że nie słyszałem </text:span><text:span text:style-name="T40">t</text:span><text:span text:style-name="T33">wojego ostatniego żartu Hall –</text:span><text:span text:style-name="T36"> ponowił prośbę </text:span><text:span text:style-name="T45">Winkler</text:span><text:span text:style-name="T36">.</text:span></text:p>
      <text:p text:style-name="P1"><text:span text:style-name="T36">- </text:span><text:span text:style-name="T46">Rok 2055. Pasażerska rakieta startuje z Ziemi na Marsa i po chwili jest już w przestrzeni kosmicznej. Z głośnika słychać głos:</text:span><text:span text:style-name="T53"><text:line-break/></text:span><text:span text:style-name="T46">- Szanowni państwo, witamy na pokładzie naszego wahadłowca. Lot jest w pełni automatyczny</text:span></text:p>
      <text:p text:style-name="P1"><text:span text:style-name="T46">i przebiega zgodnie ze wskazaniami urządzeń kontrolowanych przez centralny komputer. Mogą się państwo czuć całkowicie bezpiecznie, gdyż cały system naszego komputera został gruntownie sprawdzony przez techników-elektroników i absolutnie nic, a nic ni... moż... się …psuć... nie może... nie zepsuć... nie ... kontroli... ni... może...</text:span><text:span text:style-name="T53"> i </text:span><text:span text:style-name="T68">ko</text:span><text:span text:style-name="T53">… .</text:span></text:p>
      <text:p text:style-name="P44"><text:span text:style-name="T52">- </text:span><text:span text:style-name="T54">Jednak słyszałem</text:span><text:span text:style-name="T52"> – </text:span><text:span text:style-name="T256">bez entuzjazmu</text:span><text:span text:style-name="T255"> </text:span><text:span text:style-name="T52">pokiwał głową Mark.</text:span></text:p>
      <text:p text:style-name="P44"><text:span text:style-name="T52">- Ja nie, i potwierdzam, że za pierwszym razem też nie jest szczególnie śmieszny – </text:span><text:span text:style-name="T256">Młody</text:span><text:span text:style-name="T52"> zrobił kwaśną minę i wszyscy </text:span><text:span text:style-name="T68">parsknęli śmiechem</text:span><text:span text:style-name="T52">, a </text:span><text:span text:style-name="T257">robot</text:span><text:span text:style-name="T52"> jakby ze wstydu </text:span><text:span text:style-name="T54">wywołanego zawodem jaki sprawił, zahałasował małymi kółkami i oddalił się </text:span><text:span text:style-name="T73">przez automatycznie otwarte </text:span><text:span text:style-name="T82">przejście</text:span><text:span text:style-name="T71">.</text:span></text:p>
      <text:p text:style-name="P44"><text:span text:style-name="T54"><text:tab/>Burt wstał od stołu i kolejny raz udał się sprawdzić co </text:span><text:span text:style-name="T55">z Tomem. Zastał Tom’a i Hall’a stojących naprzeciw siebie po przeciwnych stronach drzwi w podobnym stanie zawieszenia. </text:span><text:span text:style-name="T73">Skrzydła drzwi</text:span><text:span text:style-name="T55"> w stałym rytmie </text:span><text:span text:style-name="T72">uruchamiane impulsem radiowym z nadajnika Hall’a</text:span><text:span text:style-name="T55"> próbowały się otworzyć, lecz związane klamki powodowały </text:span><text:span text:style-name="T62">raz po raz </text:span><text:span text:style-name="T55">przymknięcie i po chwili kolejną próbę ich otwarcia. </text:span></text:p>
      <text:p text:style-name="P45"><text:span text:style-name="T52">- Świetna robota Hall, wystarczy, wracaj do siebie – </text:span><text:span text:style-name="T257">droid</text:span><text:span text:style-name="T52"> wystrzelił z miejsca i </text:span><text:span text:style-name="T71">ledwo</text:span><text:span text:style-name="T52"> wyhamował przed zbyt wolno otwierającymi się </text:span><text:span text:style-name="T82">wrotami</text:span><text:span text:style-name="T52"> kantyny.</text:span></text:p>
      <text:p text:style-name="P47"><text:span text:style-name="T52"><text:tab/></text:span><text:span text:style-name="T257">Krogman</text:span><text:span text:style-name="T52"> obserwował to nietypowe zachowanie urządzenia </text:span><text:span text:style-name="T65">z</text:span><text:span text:style-name="T52"> podświadomą zazdroś</text:span><text:span text:style-name="T65">cią</text:span><text:span text:style-name="T52"> </text:span><text:span text:style-name="T65">o ubaw jaki mieli odpowiedzialni za Hall’a programiści. On sam jako młody chłopak pasjonował się informatyką, ze szczególnym uwzględnieniem właśnie programowania. Niestety jeszcze przed wyborem studiów poznał </text:span><text:span text:style-name="T66">o rok starszą</text:span><text:span text:style-name="T65"> </text:span><text:span text:style-name="T66">Maggy, która zachęciła go do wspólnego wybrania geologii na Uniwersytecie Chicagowskim. Na początku drugiego roku studi</text:span><text:span text:style-name="T67">ów rzuciła go dla kolegi z grupy i tydzień później wraz z tamtym </text:span><text:span text:style-name="T68">opuściła</text:span><text:span text:style-name="T67"> uczelnię. Dziewczyna próbowała nawiązać z nim kontakt </text:span><text:soft-page-break/><text:span text:style-name="T67">kilka miesięcy p</text:span><text:span text:style-name="T257">o tym</text:span><text:span text:style-name="T67">, lecz on był w niej zbyt mocno zakochany i zarazem dumny, by </text:span><text:span text:style-name="T257">potrafić</text:span><text:span text:style-name="T67"> </text:span><text:span text:style-name="T68">jej</text:span><text:span text:style-name="T67"> wybaczyć. </text:span><text:span text:style-name="T257">On</text:span><text:span text:style-name="T67"> po kilku latach doktoryzował się z geologii Marsa, a Meggy pozostała jego największym zawodem.</text:span></text:p>
      <text:p text:style-name="P45"><text:span text:style-name="T52"><text:tab/>Niestety, stan </text:span><text:span text:style-name="T257">pokładowego lekarza</text:span><text:span text:style-name="T52"> nie poprawiał się, </text:span><text:span text:style-name="T83">wręcz</text:span><text:span text:style-name="T52"> z każdą chwilą zdawał się nawet pogarszać, na jego </text:span><text:span text:style-name="T258">bladej </text:span><text:span text:style-name="T52">twarzy </text:span><text:span text:style-name="T62">uwidocznił</text:span><text:span text:style-name="T52"> się wyraźny, nieprzyjemny grymas.</text:span><text:span text:style-name="T257"> </text:span><text:span text:style-name="T258">Nawet jego sylwetka, nabrała na pewien sposób upiornej formy w swej strzelistości.</text:span></text:p>
      <text:p text:style-name="P45"><text:span text:style-name="T52">- Co się z tobą dzieje, Tom. Ja chyba śnię – pomyślał w duchu </text:span><text:span text:style-name="T258">zrezygnowany geolog</text:span><text:span text:style-name="T52"> i wrócił do kantyny, gdzie właśnie </text:span><text:span text:style-name="T64">otwierano</text:span><text:span text:style-name="T52"> tak wyczekiwan</text:span><text:span text:style-name="T64">ą</text:span><text:span text:style-name="T52"> wiadomość z Ziemi.</text:span></text:p>
      <text:p text:style-name="P46"><text:span text:style-name="T52"><text:tab/></text:span></text:p>
      <text:p text:style-name="P30"><text:span text:style-name="T18">JSC Houston 09 23 2035r.</text:span></text:p>
      <text:p text:style-name="P32"><text:span text:style-name="T265">Czas pokładowy 5:</text:span><text:span text:style-name="T266">38</text:span></text:p>
      <text:p text:style-name="P32"><text:span text:style-name="T266"/></text:p>
      <text:p text:style-name="P34"><text:span text:style-name="T266"><text:tab/>Wstrzymajcie się z jakimikolwiek akcjami i pod żadnym pozorem nie wchodźcie do ambulatorium. </text:span><text:span text:style-name="T267">Czekajcie na wytyczne. Prowadzimy konsultacje ze specjalistami.</text:span></text:p>
      <text:p text:style-name="P32"><text:span text:style-name="T267"><text:tab/>Dyrektor Wykonawczy Ron</text:span><text:span text:style-name="T268">ald</text:span><text:span text:style-name="T267"> Walker</text:span></text:p>
      <text:p text:style-name="P34"><text:span text:style-name="T267"/></text:p>
      <text:p text:style-name="P48"><text:span text:style-name="T270">B</text:span><text:span text:style-name="T269">urt zasiadł bez słowa do </text:span><text:span text:style-name="T333">jednego z laptopów </text:span><text:span text:style-name="T334">przy</text:span><text:span text:style-name="T333"> stanowisku z boku kantyny</text:span><text:span text:style-name="T269"> i odłączył drzwi </text:span><text:span text:style-name="T314">sali medycznej</text:span><text:span text:style-name="T269"> od systemu. W tym samym czasie Frank </text:span><text:span text:style-name="T334">Drebin</text:span><text:span text:style-name="T269"> wziął ostatni łyk wody z plastikowego kubka i wychodząc z pomieszczenia rzucił tylko – Idę się przebrać – </text:span><text:span text:style-name="T332">ciągle</text:span><text:span text:style-name="T269"> był w pid</text:span><text:span text:style-name="T271">ż</text:span><text:span text:style-name="T269">amie.</text:span></text:p>
      <text:p text:style-name="P48"><text:span text:style-name="T269">- Co myślisz? - zagadnął ściszonym głosem Mark, gdy drzwi się zamknęły.</text:span></text:p>
      <text:p text:style-name="P48"><text:span text:style-name="T269">- To jakaś matnia. Najgorsza rzecz, jaka mogła się </text:span><text:span text:style-name="T334">nam</text:span><text:span text:style-name="T269"> zdarzyć, do tego w newralgicznym momencie. Mam nadzieję, że </text:span><text:span text:style-name="T310">c</text:span><text:span text:style-name="T269">i tam – </text:span><text:span text:style-name="T331">pokazał</text:span><text:span text:style-name="T269"> ręką na ekran laptopa – coś wymyślą.</text:span></text:p>
      <text:p text:style-name="P49"><text:span text:style-name="T269">- Nie wyobrażam sobie co zrobimy, jeśli nie poskładają </text:span><text:span text:style-name="T334">Starego</text:span><text:span text:style-name="T269"> na powrót w jedną całość. - </text:span><text:span text:style-name="T310">rzekł</text:span></text:p>
      <text:p text:style-name="P49"><text:span text:style-name="T310">z obawą </text:span><text:span text:style-name="T269">Mark.</text:span></text:p>
      <text:p text:style-name="P50"><text:span text:style-name="T269">- </text:span><text:span text:style-name="T275">Myślę</text:span><text:span text:style-name="T269">, że tak długo zwlekają, bo pobierają zapisy z kamer – Burt rozejrzał się po suficie, lecz nie znalazł niczego, na czym mógłby zaczepić podejrzliwe spojrzenie. – Jestem pewny, że gdzieś tu są – dodał po chwili.</text:span></text:p>
      <text:p text:style-name="P51"><text:span text:style-name="T269"><text:tab/>Oficjalnie kamery </text:span><text:span text:style-name="T274">powinny</text:span><text:span text:style-name="T269"> się znajdować jedynie w pomieszczeniach technicznych, nieoficjalnie miały być wszędzie, nawet w </text:span><text:span text:style-name="T274">socjalnych i</text:span><text:span text:style-name="T269"> „prywatnych”.</text:span></text:p>
      <text:p text:style-name="P50"><text:span text:style-name="T269">- Jeśli masz rację, to pobranie plików i weryfikacja zapisów zajmie </text:span><text:span text:style-name="T272">wieki</text:span><text:span text:style-name="T269"> – powątpiewał </text:span><text:span text:style-name="T334">Winkler</text:span><text:span text:style-name="T269">.</text:span></text:p>
      <text:p text:style-name="P50"><text:span text:style-name="T269"><text:tab/>Drzwi </text:span><text:span text:style-name="T271">z cichym elektrycznym szumem</text:span><text:span text:style-name="T269"> </text:span><text:span text:style-name="T273">ponow</text:span><text:span text:style-name="T334">n</text:span><text:span text:style-name="T273">ie się </text:span><text:span text:style-name="T308">rozsunęły</text:span><text:span text:style-name="T273"> </text:span><text:span text:style-name="T269">i wpadł przez nie zziajany </text:span><text:span text:style-name="T334">mechanik</text:span><text:span text:style-name="T269">. </text:span><text:span text:style-name="T314">Opatrunek założony przez Marka trzymał się już tylko na jednym plastrze.</text:span></text:p>
      <text:p text:style-name="P52"><text:span text:style-name="T269">- Nie uwierzycie – krzyknął </text:span><text:span text:style-name="T334">rozdygotanym głosem</text:span><text:span text:style-name="T269">, wciąż ubrany w pidżamę.</text:span></text:p>
      <text:p text:style-name="P52"><text:span text:style-name="T269"><text:tab/>Siedzący spojrzeli po sobie ze zdumieniem, malującym wielkie znaki zapytania na ich twarzach.</text:span></text:p>
      <text:p text:style-name="P52"><text:span text:style-name="T269">- </text:span><text:span text:style-name="T272">Mam zdemolowaną</text:span><text:span text:style-name="T269"> sypialnię! </text:span><text:span text:style-name="T310">-</text:span><text:span text:style-name="T269"> </text:span><text:span text:style-name="T310">w</text:span><text:span text:style-name="T269">ykrzyczał jeszcze głośniej, zapominając o bolącym policzku.</text:span></text:p>
      <text:p text:style-name="P55"><text:span text:style-name="T269"/></text:p>
      <text:p text:style-name="P56"><text:span text:style-name="T269">*</text:span></text:p>
      <text:p text:style-name="P55"><text:span text:style-name="T269"/></text:p>
      <text:p text:style-name="P54"><text:span text:style-name="T269"><text:tab/></text:span><text:span text:style-name="T276">W sali konferencyjnej znajdowało się kilka najważniejszych osób zaangażowanych w „Mars </text:span><text:span text:style-name="T321">T</text:span><text:span text:style-name="T276">erraforming </text:span><text:span text:style-name="T321">P</text:span><text:span text:style-name="T276">roject”, </text:span><text:span text:style-name="T277">wśród zebranych wyczuwało się napięcie.</text:span><text:span text:style-name="T276"> Na ścianie, lekko powyżej centralnie </text:span><text:span text:style-name="T318">umiejscowionego</text:span><text:span text:style-name="T276"> obszernego stołu, znajdował się ogromny </text:span><text:span text:style-name="T320">wyświetlacz panelowy</text:span><text:span text:style-name="T276"> </text:span></text:p>
      <text:p text:style-name="P54"><text:span text:style-name="T315">i</text:span><text:span text:style-name="T277"> patrzyły z niego twarze d</text:span><text:span text:style-name="T282">wojga</text:span><text:span text:style-name="T277"> konsultantów biorących zdalny udział w naradzie. </text:span><text:span text:style-name="T278">Rozmowy ucichły, gdy do </text:span><text:span text:style-name="T280">pomieszczenia </text:span><text:span text:style-name="T278">wszedł </text:span><text:span text:style-name="T280">bezceremonialnie</text:span><text:span text:style-name="T278"> szef JSC Houston Kurt Rumens. </text:span><text:span text:style-name="T279">Średniego wzrostu m</text:span><text:span text:style-name="T278">ężczyzna około 60-tki, korpulentny. </text:span><text:span text:style-name="T279">Nalana, lekko uśmiechnięta twarz</text:span><text:span text:style-name="T281"> </text:span><text:span text:style-name="T279">zdawała się mówić, że jest </text:span><text:span text:style-name="T281">on</text:span><text:span text:style-name="T279"> zadowolony z funkcji, </text:span><text:span text:style-name="T281">jaką</text:span><text:span text:style-name="T279"> pełni i z życia jakie wiedzie, </text:span><text:span text:style-name="T280">które w praktyce ograniczało się właśnie do </text:span><text:span text:style-name="T281">pełnionej funkcji, czyli</text:span><text:span text:style-name="T280"> kierowania największym centrum lotów kosmicznych na ziemi.</text:span></text:p>
      <text:p text:style-name="P53"><text:span text:style-name="T280"><text:tab/></text:span><text:span text:style-name="T281">Kurt rozsiadł się w </text:span><text:span text:style-name="T288">wygodnym</text:span><text:span text:style-name="T281"> obrotowym fotelu stojącym w </text:span><text:span text:style-name="T305">eksponowanym</text:span><text:span text:style-name="T281"> miejscu przy stole, sytuując się frontalnie do ekranu. </text:span><text:span text:style-name="T335">Nieomal potrącił butelkę z wodą, gdy uruchamiał</text:span><text:span text:style-name="T281"> gestem dłoni, mikrofon wbudowany w blat, by przywitać się również z uczestnikami telekonferencji. </text:span></text:p>
      <text:p text:style-name="P57"><text:soft-page-break/><text:span text:style-name="T269">- Witam wszystkich, szczególnie panią d</text:span><text:span text:style-name="T282">okto</text:span><text:span text:style-name="T269">r </text:span><text:span text:style-name="T282">Barbarę Spark </text:span><text:span text:style-name="T269">i pana profesora </text:span><text:span text:style-name="T283">Igora Stavinsky’ego</text:span><text:span text:style-name="T269">, którzy byli tak uprzejmi, by dołączyć do nas o tak wczesnej porze – </text:span><text:span text:style-name="T282">jego głos był wiarygodnie życzliwy, a wymienieni z nazwiska odwzajemnili się uprzejmym skinieniem. - Państwa nie trzeba w tym gronie bliżej przedstawiać,</text:span><text:span text:style-name="T283"> – </text:span><text:span text:style-name="T310">r</text:span><text:span text:style-name="T283">zeczywiście, oboje byli </text:span><text:span text:style-name="T284">najwyższe</text:span><text:span text:style-name="T283">j klasy specjalistami psychiatrii klinicznej, mieli również swój wkład w badania </text:span><text:span text:style-name="T320">zachowań astronautów</text:span><text:span text:style-name="T283">. - przejdźmy więc do meritum naszego spotkania –</text:span><text:span text:style-name="T285"> </text:span><text:span text:style-name="T289">p</text:span><text:span text:style-name="T285">rzerwał, szukając odpowiedniego dokumentu w leżącym przed nim pliku papierów. - Jak państwu wiadomo, – </text:span><text:span text:style-name="T310">k</text:span><text:span text:style-name="T285">ontynu</text:span><text:span text:style-name="T286">o</text:span><text:span text:style-name="T285">wał już bardziej oficjalnym tonem, trzymając w ręku odpowiednią kartkę. - </text:span><text:span text:style-name="T287">o</text:span><text:span text:style-name="T285">trzymaliśmy około godziny </text:span><text:span text:style-name="T286">temu bardzo niepokojący raport o </text:span><text:span text:style-name="T287">incydencie</text:span><text:span text:style-name="T286"> na „Spectre”. Celem </text:span><text:span text:style-name="T325">konsultaci</text:span><text:span text:style-name="T286"> jest sklasyfikowanie zaistniałego problemu oraz wybranie możliwie najlepszego rozwiązania, pozwalającego na kontynuowanie misji </text:span><text:span text:style-name="T287">zgodnie</text:span></text:p>
      <text:p text:style-name="P57"><text:span text:style-name="T287">z harmonogramem. Ron, </text:span><text:span text:style-name="T289">oddaję ci głos, </text:span><text:span text:style-name="T287">proszę podziel się z nami informacjami, jakie udało się wam pozyskać do tego </text:span><text:span text:style-name="T326">pory</text:span><text:span text:style-name="T287">.</text:span></text:p>
      <text:p text:style-name="P58"><text:span text:style-name="T287">- </text:span><text:span text:style-name="T269">Dziękuję dyrektorze – zwrócił się bez poufałości do przełożonego Ron</text:span><text:span text:style-name="T319">ald</text:span><text:span text:style-name="T269"> Walker, </text:span><text:span text:style-name="T291">wyjmując ręce</text:span></text:p>
      <text:p text:style-name="P61"><text:span text:style-name="T291">z kieszeni jeansów</text:span><text:span text:style-name="T269">. - O godzinie 4:53 doszło na „Spectre” do zajścia, między dowódcą Tom’em Clark’iem i inżynierem Frank’iem </text:span><text:span text:style-name="T290">Drebin’em. - </text:span><text:span text:style-name="T317">w</text:span><text:span text:style-name="T290">stał i podszedł do ściennego ekranu z dzielonym na prostokąty obrazem, gdzie poza obliczami psychiatrów pojawił się też </text:span><text:span text:style-name="T320">kadr</text:span><text:span text:style-name="T290"> przechwycony </text:span></text:p>
      <text:p text:style-name="P61"><text:span text:style-name="T290">z kamer na „Spectre”. - Jednak poprzedzające je wydarzenia są </text:span><text:span text:style-name="T291">równie alarmistyczne, a źródła ich wraz zespołem dopatrujemy się </text:span><text:span text:style-name="T292">w problemach ze snem, jakich w ostatnich dniach doświadczał Tom Clark - </text:span><text:span text:style-name="T310">c</text:span><text:span text:style-name="T292">iągnął wykład Ron i zerkał kątem oka na </text:span><text:span text:style-name="T307">wchodzącą do sali </text:span><text:span text:style-name="T292">asystentkę dyrektora </text:span><text:span text:style-name="T328">Sandrę</text:span><text:span text:style-name="T292">, </text:span></text:p>
      <text:p text:style-name="P58"><text:span text:style-name="T292">z którą miał od kilku miesięcy romans. </text:span><text:span text:style-name="T313">Zdążył ją poznać już całkiem „blisko”, ale mimo to, nie potrafił oderwać oczu od jej </text:span><text:span text:style-name="T316">długich </text:span><text:span text:style-name="T313">nóg.</text:span></text:p>
      <text:p text:style-name="P59"><text:span text:style-name="T292"><text:tab/>Z analiz wideo </text:span><text:span text:style-name="T310">wynikało</text:span><text:span text:style-name="T292">, że Tom przez trzy ostatnie noce nie zmrużył oka, a z insomnią borykał się już od kilku tygodni. Nie </text:span><text:span text:style-name="T293">wspominał o swych problemach w obowiązkowych cotygodniowych raportach, </text:span><text:span text:style-name="T313">lecz</text:span><text:span text:style-name="T293"> w dokumentacji z przebiegu poprzednich jego misji były wzmianki o </text:span><text:span text:style-name="T329">pojawiającej</text:span><text:span text:style-name="T293"> się </text:span><text:span text:style-name="T329">u</text:span><text:span text:style-name="T293"> niego bezsenności. Oboje psychiatrów zgodziło się z tezą, że Tom nie wytrzymał długotrwałego stresu, a kilka nocy bez snu doprowadziły do hiperaktywacji mózgu, co mogło wywołać halucynacje, czy wręcz majaki na jawie, a w efekcie </text:span><text:span text:style-name="T311">po</text:span><text:span text:style-name="T293">pchnąć go do irracjonalnych działań. </text:span></text:p>
      <text:p text:style-name="P59"><text:span text:style-name="T293"><text:tab/>Ostatnie nagrania przed feralnym zdarzeniem były tak szokujące, że część dyskutantów </text:span><text:span text:style-name="T294">żądała utajnienia ich przed </text:span><text:span text:style-name="T322">obsadą</text:span><text:span text:style-name="T294"> „Spectre”. Przeważyły jednak głosy, że ujawnienie zapisów kamer uzmysłowi załodze, jak ważna jest pełna współpraca i przestrzeganie procedur obowiązujących każdego z nich w czasie tak ważnej i wymagającej ekspedycji. Przygotowano dokładny plan działania, </text:span><text:span text:style-name="T295">który astronauci musieli wdrożyć.</text:span></text:p>
      <text:p text:style-name="P62"><text:span text:style-name="T295"/></text:p>
      <text:p text:style-name="P62"><text:span text:style-name="T271">*</text:span></text:p>
      <text:p text:style-name="P62"><text:span text:style-name="T271"/></text:p>
      <text:p text:style-name="P60"><text:span text:style-name="T271"><text:tab/></text:span><text:span text:style-name="T303">Ponad</text:span><text:span text:style-name="T296">stumetrowy statek kosmiczny wynurzał się w absolutnej ciszy z cienia </text:span><text:span text:style-name="T297">planety, zimne refleksy słońca połyskiwały na </text:span><text:span text:style-name="T298">płaszczyznach kadłuba </text:span><text:span text:style-name="T327">niczym</text:span><text:span text:style-name="T298"> na lodowej tafli. Efekt lat pracy projektantów i dwuletniego wysiłku inżynierów, był pierwszym pojazdem międzyplanetarnym, który swoje życie rozpoczął nie na Ziemi, </text:span><text:span text:style-name="T299">lecz</text:span><text:span text:style-name="T298"> na jej orbicie. </text:span><text:span text:style-name="T299">Wszystkie moduły zostały ostatecznie połączone w przestrzeni kosmicznej. W rzeczywistości statek został w dużej części poskładany na Ziemi, by uniknąć najpoważniejszych błędów, następnie poporcjowano go i wyniesiono do stacji kosmicznej, </text:span><text:span text:style-name="T303">gdzie </text:span><text:span text:style-name="T299">nabrał właściwego kształtu. „Spectre” miał już za sobą udaną </text:span><text:span text:style-name="T301">ekskursj</text:span><text:span text:style-name="T299">ę na Marsa, lecz przed obecną wyprawą przeszedł gruntowną </text:span><text:span text:style-name="T300">modernizację. Szczególną uwagę poświęcono lądownikom zadokowanym między głównymi silnikami, a pokładem. Zostały one zastąpione zupełnie nowym </text:span><text:span text:style-name="T301">modelem</text:span><text:span text:style-name="T300">, choć tak jak poprzednie tworzyły ze statkiem integralną całość. </text:span><text:span text:style-name="T302">Usprawniono też system sztucznej grawitacji, która regularnie sprawiała problemy </text:span><text:span text:style-name="T306">poprzedniej obsadzie statku</text:span><text:span text:style-name="T302">.</text:span></text:p>
      <text:p text:style-name="P58"><text:span text:style-name="T302"><text:tab/></text:span><text:span text:style-name="T308">Silniki manewrowe mieszczące się na skrajach lewej burty strzeliły jasnym światłem plazmy i utrzymywały ciąg póki </text:span><text:span text:style-name="T309">toporna</text:span><text:span text:style-name="T308"> bryła nie wróciła na właściw</text:span><text:span text:style-name="T309">y kurs, dysze </text:span><text:span text:style-name="T324">zapulsowały</text:span><text:span text:style-name="T309"> jeszcze kilka razy, nie mącąc zalegającej przestrzeń ciszy. </text:span><text:span text:style-name="T303">Mimo swych spektakularnych rozmiarów </text:span></text:p>
      <text:p text:style-name="P58"><text:soft-page-break/><text:span text:style-name="T303">i najwyższe</text:span><text:span text:style-name="T312">go</text:span><text:span text:style-name="T303"> zaawansowani</text:span><text:span text:style-name="T312">a</text:span><text:span text:style-name="T303"> techniczne</text:span><text:span text:style-name="T312">go</text:span><text:span text:style-name="T303"> „Spectre” był jedynie pyłkiem w skali otaczającego go bezmiaru </text:span><text:span text:style-name="T304">i zagrożeń.</text:span><text:span text:style-name="T303"> </text:span><text:span text:style-name="T304">Najlepiej wiedzieli o tym </text:span><text:span text:style-name="T323">czterej ludzie</text:span><text:span text:style-name="T304">, którzy mimo wszystko zdecydowali się powierzyć mu </text:span><text:span text:style-name="T308">realizację swych marzeń – </text:span><text:span text:style-name="T330">A</text:span><text:span text:style-name="T308"> może bardziej ambicji</text:span><text:span text:style-name="T304">.</text:span></text:p>
      <text:p text:style-name="P63"><text:span text:style-name="T304"/></text:p>
      <text:p text:style-name="P63"><text:span text:style-name="T304">*</text:span></text:p>
      <text:p text:style-name="P60"><text:span text:style-name="T304"/></text:p>
      <text:p text:style-name="P64"><text:span text:style-name="T52"><text:tab/>W ciągu </text:span><text:span text:style-name="T75">minionych</text:span><text:span text:style-name="T52"> dwóch godzin otrzymali kilka wiadomości, które tylko podtrzymywały </text:span><text:span text:style-name="T75">ich </text:span><text:span text:style-name="T52">stan niepewności. Nie wiedzieli, co robić, </text:span><text:span text:style-name="T75">bo</text:span><text:span text:style-name="T52"> ew</text:span><text:span text:style-name="T77">entualny</text:span><text:span text:style-name="T52"> błąd mógł ich zbyt wiele kosztować. </text:span><text:span text:style-name="T217">Wyczekiwa</text:span><text:span text:style-name="T52">li </text:span><text:span text:style-name="T75">niecierpliwie.</text:span><text:span text:style-name="T52"> </text:span></text:p>
      <text:p text:style-name="P64"><text:span text:style-name="T52"><text:tab/>Tom w tym czasie przemieścił się w narożnik pomieszczenia, koledzy próbowali się z nim skontaktować przez interkom w nadziei, że coś w nim drgnęło, ale nie. </text:span><text:span text:style-name="T214">N</text:span><text:span text:style-name="T52">ie reagował. </text:span></text:p>
      <text:p text:style-name="P65"><text:span text:style-name="T56"><text:tab/>W końcu </text:span><text:span text:style-name="T84">nadeszła</text:span><text:span text:style-name="T56"> tyleż konkretn</text:span><text:span text:style-name="T84">a</text:span><text:span text:style-name="T56">, co i mrożąc</text:span><text:span text:style-name="T84">a</text:span><text:span text:style-name="T56"> krew w żyłach odpowiedź z Houston. </text:span><text:span text:style-name="T74">Mark zrozumiał, że Burt</text:span><text:span text:style-name="T56"> miał rację. </text:span><text:span text:style-name="T74">K</text:span><text:span text:style-name="T56">amery były wszędzie, </text:span><text:span text:style-name="T57">ale to nie wszystko. Przekaza</text:span><text:span text:style-name="T74">no</text:span><text:span text:style-name="T57"> załodze hasło do nagrań jeszcze sprzed incydentu między Frankiem i Tom’em. Pierwsze nagranie z godziny 4:</text:span><text:span text:style-name="T63">36.</text:span><text:span text:style-name="T57"> </text:span><text:span text:style-name="T84">W</text:span><text:span text:style-name="T57">idać na nim, jak Tom bierze z </text:span><text:span text:style-name="T86">pomieszczenia medycznego</text:span><text:span text:style-name="T57"> skalpel i sprawnym ruchem mocuje go w uchwycie. </text:span><text:span text:style-name="T58">Na kolejnym nagraniu widać już korytarz, przy którym są pokoje Franka </text:span></text:p>
      <text:p text:style-name="P66"><text:span text:style-name="T58">i Tom’a. Jedne z drzwi otwierają się</text:span><text:span text:style-name="T84">,</text:span><text:span text:style-name="T58"> </text:span><text:span text:style-name="T84">pojawia się w nich</text:span><text:span text:style-name="T58"> Frank i wchodzi w kolejne, prowadzące do łazienki. Mija kilka</text:span><text:span text:style-name="T69">naście</text:span><text:span text:style-name="T58"> sekund, </text:span><text:span text:style-name="T63">jest 4:42.</text:span><text:span text:style-name="T58"> </text:span><text:span text:style-name="T84">O</text:span><text:span text:style-name="T58">twiera </text:span><text:span text:style-name="T81">się przejście </text:span><text:span text:style-name="T63">od strony garażu</text:span><text:span text:style-name="T58">, </text:span><text:span text:style-name="T63">w </text:span><text:span text:style-name="T132">półmroku </text:span><text:span text:style-name="T63">korytarz</text:span><text:span text:style-name="T132">a</text:span><text:span text:style-name="T63"> </text:span><text:span text:style-name="T132">widać </text:span><text:span text:style-name="T84">niewyraźnie sylwetk</text:span><text:span text:style-name="T132">ę</text:span><text:span text:style-name="T84"> Tom’a.</text:span><text:span text:style-name="T58"> </text:span><text:span text:style-name="T81">Zmierza</text:span><text:span text:style-name="T58"> </text:span><text:span text:style-name="T96">równym</text:span><text:span text:style-name="T58"> krokiem </text:span><text:span text:style-name="T81">w kierunku</text:span><text:span text:style-name="T58"> </text:span><text:span text:style-name="T192">kabiny</text:span><text:span text:style-name="T58"> </text:span><text:span text:style-name="T69">Marka; widać jak kilk</text:span><text:span text:style-name="T192">ó</text:span><text:span text:style-name="T69">krotnie używa przycisku, lecz drzwi pozostają zamknięte. Odwraca się jakby zmieszany i po chwili </text:span><text:span text:style-name="T81">obraca się w stronę</text:span><text:span text:style-name="T58"> </text:span><text:span text:style-name="T192">kajuty</text:span><text:span text:style-name="T58"> Franka, wchodzi do środka. Nagranie urywa się </text:span></text:p>
      <text:p text:style-name="P66"><text:span text:style-name="T58">i przenosi do pokoju, w którym Tom, uderza kilka </text:span><text:span text:style-name="T98">razy</text:span><text:span text:style-name="T58"> </text:span><text:span text:style-name="T96">uzbrojoną dłonią</text:span><text:span text:style-name="T58"> w pusty materac, </text:span><text:span text:style-name="T59">z furią </text:span><text:span text:style-name="T58">rozrzuca przedmioty, jakie nawiną mu się pod rękę i wychodzi </text:span><text:span text:style-name="T61">wyraźnie zawiedziony </text:span><text:span text:style-name="T192">po</text:span><text:span text:style-name="T61">niesionym fiaskiem</text:span><text:span text:style-name="T58">. </text:span><text:span text:style-name="T96">Spokojnie</text:span><text:span text:style-name="T58"> zmierza w kierunku głównego pokładu, </text:span><text:span text:style-name="T59">a później ambulatorium, gdzie po kilku minutach pojawi się Frank Drebin i pozostałe sceny rozegrają się zgodnie z tym, co przekazał Frank.</text:span></text:p>
      <text:p text:style-name="P65"><text:span text:style-name="T59">- O, kurwa! - </text:span><text:span text:style-name="T84">w</text:span><text:span text:style-name="T59">ypluł z siebie Frank. - Czy on zamie</text:span><text:span text:style-name="T84">d</text:span><text:span text:style-name="T59">iał mie… - </text:span><text:span text:style-name="T192">urwał bełkotliwie</text:span><text:span text:style-name="T59">, język </text:span><text:span text:style-name="T85">zesztywniał mu w ustach</text:span><text:span text:style-name="T59"> z emocji po tym, </text:span><text:span text:style-name="T84">co</text:span><text:span text:style-name="T59"> zobaczył na ekranie i </text:span><text:span text:style-name="T84">uświadomił sobie, </text:span><text:span text:style-name="T59">jak niewiele dzieliło </text:span><text:span text:style-name="T60">go od uderzeń ostrza.</text:span></text:p>
      <text:p text:style-name="P67"><text:span text:style-name="T60">- </text:span><text:span text:style-name="T52">Prz</text:span><text:span text:style-name="T133">ełącznik</text:span><text:span text:style-name="T52"> się zepsuł, trzeba go chwilę przytrzymać … - </text:span><text:span text:style-name="T76">wydukał</text:span><text:span text:style-name="T70"> mechanicznie Mark. </text:span><text:span text:style-name="T78">Również był</text:span><text:span text:style-name="T70"> pod silnym wrażeniem obejrzanych nagrań. </text:span><text:span text:style-name="T79">Spoglądał ukradkiem w kierunku, gdzie pozostawał zamknięty Tom.</text:span></text:p>
      <text:p text:style-name="P68"><text:span text:style-name="T52">- Chcą, byśmy go </text:span><text:span text:style-name="T80">obezwładnili</text:span><text:span text:style-name="T96"> z </text:span><text:span text:style-name="T95">wykorzystaniem</text:span><text:span text:style-name="T80"> Hall’a – czytał ze zdziwieniem dalszą część wiadomości Burt. Nie miał pojęcia, że </text:span><text:span text:style-name="T92">automat</text:span><text:span text:style-name="T80"> dysponuje arsenałem </text:span><text:span text:style-name="T89">ofensywnym</text:span><text:span text:style-name="T80">. </text:span><text:span text:style-name="T87">W jednej chwili nabrał respektu do niepozornego współlokatora. - </text:span><text:span text:style-name="T192">I</text:span><text:span text:style-name="T87"> umieścili w roomie diagnostyczno-zabiegow</text:span><text:span text:style-name="T90">y</text:span><text:span text:style-name="T87">…</text:span></text:p>
      <text:p text:style-name="P69"><text:span text:style-name="T87">- </text:span><text:span text:style-name="T52">Jak u diabła Hall miałby nam pomóc? - przerwał mu </text:span><text:span text:style-name="T89">poirytowany</text:span><text:span text:style-name="T52"> Frank.</text:span></text:p>
      <text:p text:style-name="P69"><text:span text:style-name="T52">- P</text:span><text:span text:style-name="T133">odali</text:span><text:span text:style-name="T52"> nam </text:span><text:span text:style-name="T89">jednokrotny </text:span><text:span text:style-name="T52">kod </text:span><text:span text:style-name="T99">aktywujący</text:span><text:span text:style-name="T52"> jego </text:span><text:span text:style-name="T88">nieaktyw</text:span><text:span text:style-name="T134">izowa</text:span><text:span text:style-name="T88">ną funkcjonalność –</text:span><text:span text:style-name="T89"> wyjaśnił Burt.</text:span></text:p>
      <text:p text:style-name="P70"><text:span text:style-name="T52">- Nowa funkcjonalność? Niech pomyślę, </text:span><text:span text:style-name="T90">może </text:span><text:span text:style-name="T52">wymasuje mu stopy? </text:span><text:span text:style-name="T90">- zadrwił Frank.</text:span></text:p>
      <text:p text:style-name="P71"><text:span text:style-name="T90">- Użyje paralizatora – z satysfakcją zabił gwoździa Burt. Frank </text:span><text:span text:style-name="T91">nic nie </text:span><text:span text:style-name="T92">odp</text:span><text:span text:style-name="T91">owiedział, zastygł</text:span></text:p>
      <text:p text:style-name="P71"><text:span text:style-name="T91">z głupawym wyrazem twarzy.</text:span></text:p>
      <text:p text:style-name="P70"><text:span text:style-name="T91"/></text:p>
      <text:p text:style-name="P72"><text:span text:style-name="T91"><text:tab/></text:span><text:span text:style-name="T52">Robot przemknął gładko przez próg. Sala była jasna, pełna skomplikowanej aparatury medycznej. Środkiem przecinała ją transparentna ściana, dzieląc </text:span><text:span text:style-name="T93">wnętrze na część podstawową </text:span></text:p>
      <text:p text:style-name="P72"><text:span text:style-name="T93">i sterylną, służącą do zabiegów wymagających </text:span><text:span text:style-name="T177">bardziej</text:span><text:span text:style-name="T93"> zaawansowanych narzędzi. Hall zbliżył się do postaci s</text:span><text:span text:style-name="T94">kurczonej na posadzce</text:span><text:span text:style-name="T93"> w rogu.</text:span></text:p>
      <text:p text:style-name="P76"><text:span text:style-name="T52">- Przepraszam, Tom.</text:span></text:p>
      <text:p text:style-name="P76"><text:span text:style-name="T52"/></text:p>
      <text:p text:style-name="P123"><text:span text:style-name="T97">R</text:span><text:span text:style-name="T52">odział II</text:span></text:p>
      <text:p text:style-name="P77"><text:span text:style-name="T52"/></text:p>
      <text:p text:style-name="P78"><text:span text:style-name="T52"><text:tab/></text:span><text:span text:style-name="T101">Kolejna pula żetonów </text:span><text:span text:style-name="T102">przesunęła się z szelestem </text:span><text:span text:style-name="T104">w objęcia</text:span><text:span text:style-name="T102"> Marka, gdy po przebiciu usłyszał „Pas!” z drugiej strony stołu. Nie tyle karta mu </text:span><text:span text:style-name="T105">dopisywała, jak sugerował Frank</text:span><text:span text:style-name="T102">, co </text:span><text:span text:style-name="T192">fakt, że</text:span><text:span text:style-name="T102"> był po prostu najlepszym pokerzystą w pokładowym towarzystwie, no może z wyłączeniem Tom’a, on też </text:span><text:soft-page-break/><text:span text:style-name="T102">rozumiał tę grę, lecz ten znajdował się już od dwóch </text:span><text:span text:style-name="T103">dni </text:span><text:span text:style-name="T102">w śpiączce </text:span><text:span text:style-name="T103">farmakologicznej</text:span><text:span text:style-name="T102"> i Markowi ciężko było sobie wyobrazić, by po tym wszystkim, co zaszło, </text:span><text:span text:style-name="T103">mogli jeszcze po staremu usiąść razem do stołu. Więcej, Mark nie chciał Tom’a na statku, nie zaufa mu już nigdy. </text:span><text:span text:style-name="T193">Dla niego</text:span><text:span text:style-name="T103"> nie było usprawiedliwieniem, </text:span><text:span text:style-name="T117">ż</text:span><text:span text:style-name="T103">e Clark był niepoczytalny, dla niego nie miało znaczenia w jakim stanie świadomości jest osoba usiłująca go zabić. Tom był istotnym członkiem załogi, ale w zaistniałych okolicznościach stał się dla niej największym ciężarem i zagrożeniem, </text:span><text:span text:style-name="T104">dlatego najlepiej, gdyby już się nie obudził – choć i w tym stanie przysparzał szeregu problemów.</text:span></text:p>
      <text:p text:style-name="P82"><text:span text:style-name="T52"><text:tab/>Burt towarzyszył kolegom pochłoniętym grą, siedział wpatrzony w „Geologiczny Atlas Planet”, czytanie mu nie szło i wciąż zaczynał bieżącą stronę od początku. </text:span><text:span text:style-name="T105">Był rozkojarzony jak reszta, </text:span><text:span text:style-name="T106">a jego</text:span><text:span text:style-name="T105"> myśli ogniskowały się </text:span><text:span text:style-name="T106">na podłączonej do aparatów, leżącej sylwetce Tom’a. </text:span><text:span text:style-name="T125">O</text:span><text:span text:style-name="T124">garnęło </text:span><text:span text:style-name="T125">go</text:span><text:span text:style-name="T124"> znużenie. Poczuł, </text:span><text:span text:style-name="T106">że </text:span><text:span text:style-name="T178">jakiś gorący napój</text:span><text:span text:style-name="T134"> </text:span><text:span text:style-name="T179">mógłby</text:span><text:span text:style-name="T106"> mu zrobić lepiej, albo chociaż samo </text:span><text:span text:style-name="T178">jego</text:span><text:span text:style-name="T106"> przygotowanie </text:span><text:span text:style-name="T134">uwolni go</text:span><text:span text:style-name="T106"> na chwilę od uporczywych myśli.</text:span></text:p>
      <text:p text:style-name="P83"><text:span text:style-name="T52">- Napijecie się czegoś?</text:span></text:p>
      <text:p text:style-name="P83"><text:span text:style-name="T52">- Dziurawiec – dał znak </text:span><text:span text:style-name="T110">ręką</text:span><text:span text:style-name="T52"> Frank, nie odrywając oczu od dwóch </text:span><text:span text:style-name="T110">dam trzymanych</text:span><text:span text:style-name="T52"> w </text:span><text:span text:style-name="T180">prawej</text:span><text:span text:style-name="T52"> </text:span><text:span text:style-name="T110">dłoni</text:span><text:span text:style-name="T52">.</text:span></text:p>
      <text:p text:style-name="P83"><text:span text:style-name="T52">- Ja podziękuję – kiwnął przecząco Mark, </text:span><text:span text:style-name="T107">jednocześnie sprawdzając podbicie preflop dorzuc</text:span><text:span text:style-name="T108">eniem</text:span><text:span text:style-name="T107"> odpowiedni</text:span><text:span text:style-name="T108">ej</text:span><text:span text:style-name="T107"> iloś</text:span><text:span text:style-name="T108">ci</text:span><text:span text:style-name="T107"> żetonów.</text:span></text:p>
      <text:p text:style-name="P84"><text:span text:style-name="T107"><text:tab/>Tak, nikogo już nie dziwiło, że automat </text:span><text:span text:style-name="T125">oferuje</text:span><text:span text:style-name="T107"> różnego rodzaju susz</text:span><text:span text:style-name="T121">e</text:span><text:span text:style-name="T107"> ziołowe, a brakowało zwykłej kawy, herbaty, </text:span><text:span text:style-name="T122">czy</text:span><text:span text:style-name="T108"> nawet kakao, </text:span><text:span text:style-name="T125">nie wspominając o cukrze</text:span><text:span text:style-name="T107">. Burt potrzebował krzepiącej aromatycznej kawy, ale przepisy mówiły wyraźnie </text:span><text:span text:style-name="T109">- </text:span><text:span text:style-name="T107"><text:s/>„Na pokładzie zakazane są wszelkie </text:span><text:span text:style-name="T108">produkty zawierające alkaloidy.”, więc psychoaktywne substancje jak kofeina </text:span><text:span text:style-name="T122">i</text:span><text:span text:style-name="T108"> teina, </text:span><text:span text:style-name="T109">znajdowały się</text:span><text:span text:style-name="T108"> na „czarnej” liście.</text:span></text:p>
      <text:p text:style-name="P85"><text:span text:style-name="T52">- Cóż za </text:span><text:span text:style-name="T109">kuriozalna sytuacja. Tom oszalał mimo to - pomyślał z rozgoryczeniem. - Albo właśnie przez ten pieprzony dziurawiec.</text:span></text:p>
      <text:p text:style-name="P86"><text:span text:style-name="T109"><text:tab/></text:span><text:span text:style-name="T110">Frank poczuł woń zwycięstwa, </text:span><text:span text:style-name="T111">jego oponent</text:span><text:span text:style-name="T110"> zdawał się połknąć haczyk i dołożył gruby stos do puli , a na stole leżała już </text:span><text:span text:style-name="T111">przecież </text:span><text:span text:style-name="T110">trzecia dama, </text:span><text:span text:style-name="T111">która tak </text:span><text:span text:style-name="T118">go </text:span><text:span text:style-name="T111">ucieszyła chwilę wcześniej. Nie dał jednak po sobie poznać, że ta karta wzmocniła jego rękę, a teraz zagrał za wszystko pozorując, że może wcale nie ma tak mocnego układu i że warto go sprawdzić nawet ze średnią ręką. Mark sprawdził bez wahania, co nieco skonsternowało Franka, po czym </text:span><text:span text:style-name="T112">bez ociągania </text:span><text:span text:style-name="T111">wyłożył niepozorne KT, </text:span><text:span text:style-name="T112">najwyraźniej chciał oszczędzić Frankowi kolejnej emocjonalnej huśtawki, bo stawka była </text:span><text:span text:style-name="T142">faktycznie</text:span><text:span text:style-name="T112"> wysoka. </text:span><text:span text:style-name="T119">Zafrapowany F</text:span><text:span text:style-name="T112">rank spoglądał na blat dłuższą chwilę nim król </text:span></text:p>
      <text:p text:style-name="P86"><text:span text:style-name="T112">z dziesiątką wkomponowały się w strita. </text:span></text:p>
      <text:p text:style-name="P87"><text:span text:style-name="T52">- </text:span><text:span text:style-name="T113">Wykończysz mnie! Jak ty to robisz? - Frank uderzył w geście rezygnacji kartami o stół. </text:span><text:span text:style-name="T115">Dostrzegł</text:span><text:span text:style-name="T113"> ze zdziwieniem, </text:span><text:span text:style-name="T115">że</text:span><text:span text:style-name="T113"> włosy Marka</text:span><text:span text:style-name="T114"> </text:span><text:span text:style-name="T115">w jednej chwili</text:span><text:span text:style-name="T114"> się uniosły, </text:span><text:span text:style-name="T115">a </text:span><text:span text:style-name="T113">podmuch, jaki wywołał ruchem ręki,</text:span><text:span text:style-name="T114"> </text:span><text:span text:style-name="T115">wzbił w górę całą talię </text:span><text:span text:style-name="T116">wraz z częścią żetonów. - Łooo… - krzyknął</text:span><text:span text:style-name="T115"> </text:span><text:span text:style-name="T116">podekscytowany, wykonując </text:span><text:span text:style-name="T117">siłą rozpędu</text:span><text:span text:style-name="T116"> salto do tyłu i wznosząc się pod sufit; krzesło podążyło za nim.</text:span></text:p>
      <text:p text:style-name="P88"><text:span text:style-name="T52">- Trzymaj się podłogi! – zwrócił się do Franka Burt, starając się zachować równowagę z kubkiem gorącego płynu w dłoniach. </text:span><text:span text:style-name="T117">Przezornie, maszyna była przygotowana na takie sytuacje i wydawała </text:span><text:span text:style-name="T119">pojemniki </text:span><text:span text:style-name="T117">zamknięte deklem </text:span><text:span text:style-name="T119">z małym otworem</text:span><text:span text:style-name="T117">. Ni</text:span><text:span text:style-name="T129">gdy nie</text:span><text:span text:style-name="T117"> było </text:span><text:span text:style-name="T129">dokładnie</text:span><text:span text:style-name="T117"> wiadomo, kiedy </text:span><text:span text:style-name="T144"><text:s/></text:span><text:span text:style-name="T151">przyrząd</text:span><text:span text:style-name="T193">y</text:span><text:span text:style-name="T117"> </text:span><text:span text:style-name="T129">ponowią</text:span><text:span text:style-name="T117"> działanie </text:span><text:span text:style-name="T129">systemu</text:span><text:span text:style-name="T117"> grawitacji, więc zachowanie Franka było, </text:span><text:span text:style-name="T119">mocno</text:span><text:span text:style-name="T117"> ryzykowne.</text:span></text:p>
      <text:p text:style-name="P89"><text:span text:style-name="T117">- </text:span><text:span text:style-name="T52">Musisz mi się dać odegrać – zaopiniował Frank spod sufitu. - Od początku, gdy wymyśliłeś, że przegrany bierze trzy dyżury przy Tom’ie, czułem, że to ja będę tą ofiarą - dodał z nieukrywanym rozbawieniem, choć </text:span><text:span text:style-name="T120">towarzysze</text:span><text:span text:style-name="T52"> nie wiedzieli, czym powodowanym, </text:span><text:span text:style-name="T120">bo doglądanie Tom’a istotnie było </text:span><text:span text:style-name="T123">aktualnie</text:span><text:span text:style-name="T120"> najuciążliwszym z ich obowiązków.</text:span></text:p>
      <text:p text:style-name="P91"><text:span text:style-name="T120">- „</text:span><text:span text:style-name="T127">Uwaga! </text:span><text:span text:style-name="T129">Grawitacja</text:span><text:span text:style-name="T127"> zostanie przywrócona</text:span><text:span text:style-name="T52"> za</text:span><text:span text:style-name="T129"> </text:span><text:span text:style-name="T52">20 sekund” - rozległ się </text:span><text:span text:style-name="T127">z głośników </text:span><text:span text:style-name="T52">komunikat </text:span><text:span text:style-name="T130">powtarzany kolejno co 5 sekund.</text:span></text:p>
      <text:p text:style-name="P92"><text:span text:style-name="T52">- O rewanżu pogadamy jutro, teraz wracaj na </text:span><text:span text:style-name="T131">dół</text:span><text:span text:style-name="T52"> – </text:span><text:span text:style-name="T170">u</text:span><text:span text:style-name="T52">pomniał </text:span><text:span text:style-name="T135">Franka</text:span><text:span text:style-name="T52"> Mark otoczony rojem „</text:span><text:span text:style-name="T125">motyli”</text:span><text:span text:style-name="T52"> </text:span><text:span text:style-name="T131">migotliwie </text:span><text:span text:style-name="T52">wirujących na wszystkie możliwe sposoby. </text:span><text:span text:style-name="T126">Jego krzesło było przypięte do podłoża</text:span></text:p>
      <text:p text:style-name="P92"><text:span text:style-name="T126">i wystarczyło, że </text:span><text:span text:style-name="T131">przytrzymał</text:span><text:span text:style-name="T126"> się </text:span><text:span text:style-name="T128">poręczy</text:span><text:span text:style-name="T127"> czekając, </text:span><text:span text:style-name="T128">aż </text:span><text:span text:style-name="T216">stan nieważkości minie</text:span><text:span text:style-name="T128">.</text:span></text:p>
      <text:p text:style-name="P90"><text:span text:style-name="T128"><text:tab/></text:span><text:span text:style-name="T135">System sztucznej grawitacji </text:span><text:span text:style-name="T136">konsumował</text:span><text:span text:style-name="T135"> </text:span><text:span text:style-name="T136">większą część</text:span><text:span text:style-name="T135"> energii </text:span><text:span text:style-name="T136">wytwarzanej przez reaktor zasilający</text:span><text:span text:style-name="T135">, </text:span><text:span text:style-name="T136">wiązało się to także z</text:span><text:span text:style-name="T135"> wydziel</text:span><text:span text:style-name="T136">aniem</text:span><text:span text:style-name="T135"> potężn</text:span><text:span text:style-name="T136">ych</text:span><text:span text:style-name="T135"> ilości ciepła. </text:span><text:span text:style-name="T137">Częste p</text:span><text:span text:style-name="T136">rzegrzewanie się głównych elementów </text:span><text:span text:style-name="T137">agregatu</text:span><text:span text:style-name="T136"> zarejestrowane w czasie trwania poprzedniej misji zmusiło konstruktorów do zastosowania drugiego, równoległego układu, któr</text:span><text:span text:style-name="T137">y był uruchamiany </text:span><text:soft-page-break/><text:span text:style-name="T137">samoczynnie w momencie, gdy pierwszy zostałby awaryjnie wyłączony. W założeniach </text:span><text:span text:style-name="T138">zamiana pracujących urządzeń miała być nieodczuwalna, jednak załoga zdołała się już przyzwyczaić do chwilowych zaników siły przyciągania i nie wywoływało to w nich zdziwienia.</text:span></text:p>
      <text:p text:style-name="P92"><text:span text:style-name="T138"><text:tab/></text:span><text:span text:style-name="T139">Na chwilę wszyscy trzej stracili orientację; mieli wrażenie, że kantyna zawirowała </text:span></text:p>
      <text:p text:style-name="P92"><text:span text:style-name="T140">i niewidoczna siła cisnęła nimi o ścianę, następnie przeczołgała </text:span><text:span text:style-name="T141">ich</text:span><text:span text:style-name="T140"> po niej dwa metry i porzuciła zasypując deszczem </text:span><text:span text:style-name="T141">lewitujących jeszcze przed chwilą </text:span><text:span text:style-name="T140">żetonów, kart </text:span><text:span text:style-name="T141">i pozostałych przedmiotów, </text:span></text:p>
      <text:p text:style-name="P92"><text:span text:style-name="T184">w tym krzesłem</text:span><text:span text:style-name="T140">. Znaleźli się w narożniku łączącym sufit ze ścianami. Pomieszczenie widziane z tej perspektywy nie przypominało już dobrze im znanej </text:span><text:span text:style-name="T141">kantyny.</text:span></text:p>
      <text:p text:style-name="P93"><text:span text:style-name="T52">- No to się narobiło – w głosie Franka czuć było niepokój.</text:span></text:p>
      <text:p text:style-name="P93"><text:span text:style-name="T52">- Czujecie </text:span><text:span text:style-name="T145">to</text:span><text:span text:style-name="T52">? - spytał Burt, ze zdziwieniem wpatrując się w kubek ciążący mu</text:span><text:span text:style-name="T143"> </text:span><text:span text:style-name="T52">dłoniach.</text:span></text:p>
      <text:p text:style-name="P93"><text:span text:style-name="T52">- </text:span><text:span text:style-name="T143">Powyżej</text:span><text:span text:style-name="T52"> 2g? - zgadywał Mark.</text:span></text:p>
      <text:p text:style-name="P95"><text:span text:style-name="T52">- Chyba coś koło tego, ledwo się ruszam – odrzekł Burt i z braku innych możliwości napił się</text:span></text:p>
      <text:p text:style-name="P95"><text:span text:style-name="T52">z kubka, choć ochota już mu przeszła. Kiwnął kubkiem w kierunku Franka - </text:span><text:span text:style-name="T194">C</text:span><text:span text:style-name="T52">hcesz?</text:span></text:p>
      <text:p text:style-name="P94"><text:span text:style-name="T52">- Chętnie.</text:span></text:p>
      <text:p text:style-name="P94"><text:span text:style-name="T52"><text:tab/>Po kilkunastu minutach, które nie przyniosły żadnej zmiany, zaczęli się </text:span><text:span text:style-name="T149">mocno </text:span><text:span text:style-name="T52">niepokoić. Ich sytuacja była poważna. </text:span><text:span text:style-name="T146">Burt wpadł na jedyny sensowny pomysł:</text:span></text:p>
      <text:p text:style-name="P96"><text:span text:style-name="T52">- Komputer pokładowy, nagrywaj.</text:span></text:p>
      <text:p text:style-name="P97"><text:span text:style-name="T52"/></text:p>
      <text:p text:style-name="P97"><text:span text:style-name="T52"/></text:p>
      <text:p text:style-name="P97"><text:span text:style-name="T52">*</text:span></text:p>
      <text:p text:style-name="P97"><text:span text:style-name="T52"/></text:p>
      <text:p text:style-name="P96"><text:span text:style-name="T52">- No dobrze – powiedział Ron, pochylony nad monitorem – </text:span><text:span text:style-name="T147">tylko czemu sala jest pusta? - człowiek obsługujący komputer, wskazał palcem na miejsce znajdujące się w lewym górnym narożniku kantyny, </text:span><text:span text:style-name="T150">gdzie leżeli bezradni mężczyźni.</text:span></text:p>
      <text:p text:style-name="P98"><text:span text:style-name="T52">- </text:span><text:span text:style-name="T148">O, Boże! - Ron </text:span><text:span text:style-name="T149">ledwo </text:span><text:span text:style-name="T148">wysłuchał wiadomości Burt’a i </text:span><text:span text:style-name="T149">kazał się łączyć z działem projektowo-</text:span></text:p>
      <text:p text:style-name="P98"><text:span text:style-name="T194">-</text:span><text:span text:style-name="T149">konstrukcyjnym, odpowiedzialnym za generatory</text:span><text:span text:style-name="T148">. </text:span><text:span text:style-name="T150">Chwilę później szedł już </text:span><text:span text:style-name="T151">długim </text:span><text:span text:style-name="T150">korytarzem, żeby upewnić się, iż zespół robi wszystko, by jak najszybciej przywrócić prawidłowe funkcjonowanie </text:span><text:span text:style-name="T151">systemu</text:span><text:span text:style-name="T150">. </text:span><text:span text:style-name="T152">Solidne drzwi rozsunęły się </text:span><text:span text:style-name="T153">przed nim</text:span><text:span text:style-name="T152">; chip, który miał wszczepiony pod pachą, dawał mu niemal nieograniczony dostęp do większości pomieszczeń w budynku. </text:span><text:span text:style-name="T153">Przez oszklon</text:span><text:span text:style-name="T159">ą ścianę</text:span><text:span text:style-name="T153"> dostrzegł grono osób pochłoniętych dyskusją. Trwała żywa wymiana zdań między jej uczestnikami.</text:span></text:p>
      <text:p text:style-name="P99"><text:span text:style-name="T52">Zauważyła go wicedyrektor działu Agnes „jakaś tam” </text:span><text:span text:style-name="T155">i ruszyła w jego kierunku</text:span><text:span text:style-name="T52">. Widywał ją </text:span><text:span text:style-name="T155">dopiero </text:span><text:span text:style-name="T154">od pewnego czasu, </text:span><text:span text:style-name="T155">lecz</text:span><text:span text:style-name="T52"> ciężko było </text:span><text:span text:style-name="T154">przejść obojętnie obok t</text:span><text:span text:style-name="T162">akiej</text:span><text:span text:style-name="T154"> kobiety </text:span><text:span text:style-name="T155">i dobrze pamiętał jej twarz, choć nie był w stanie zapamiętać jej słowiańskiego nazwiska.</text:span><text:span text:style-name="T154"> Jak stwierdził jego </text:span><text:span text:style-name="T194">p</text:span><text:span text:style-name="T154">rzyjaciel Martin:, są w centrum JSC tylko dwie piękne kobiety, „Sandra Burger” i właśnie „Agnes Jakaśtam”. </text:span></text:p>
      <text:p text:style-name="P100"><text:span text:style-name="T52">- Pracujemy nad tym – oznajmiła, o nic niepytana.</text:span></text:p>
      <text:p text:style-name="P100"><text:span text:style-name="T52">- Da się coś zrobić z tymi kondensatorami? - </text:span><text:span text:style-name="T156">spytał naiwnie Ron.</text:span></text:p>
      <text:p text:style-name="P101"><text:span text:style-name="T52">- Nie rozumiem… </text:span><text:span text:style-name="T168">- </text:span><text:span text:style-name="T171">mówiła z lekkim akcentem,</text:span><text:span text:style-name="T168"> dodający</text:span><text:span text:style-name="T171">m</text:span><text:span text:style-name="T168"> jej egzotyczności.</text:span></text:p>
      <text:p text:style-name="P101"><text:span text:style-name="T52">- No, próbujecie rozwiązać problem z kondensatorami, prawda?</text:span></text:p>
      <text:p text:style-name="P101"><text:span text:style-name="T52">- Nie …</text:span></text:p>
      <text:p text:style-name="P101"><text:span text:style-name="T52">- Ok, przepraszam, chodzi o przekaźniki – przerwał jej i się poprawił, będąc coraz bardziej zdezorientowanym.</text:span></text:p>
      <text:p text:style-name="P101"><text:span text:style-name="T52">- Też nie – odpowiedziała Agnes nieco poruszona jego ignorancją. - Chodzi o sterowniki – dodała dobitnie.</text:span></text:p>
      <text:p text:style-name="P102"><text:span text:style-name="T52"><text:tab/>Poczuł się jak kretyn, postanowił się nie pogrążać i nic nie odpowiedział.</text:span></text:p>
      <text:p text:style-name="P103"><text:span text:style-name="T52">- Muszę do nich wracać, mamy pewien pomysł co do tych „kondensatorów” - </text:span><text:span text:style-name="T157">wyglądało, że tego typu rozmow</text:span><text:span text:style-name="T162">y</text:span><text:span text:style-name="T157"> nie były dla niej nowością – jeśli chcesz poznać przyczynę problemu, chodź ze mną lub zaczekaj w moim gabinecie – wskazała na </text:span><text:span text:style-name="T173">biuro</text:span><text:span text:style-name="T157">.</text:span></text:p>
      <text:p text:style-name="P102"><text:span text:style-name="T157"><text:tab/>Postanowił </text:span><text:span text:style-name="T218">poczekać</text:span><text:span text:style-name="T157"> u niej. Nie wiedział, czemu, ale usiadł w jej fotelu. Rozejrzał się; nie było żadnych zdjęć, ani prywatnych przedmiotów. Zastanawiał się, czy jest zamężna; </text:span><text:span text:style-name="T163">zwykle wolał mężatki, ale tutaj priorytety się odwróciły.</text:span></text:p>
      <text:p text:style-name="P104"><text:soft-page-break/><text:span text:style-name="T52"><text:tab/>Właściwie nigdy z nią nie rozmawiał, tylko tyle, co dziś przez telefon plus rozmowa sprzed chwili. Wcześniej </text:span><text:span text:style-name="T158">jedynie</text:span><text:span text:style-name="T52"> kurtuazyjne pozdrowienia, gdy wpadli na siebie przypadkiem. </text:span><text:span text:style-name="T159">Podobała mu się coraz bardziej; odrobinę zdystansowana, o inteligentnym spojrzeniu – ma to, czego brakuje Sandrze –</text:span><text:span text:style-name="T160"> jego rozmyślania przerwał telefon. Dzwonił Kurt Rumens.</text:span></text:p>
      <text:p text:style-name="P105"><text:span text:style-name="T52">- Mamy już rozwiązanie? - zaczął bez zbędnych wstępów.</text:span></text:p>
      <text:p text:style-name="P105"><text:span text:style-name="T52">- Potrzebują jeszcze trochę czasu, ale jesteśmy </text:span><text:span text:style-name="T174">blisko</text:span><text:span text:style-name="T52">. Zawiadomię pana natychmiast, gdy będę znał szczegóły – uniósł wzrok i ujrzał Agnes, wpatrzoną w jego nogi ulokowane na biurku. </text:span><text:span text:style-name="T161">- </text:span><text:span text:style-name="T195">Z</text:span><text:span text:style-name="T161">djął je niezgrabnie i usiadł </text:span><text:span text:style-name="T162">wyprostowany.</text:span></text:p>
      <text:p text:style-name="P106"><text:span text:style-name="T161">- </text:span><text:span text:style-name="T52">Tak, od razu zadzwonię – pospiesznie pożegnał dyrektora. </text:span><text:span text:style-name="T162">- I co udało się ustalić? - zwrócił się tym razem do dziewczyny jak gdyby nigdy nic.</text:span></text:p>
      <text:p text:style-name="P107"><text:span text:style-name="T154">- </text:span><text:span text:style-name="T52">To była standardowa procedura </text:span><text:span text:style-name="T163">zastąpienia przegrzanego generatora. Do momentu startu drugiego, wszystko przebiegało prawidłowo. Jednak przy rozruchu urządzenie uległo rozkalibrowaniu. Szukaliśmy błędu w oprogramowaniu i uszkodzeń mechanicznych, ale wszystko zdawało się być </text:span><text:span text:style-name="T171">w porządku</text:span><text:span text:style-name="T163">. </text:span><text:span text:style-name="T164">- Ron nie miał zamiaru jej przerywać, wstał i gestem ręki ustąpił jej miejsca, sam usiadł na sofie i słuchał kiwając głową w geście aprobaty. - </text:span><text:span text:style-name="T165">Wtedy poprosiliśmy dział badawczy o </text:span><text:span text:style-name="T183">przekazanie </text:span><text:span text:style-name="T165">zapis</text:span><text:span text:style-name="T183">ów</text:span><text:span text:style-name="T165"> wszystkich dostępnych pomiarów. Okazało się, że w krytycznym momencie „Spectre” było pod silnym wpływem obcego pola grawitacyjnego. Od razu przyszło nam do głowy, by sprawdzić orbity naturalnych satelitów Marsa i bingo. </text:span><text:span text:style-name="T183">Fobos</text:span><text:span text:style-name="T165"> znajdował się wystarczająco blisko, by wywołać chaos w obliczeniach. </text:span><text:span text:style-name="T166">Na bramkach logicznych pojawiły się nowe parametry z uwzględnieniem wpływu </text:span><text:span text:style-name="T182">pobliskiego księżyca</text:span><text:span text:style-name="T166">,</text:span><text:span text:style-name="T175"> a</text:span><text:span text:style-name="T166"> generator ciążenia został odpalony z już przeliczonym wersorem </text:span><text:span text:style-name="T186">i zmienioną płaszczyzną interferencji </text:span><text:span text:style-name="T166">... – mówiła jeszcze długo, a on rozumiał z tego coraz mniej. </text:span><text:span text:style-name="T181">Pojął</text:span><text:span text:style-name="T166"> tylko t</text:span><text:span text:style-name="T185">yle</text:span><text:span text:style-name="T166">, że sytuacja jest już pod kontrolą i t</text:span><text:span text:style-name="T185">o</text:span><text:span text:style-name="T166"> przekazał swojemu szefowi.</text:span></text:p>
      <text:p text:style-name="P107"><text:span text:style-name="T166"/></text:p>
      <text:p text:style-name="P112"><text:span text:style-name="T166">*</text:span></text:p>
      <text:p text:style-name="P112"><text:span text:style-name="T166"/></text:p>
      <text:p text:style-name="P109"><text:span text:style-name="T166"><text:tab/></text:span><text:span text:style-name="T208">Oddech stawał się coraz płytszy pod </text:span><text:span text:style-name="T210">ciężarem</text:span><text:span text:style-name="T208">, jaki zalegał na klatce piersiowej. Frank miał wrażenie, </text:span><text:span text:style-name="T209">jakby jego ciało </text:span><text:span text:style-name="T235">spoczywało</text:span><text:span text:style-name="T209"> metr pod sypką ziemią, co uniemożliwiało mu swobodne poruszanie się. Zwielokrotniona ciążeniem masa jego ciała, powodowała, że nawet leżenie stawało się męczące. Odczuwał bardzo wyraźnie, wszelkie uciskające go nierówności podłoża </text:span><text:span text:style-name="T210">i nie potrafił ułożyć się w wygodnej pozycji. </text:span></text:p>
      <text:p text:style-name="P111"><text:span text:style-name="T210"><text:tab/></text:span><text:span text:style-name="T211">Każdy ruch sprawiał problem i niósł ryzyko poważnej kontuzji. </text:span><text:span text:style-name="T212">Poddali się już po kilku minutach. </text:span><text:span text:style-name="T211">Mieli świadomość, że znajdują się w pułapce, i że pomoc może przyjść wyłącznie z zewnątrz. Nie byli w stanie zrobić nic więcej, poza biernym </text:span><text:span text:style-name="T212">trwaniem w jednej pozycji</text:span><text:span text:style-name="T211">. </text:span><text:span text:style-name="T212">Czas dłużył się niemiłosiernie i sprawiał, że byli coraz słabsi. Nie rozmawiali, nie wykonywali żadnych ruchów, a jedyne czego doświadczali, to narastający ból, od którego nie było ucieczki.<text:tab/></text:span></text:p>
      <text:p text:style-name="P110"><text:span text:style-name="T212"><text:tab/></text:span><text:span text:style-name="T231">Na wpółświadomy</text:span><text:span text:style-name="T212"> Mark, rozwarł powieki z </text:span><text:span text:style-name="T222">ulgą</text:span><text:span text:style-name="T212">. Wziął głęboki wdech i niczym balon uniósł się delikatnie nad powier</text:span><text:span text:style-name="T213">zchnię sufitu. Pociągnął za sobą dwóch nieprzytomnych kolegów, wsunął ich pod blat stołu </text:span><text:span text:style-name="T217">i czekał</text:span><text:span text:style-name="T213">. Z głośników słychać było słowa wsparcia, przesłane z Ziemi, nic z nich nie zrozumiał. Pomimo to, oczy mu zawilgotniały ze wzruszenia. </text:span></text:p>
      <text:p text:style-name="P110"><text:span text:style-name="T213"><text:tab/></text:span><text:span text:style-name="T219">Wszystko wróciło do normy, a oni godzinami nie </text:span><text:span text:style-name="T224">podnosili</text:span><text:span text:style-name="T219"> się z </text:span><text:span text:style-name="T233">zaścmieconej</text:span><text:span text:style-name="T219"> podłogi. Leżeli </text:span><text:span text:style-name="T221">wykończeni</text:span><text:span text:style-name="T219">, parkiet zdawał się być nad wyraz wygodnym meblem. </text:span><text:span text:style-name="T220">Nawet Hall, taktownie zrezygnował z wykonywania swych obowiązków.</text:span></text:p>
      <text:p text:style-name="P124"><text:span text:style-name="T52"><text:tab/></text:span></text:p>
      <text:p text:style-name="P112"><text:span text:style-name="T166">*</text:span></text:p>
      <text:p text:style-name="P112"><text:span text:style-name="T166"/></text:p>
      <text:p text:style-name="P108"><text:span text:style-name="T167"><text:tab/>Upalne popołudnie, niebo bez jednej chmury. </text:span><text:span text:style-name="T166">Był to jeden z tych dni, gdy Ron wychodził z roboty zadowolony, choć </text:span><text:span text:style-name="T168">odczuwał</text:span><text:span text:style-name="T166"> też ulgę, </text:span><text:span text:style-name="T167">bo nie był to wcale lekki dzień. </text:span><text:span text:style-name="T168">Wiedział</text:span><text:span text:style-name="T167">, że musi się dziś gdzieś wyrwać </text:span><text:span text:style-name="T168">i odetchnąć.</text:span></text:p>
      <text:p text:style-name="P113"><text:span text:style-name="T52">- Ładna maszyna – usłyszał zza pleców, gdy zakładał kask. Agnes „</text:span><text:span text:style-name="T171">Jakaśtam”</text:span><text:span text:style-name="T52"> wsiadała do małego sportowego, </text:span><text:span text:style-name="T170">elektrycznego</text:span><text:span text:style-name="T52"> bmw.</text:span></text:p>
      <text:p text:style-name="P113"><text:span text:style-name="T52">- Wiem, dzięki! Twoja też niczego sobie – odpowiedział żartobliwie.</text:span></text:p>
      <text:p text:style-name="P113"><text:soft-page-break/><text:span text:style-name="T52">- Trzymaj się. </text:span><text:span text:style-name="T195">I</text:span><text:span text:style-name="T171"> </text:span><text:span text:style-name="T52">do jutra! - rzuciła </text:span><text:span text:style-name="T176">w trakcie, gdy bagażnik jej auta połykał dach</text:span><text:span text:style-name="T52">.</text:span></text:p>
      <text:p text:style-name="P113"><text:span text:style-name="T52"><text:tab/>Ron wykonał dwa kroki </text:span><text:span text:style-name="T169">w jej kierunku i zagadnął:</text:span></text:p>
      <text:p text:style-name="P114"><text:span text:style-name="T52">- Dasz się wyciągnąć na herbatę w ramach podzięki za dobrze wykonaną dziś pracę?</text:span></text:p>
      <text:p text:style-name="P114"><text:span text:style-name="T52">- Pewnie –</text:span><text:span text:style-name="T175"> powiedziała bez namysłu.</text:span></text:p>
      <text:p text:style-name="P114"><text:span text:style-name="T52">- Pasuje </text:span><text:span text:style-name="T172">c</text:span><text:span text:style-name="T52">i dziś? - spytał z nadzieją w głosie.</text:span></text:p>
      <text:p text:style-name="P114"><text:span text:style-name="T52">- Czemu nie?! O której i gdzie?</text:span></text:p>
      <text:p text:style-name="P114"><text:span text:style-name="T52">- Teraz?</text:span></text:p>
      <text:p text:style-name="P114"><text:span text:style-name="T52">- Ale gdzie? - roześmiała się.</text:span></text:p>
      <text:p text:style-name="P114"><text:span text:style-name="T52">- Znam miłe miejsce, jedź za mną – kiwnęła na tak, wrócił do motocykla i po chwili zawył silnikiem, </text:span><text:span text:style-name="T188">dynamicznie ruszają</text:span><text:span text:style-name="T223">c z parkingu</text:span><text:span text:style-name="T188">.</text:span></text:p>
      <text:p text:style-name="P115"><text:span text:style-name="T187"><text:tab/></text:span><text:span text:style-name="T188">Z</text:span><text:span text:style-name="T187">atrzymał się </text:span><text:span text:style-name="T188">przy stróżówce</text:span><text:span text:style-name="T187">, uniósł przyłbicę, która pod wpływem silnego nasłonecznienia mocno pociemniała. Żołnierz marine</text:span><text:span text:style-name="T206">s</text:span><text:span text:style-name="T187"> </text:span><text:span text:style-name="T188">wyciągnął dłoń</text:span><text:span text:style-name="T187"> w geście pożegnania, gdy po porównaniu odczyt</text:span><text:span text:style-name="T188">ów</text:span><text:span text:style-name="T187"> z kamery i chipu, szlaban się uniósł. </text:span></text:p>
      <text:p text:style-name="P115"><text:span text:style-name="T187"><text:tab/></text:span><text:span text:style-name="T188">Na skwerze za bramą wjazdową demonstrowało kilku aktywistów, którzy wyraźnie się ożywili na widok <text:s/>opuszczających centrum pojazdów </text:span><text:span text:style-name="T230">i wylegli ze swych namiotów</text:span><text:span text:style-name="T188">. Było ich znacznie mniej niż przed kilkoma miesiącami i wyglądało, że tych prawdziwie gorliwych przeciwników przekształcania ekosystemu Marsa jest garstka. </text:span><text:span text:style-name="T189">Wykrzykiwali swe hasła z transparentów, jak „Ręce precz od Marsa” </text:span><text:span text:style-name="T225">i</text:span><text:span text:style-name="T189"> „</text:span><text:span text:style-name="T225">Mars dla Marsjan”</text:span><text:span text:style-name="T189">. Szczególnie intrygujący był facet w tradycyjnym stroju indiańskim, trzymający tablicę z napisem „Najpierw nam odebraliście Amerykę, teraz Czerwoną Planetę”. Ron nie był </text:span><text:span text:style-name="T190">już</text:span><text:span text:style-name="T189"> pewien, czy to nie jakiś happening. Wszystkiemu temu przyglądali się policjanci z dwóch zaparkowanych wzdłuż jezdni radiowozów. </text:span><text:span text:style-name="T190">Za którymi w oddali stało kilka wozów transmisyjnych, ogólnokrajowych stacji. <text:tab/></text:span></text:p>
      <text:p text:style-name="P115"><text:span text:style-name="T190"><text:tab/>Przy wyjeździe z przecznicy na główną arterię, </text:span><text:span text:style-name="T197">powstrzymało</text:span><text:span text:style-name="T190"> go czerwone światło. Wykorzystała to telewizyjna <text:s/></text:span><text:span text:style-name="T196">reporterka</text:span><text:span text:style-name="T190">, wychyliwszy się z chodnika:</text:span></text:p>
      <text:p text:style-name="P116"><text:span text:style-name="T52">- Czy potwierdzi pan </text:span><text:span text:style-name="T199">doniesienia, według których,</text:span><text:span text:style-name="T52"> Tom Clark i Frank Drebin zginęli w katastrofie, mającej miejsce w trakcie </text:span><text:span text:style-name="T191">wtorkowej </text:span><text:span text:style-name="T52">próby lądowania </text:span><text:span text:style-name="T196">w pobliżu Olympus Mons</text:span><text:span text:style-name="T52">? </text:span><text:span text:style-name="T196">- kamerzysta sprawiał wrażenie, jakby przekazywał </text:span><text:span text:style-name="T203">transmisję</text:span><text:span text:style-name="T196"> na żywo, Ron</text:span><text:span text:style-name="T199">ald</text:span><text:span text:style-name="T196"> mimo to zignorował dziennikarkę, która spojrzała jeszcze w kierunku kobiety prowadzącej bmw, lecz nie rozpoznając jej, obróciła się przodem do kamery i kontynuowała relację samodzielnie.</text:span></text:p>
      <text:p text:style-name="P116"><text:span text:style-name="T196"><text:tab/></text:span><text:span text:style-name="T197">Po około dziesięciu minutach spokojnej jazdy, zatrzymali </text:span><text:span text:style-name="T198">się</text:span><text:span text:style-name="T197"> </text:span><text:span text:style-name="T198">przed wielk</text:span><text:span text:style-name="T199">ą willą</text:span><text:span text:style-name="T198">, stojąc</text:span><text:span text:style-name="T203">ą</text:span><text:span text:style-name="T198"> na wąskim półwyspie, </text:span><text:span text:style-name="T234">gdzieś</text:span><text:span text:style-name="T198"> w pobliżu Lake </text:span><text:span text:style-name="T228">Nassau</text:span><text:span text:style-name="T198">. Była to bogata dzielnica, otoczona zewsząd dzikimi terenami. </text:span><text:span text:style-name="T199">Agnes obserwowała, jak </text:span><text:span text:style-name="T198">R</text:span><text:span text:style-name="T199">on zeskoczył z motocykla i wbiegł pospiesznie do domu. Minutę później był z powrotem przy niej, </text:span><text:span text:style-name="T200">już bez kasku, ale</text:span><text:span text:style-name="T199"> z dwoma </text:span><text:span text:style-name="T201">pojemnikami</text:span><text:span text:style-name="T199">, które usiłował wrzucić do plecaka bez zdejmowania go.</text:span></text:p>
      <text:p text:style-name="P117"><text:span text:style-name="T52">- Mieszkasz tu? - spytała, wysiadłszy z auta.</text:span></text:p>
      <text:p text:style-name="P117"><text:span text:style-name="T52">- </text:span><text:span text:style-name="T203">Dorabiam</text:span><text:span text:style-name="T200"> jako</text:span><text:span text:style-name="T52"> stróż, na drugą zmian</text:span><text:span text:style-name="T200">ę – odpowiedział z uśmiechem.</text:span></text:p>
      <text:p text:style-name="P128"><text:span text:style-name="T200">- </text:span><text:span text:style-name="T52">Że też się nie domyśliłam – zaironizowała.</text:span></text:p>
      <text:p text:style-name="P128"><text:span text:style-name="T52"><text:tab/></text:span><text:span text:style-name="T215">Przez cały czas</text:span><text:span text:style-name="T200"> próbował ulokować puszki w plecaku. Wyciągnęła po nie ręce, otworzyła jedną i podała mu.</text:span></text:p>
      <text:p text:style-name="P118"><text:span text:style-name="T52">- Proszę – otworzyła drugą i zaczęła sączyć. - Co to ma być, ciepła herbata? </text:span><text:span text:style-name="T201">Jest upał!</text:span></text:p>
      <text:p text:style-name="P119"><text:span text:style-name="T52">- Zaskoczę cię. Uchwycił jej dłonie wraz z puszką i pociągnął maleńką zawleczkę u podstawy pojemnika – dało się słyszeć </text:span><text:span text:style-name="T207">d</text:span><text:span text:style-name="T227">ź</text:span><text:span text:style-name="T207">więk</text:span><text:span text:style-name="T52"> zasysanego powietrza.</text:span></text:p>
      <text:p text:style-name="P119"><text:span text:style-name="T52">- Auć... - podskoczyła omal nie upuszczając naczynia, któr</text:span><text:span text:style-name="T226">e</text:span><text:span text:style-name="T52"> w jednej chwili stał</text:span><text:span text:style-name="T203">o</text:span><text:span text:style-name="T52"> się niewymownie gorące – parzy!</text:span></text:p>
      <text:p text:style-name="P119"><text:span text:style-name="T52">- </text:span><text:span text:style-name="T232">Ach...</text:span><text:span text:style-name="T52"> – spojrzał bliżej – pomyliłem zawleczki. </text:span><text:span text:style-name="T204">W swojej</text:span><text:span text:style-name="T202"> zerwał właściwą i puszka momentalnie zaszła szronem. Podał jej </text:span><text:span text:style-name="T204">zimną</text:span><text:span text:style-name="T202"> i zabrał od niej wrzątek.</text:span></text:p>
      <text:p text:style-name="P120"><text:span text:style-name="T52">- Przyznaję, zaskoczyłeś mnie podwójnie –</text:span><text:span text:style-name="T203"> miała ubaw.</text:span></text:p>
      <text:p text:style-name="P120"><text:span text:style-name="T52">- Mam wrażenie, że trochę się przy tobie gubię – </text:span><text:span text:style-name="T232">wyznał</text:span><text:span text:style-name="T52"> całkiem szczerze, co </text:span><text:span text:style-name="T205">czuje</text:span><text:span text:style-name="T52">. -</text:span></text:p>
      <text:p text:style-name="P120"><text:span text:style-name="T52">- Przejdźmy się – dotknął delikatnie jej </text:span><text:span text:style-name="T236">boku</text:span><text:span text:style-name="T52"> </text:span><text:span text:style-name="T208">i poprowadził w kierunku Peninsula Wildlife Park.</text:span></text:p>
      <text:p text:style-name="P120"><text:span text:style-name="T208"/></text:p>
      <text:p text:style-name="P122"><text:span text:style-name="T208">*</text:span></text:p>
      <text:p text:style-name="P122"/>
      <text:p text:style-name="P121"><text:soft-page-break/><text:span text:style-name="T208"><text:tab/></text:span><text:span text:style-name="T237">Strumień</text:span><text:span text:style-name="T236"> </text:span><text:span text:style-name="T237">rozbijał się z pluskiem o skałę, powodując </text:span><text:span text:style-name="T246">gęstą</text:span><text:span text:style-name="T237"> mgiełkę, następnie szerok</text:span><text:span text:style-name="T243">ą</text:span><text:span text:style-name="T237"> stru</text:span><text:span text:style-name="T243">gą</text:span><text:span text:style-name="T236"> </text:span><text:span text:style-name="T237">uderzał go w</text:span><text:span text:style-name="T236"> kark </text:span><text:span text:style-name="T253">i ramiona</text:span><text:span text:style-name="T236">, </text:span><text:span text:style-name="T237">rozlewając się przyjemnym ciepłem po reszcie ciała</text:span><text:span text:style-name="T236">. </text:span><text:span text:style-name="T238">Stał zanurzony po kolana w kotłującej się wodzie. </text:span><text:span text:style-name="T243">C</text:span><text:span text:style-name="T238">zuć było świeże, wilgotne tropikalne powietrze. Z otaczających go drzew, </text:span><text:span text:style-name="T261">miejscami rażących jaskrawą zielenią,</text:span><text:span text:style-name="T238"> dobiegały barwne głosy ptaków, których nawet wodospad nie był w stanie zagłuszyć. Wtem, dało się </text:span><text:span text:style-name="T239">s</text:span><text:span text:style-name="T238">ł</text:span><text:span text:style-name="T239">yszeć jakiś obcy, n</text:span><text:span text:style-name="T238">ieharmonijny dźwięk. </text:span><text:span text:style-name="T261">Zaniepokojone ptaki</text:span><text:span text:style-name="T239"> wpierw ucichły, lecz nagle, gdy hałas się nasilił, zerwały się z trzepotem skrzydeł w powietrze. Teraz wszystko ucichło, poza monotonnie powtarzającym się sygnałem. Kurt spojrzał </text:span><text:span text:style-name="T241">przed siebie</text:span><text:span text:style-name="T240">, gdzie pojawił się </text:span><text:span text:style-name="T243">migoczący</text:span><text:span text:style-name="T242"> </text:span><text:span text:style-name="T240">prostoką</text:span><text:span text:style-name="T248">t</text:span><text:span text:style-name="T240"> z napisem „</text:span><text:span text:style-name="T246">Dzwoni</text:span><text:span text:style-name="T240"> Steve”. Chodziło o </text:span><text:span text:style-name="T264">podeszłego wiekiem </text:span><text:span text:style-name="T240">neurologa, S</text:span><text:span text:style-name="T241">tephen’a Alscher’a, jego starego przyjaciela, </text:span><text:span text:style-name="T244">a jeszcze dłużej współpracownika.</text:span><text:span text:style-name="T241"> </text:span></text:p>
      <text:p text:style-name="P130"><text:span text:style-name="T241">- </text:span><text:span text:style-name="T52">Mów szybko, jestem zajęty czymś ważnym – </text:span><text:span text:style-name="T248">próbowa</text:span><text:span text:style-name="T244">ł się wykręcić.</text:span></text:p>
      <text:p text:style-name="P131"><text:span text:style-name="T52">- Słuchaj, mam tu najnowsze wyniki Clark’a – odpowiedział poważnym głosem </text:span><text:span text:style-name="T248">lekarz</text:span><text:span text:style-name="T52">.</text:span></text:p>
      <text:p text:style-name="P131"><text:span text:style-name="T52"><text:tab/>W tym momencie Kurt wiedział, że z dalsze</text:span><text:span text:style-name="T245">go relaksu</text:span><text:span text:style-name="T52"> nici, </text:span><text:span text:style-name="T245">dotknął szkła, wizualizacja wygasła, </text:span><text:span text:style-name="T248">półokrągłe ścianki rozsunęły się</text:span><text:span text:style-name="T245"> i wychodził </text:span><text:span text:style-name="T246">z </text:span><text:span text:style-name="T245">już niczym niewyróżniającej </text:span><text:span text:style-name="T264">się</text:span><text:span text:style-name="T245">, </text:span><text:span text:style-name="T264">lecz potwornie drogiej</text:span><text:span text:style-name="T245"> kabiny prysznicowe</text:span><text:span text:style-name="T246">j</text:span><text:span text:style-name="T245">.</text:span></text:p>
      <text:p text:style-name="P132"><text:span text:style-name="T240">- </text:span><text:span text:style-name="T52">Ok – sięgnął po </text:span><text:span text:style-name="T260">frotowy </text:span><text:span text:style-name="T52">ręcznik, </text:span><text:span text:style-name="T260">po czym</text:span><text:span text:style-name="T52"> </text:span><text:span text:style-name="T248">wytarł</text:span><text:span text:style-name="T52"> łysinę </text:span><text:span text:style-name="T260">i twarz</text:span><text:span text:style-name="T52">. - Domyślam się, że nie jest dobrze – </text:span><text:span text:style-name="T260">odłożył ręcznik i sięgnął po gustowny granatowy szlafrok z czesanej bawełny.</text:span></text:p>
      <text:p text:style-name="P133"><text:span text:style-name="T52">- Nie mamy już wątpliwości, że w mózgu zaszły nieodwracalne zmiany.</text:span></text:p>
      <text:p text:style-name="P135"><text:span text:style-name="T52">- </text:span><text:span text:style-name="T247">Jak poważne są szkody</text:span><text:span text:style-name="T52">? </text:span><text:span text:style-name="T248">- oparł się o parapet </text:span><text:span text:style-name="T262">z włoskiego marmuru</text:span><text:span text:style-name="T248">, a widok jak</text:span><text:span text:style-name="T249">i</text:span><text:span text:style-name="T248"> się roztaczał z okna łazienki, wcale nie ustępował temu spod prysznica. Z tym, że zachód słońca nad Zatoką Meksykańsk</text:span><text:span text:style-name="T254">ą</text:span><text:span text:style-name="T248"> dział się wła</text:span><text:span text:style-name="T249">śnie w tym momencie, </text:span><text:span text:style-name="T248">na jego oczach.</text:span></text:p>
      <text:p text:style-name="P136"><text:span text:style-name="T248">- </text:span><text:span text:style-name="T52">Utrzymywaliśmy go w śpiączce, by powstrzymać </text:span><text:span text:style-name="T263">wzrost </text:span><text:span text:style-name="T52">nad-</text:span><text:span text:style-name="T263">aktywności</text:span><text:span text:style-name="T52"> astrocytów i mikrogleju. Jednak, osiągnęliśmy zaledwie minimalny efekt spowolnienia. A jak już ci </text:span><text:span text:style-name="T250">tłumaczyłem</text:span><text:span text:style-name="T52">, są one odpowiedzialne z</text:span><text:span text:style-name="T250">a niszczenie synaps i komórek.</text:span></text:p>
      <text:p text:style-name="P137"><text:span text:style-name="T52">- Tak, tak – potwierdził Kurt Rumens.</text:span></text:p>
      <text:p text:style-name="P137"><text:span text:style-name="T52">- Zdaje się, że jego mózg nie jest już zdolny do regeneracji – ciągnął doktor Alscher. - Oceniamy, że na tę chwilę trwałe uszkodzenie komórek osiągnęło poziom około 30% i w dużym tempie </text:span><text:span text:style-name="T253">postępuje</text:span><text:span text:style-name="T52">. </text:span><text:span text:style-name="T254">Zdajesz sobie sprawę,</text:span><text:span text:style-name="T52"> co to </text:span><text:span text:style-name="T254">oznacza</text:span><text:span text:style-name="T52"> – podkreślił ostatnie zdanie.</text:span></text:p>
      <text:p text:style-name="P137"><text:span text:style-name="T52">- Nie ma innego wyjścia? - pytał </text:span><text:span text:style-name="T252">zmartwiony</text:span><text:span text:style-name="T251"> Kurt. I usłyszał</text:span><text:span text:style-name="T252">:</text:span></text:p>
      <text:p text:style-name="P138"><text:span text:style-name="T52">- Wiesz, że nie.</text:span></text:p>
      <text:p text:style-name="P138"><text:span text:style-name="T52">- Martwię się o chłopców, jak to przyjmą – </text:span><text:span text:style-name="T254">wyszeptał, </text:span><text:span text:style-name="T259">jakby</text:span><text:span text:style-name="T254"> do siebie, </text:span><text:span text:style-name="T263">skąpany w czerwieni</text:span><text:span text:style-name="T259"> słońca.</text:span></text:p>
      <text:p text:style-name="P138"><text:span text:style-name="T52"/></text:p>
      <text:p text:style-name="P139"><text:span text:style-name="T52">*</text:span></text:p>
      <text:p text:style-name="P139"><text:span text:style-name="T52"/></text:p>
      <text:p text:style-name="P140"><text:span text:style-name="T52"><text:tab/>…</text:span></text:p>
      <text:p text:style-name="P138"><text:span text:style-name="T52"/></text:p>
      <text:p text:style-name="P135"><text:span text:style-name="T248"/></text:p>
      <text:p text:style-name="P134"><text:span text:style-name="T52"/></text:p>
      <text:p text:style-name="P134"><text:span text:style-name="T52"/></text:p>
      <text:p text:style-name="P134"><text:span text:style-name="T52"/></text:p>
      <text:p text:style-name="P134"><text:span text:style-name="T52"/></text:p>
      <text:p text:style-name="P134"><text:span text:style-name="T52"/></text:p>
      <text:p text:style-name="P141"><text:span text:style-name="T52">Platy skroniowe, potyliczny. Ramie drukarki 3d naniesie spoine na rozcieta skore. Plaskie implany lepek pineski . Wiertlo ultradzwiekowe. Implant z wpoknami ciensszymi niż wlos centymetrowym usztywnieniu. Miotelka włókien na końcu.</text:span></text:p>
      <text:p text:style-name="P134"><text:span text:style-name="T52"/></text:p>
      <text:p text:style-name="P134"><text:span text:style-name="T52"/></text:p>
      <text:p text:style-name="P134"><text:span text:style-name="T52"/></text:p>
      <text:p text:style-name="P134"><text:span text:style-name="T52"/></text:p>
      <text:p text:style-name="P134"><text:span text:style-name="T52"/></text:p>
      <text:p text:style-name="P148"><text:span text:style-name="T50"/></text:p>
      <text:p text:style-name="P79"/>
      <text:p text:style-name="P127"><text:soft-page-break/>3 z pięciu dronów uległy uszkodzeniu. Dwa dokopały sie na odpowiednia glebokosc. Jedna destynacja wymaga kontynuowania kopania.</text:p>
      <text:p text:style-name="P79"/>
      <text:p text:style-name="P74"><text:span text:style-name="T76">I</text:span><text:span text:style-name="T52">mplant dla Franka utrata przez niego swiadomosci, bardzo kontrowersyjna decyzja dowodztwa.</text:span></text:p>
      <text:p text:style-name="P79"/>
      <text:p text:style-name="P125">Uruchomić potezne urzadzenia wytwarzajace pole magnetyczne.</text:p>
      <text:p text:style-name="P126">Zamarzniety dwutlenego wegla z biegunow <text:span text:style-name="T357">będzie sublimowac</text:span>, para wodna, pył i dwutlenek wegla z wulkanu. <text:span text:style-name="T358">Mars ma zimne jadro, ale można zalozyc, ze przy najwiekszym wulkaine, który jest wlasciwie trzema poteznymi, które się polaczyly istnieje polaczenie z jadrem do którego można się dostac. Moze wczesniej już kopaly drony? Kaldera <text:s/>85x60km, glebokosc 3km. odnotowano ekshalacje na zdjeciach satelitarnych.</text:span></text:p>
      <text:p text:style-name="P126"/>
      <text:p text:style-name="P129">Chinsko- rosyjski dron szpiegowski?</text:p>
      <text:p text:style-name="P75"><text:span text:style-name="T52"/></text:p>
      <text:p text:style-name="P73"><text:span text:style-name="T52"/></text:p>
      <text:p text:style-name="P80"><text:span text:style-name="T52">Dzień marsjański to sol, trwa okolo 24</text:span><text:span text:style-name="T100">h i 40min</text:span></text:p>
      <text:p text:style-name="P81"><text:span text:style-name="T100">5</text:span><text:span text:style-name="T52">ty sierpnia 2012 Roku kiedy łazik Curiosity wyladowal zaczal się pierwszy Sol.</text:span></text:p>
      <text:p text:style-name="P142"><text:span text:style-name="T47">(</text:span><text:span text:style-name="Emphasis"><text:span text:style-name="T48">rok marsjański</text:span></text:span><text:span text:style-name="T47">) jest równy 687 dni ziemskich, co odpowiada 1,8809 roku ziemskiego (1 rok, 320 dni i 18,2 </text:span><text:span text:style-name="T351"> </text:span></text:p>
      <text:p text:style-name="P143"><text:span text:style-name="T351">Przy odpinaniu lądownika rygiel nie otworzy się, uzycie robota kierowanego jak z egzoszkieletu,.</text:span></text:p>
      <text:p text:style-name="P143"><text:span text:style-name="T351"/></text:p>
      <text:p text:style-name="P144"><text:span text:style-name="T351">Nadwaga na ziemi, niedowaga na Marsie.</text:span></text:p>
      <text:p text:style-name="P144"><text:span text:style-name="T351"/></text:p>
      <text:p text:style-name="P145"><text:span text:style-name="T351">Atmosfera Ziemi siega ok, 120km, Marsa 300km. Grawitacja Ziemi siega na okolo 21 milionow km. Urzadzenia pomiarowe wychwycily pole grawitacyjne Fobosa w czasie przelaczania się ukladow.</text:span></text:p>
      <text:p text:style-name="P146"><text:span text:style-name="T351">Z Olympus Mons widac Fobosa. Wielkosc 1/3 ksiezyca ziemskiego przy rowniku. Im dalej od rownika, tym mniejszy. Przy Mons będzie wyrazny.</text:span></text:p>
      <text:p text:style-name="P147"><text:span text:style-name="T351">Możę Tom bral cos na zwiekszenie koncentracji, gdy nie mogl spac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sans-serif"/>
    <style:font-face style:name="Times New Roman" svg:font-family="'Times New Roman'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4:51:35.114000000</meta:creation-date>
    <dc:date>2018-02-25T02:15:02.313000000</dc:date>
    <meta:editing-duration>P4DT8H42M41S</meta:editing-duration>
    <meta:editing-cycles>230</meta:editing-cycles>
    <meta:generator>LibreOffice/5.3.3.2$Windows_x86 LibreOffice_project/3d9a8b4b4e538a85e0782bd6c2d430bafe583448</meta:generator>
    <meta:print-date>2018-02-22T20:53:19.842000000</meta:print-date>
    <meta:document-statistic meta:table-count="0" meta:image-count="0" meta:object-count="0" meta:page-count="13" meta:paragraph-count="237" meta:word-count="6717" meta:character-count="45575" meta:non-whitespace-character-count="38875"/>
  </office:meta>
</office:document-meta>
</file>